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84.85pt"/>
    </style:style>
    <style:style style:name="co2" style:family="table-column">
      <style:table-column-properties fo:break-before="auto" style:column-width="144.34pt"/>
    </style:style>
    <style:style style:name="co3" style:family="table-column">
      <style:table-column-properties fo:break-before="auto" style:column-width="162.1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3" table:style-name="ta1">
        <table:table-column table:style-name="co1" table:default-cell-style-name="ce1"/>
        <table:table-column table:style-name="co2" table:default-cell-style-name="ce2"/>
        <table:table-column table:style-name="co1" table:default-cell-style-name="Default"/>
        <table:table-column table:style-name="co3" table:default-cell-style-name="Default"/>
        <table:table-column table:style-name="co1" table:number-columns-repeated="1020" table:default-cell-style-name="Default"/>
        <table:table-row table:style-name="ro1">
          <table:table-cell office:value-type="string" calcext:value-type="string">
            <text:p>MasterLOC</text:p>
          </table:table-cell>
          <table:table-cell table:style-name="Default"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bilene-Sweetwater (DMA)</text:p>
          </table:table-cell>
          <table:table-cell table:style-name="Default" office:value-type="float" office:value="32.604284" calcext:value-type="float">
            <text:p>32.604284</text:p>
          </table:table-cell>
          <table:table-cell office:value-type="float" office:value="-100.139174" calcext:value-type="float">
            <text:p>-100.13917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buquerque-Santa Fe (DMA)</text:p>
          </table:table-cell>
          <table:table-cell table:style-name="Default" office:value-type="float" office:value="35.075694" calcext:value-type="float">
            <text:p>35.075694</text:p>
          </table:table-cell>
          <table:table-cell office:value-type="float" office:value="-106.65618" calcext:value-type="float">
            <text:p>-106.6561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ecibo (Region) (DMA)</text:p>
          </table:table-cell>
          <table:table-cell table:style-name="Default" office:value-type="float" office:value="18.459605" calcext:value-type="float">
            <text:p>18.459605</text:p>
          </table:table-cell>
          <table:table-cell office:value-type="float" office:value="-66.744172" calcext:value-type="float">
            <text:p>-66.74417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thens-Clarke County GA (CBSA)</text:p>
          </table:table-cell>
          <table:table-cell table:style-name="Default" office:value-type="float" office:value="33.951935" calcext:value-type="float">
            <text:p>33.951935</text:p>
          </table:table-cell>
          <table:table-cell office:value-type="float" office:value="-83.357567" calcext:value-type="float">
            <text:p>-83.35756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ugusta (DMA)</text:p>
          </table:table-cell>
          <table:table-cell table:style-name="Default" office:value-type="float" office:value="33.473498" calcext:value-type="float">
            <text:p>33.473498</text:p>
          </table:table-cell>
          <table:table-cell office:value-type="float" office:value="-82.010515" calcext:value-type="float">
            <text:p>-82.0105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ustin (DMA)</text:p>
          </table:table-cell>
          <table:table-cell table:style-name="Default" office:value-type="float" office:value="30.267153" calcext:value-type="float">
            <text:p>30.267153</text:p>
          </table:table-cell>
          <table:table-cell office:value-type="float" office:value="-97.743061" calcext:value-type="float">
            <text:p>-97.74306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uefield-Beckley-Oak Hill (DMA)</text:p>
          </table:table-cell>
          <table:table-cell table:style-name="Default" office:value-type="float" office:value="37.736791" calcext:value-type="float">
            <text:p>37.736791</text:p>
          </table:table-cell>
          <table:table-cell office:value-type="float" office:value="-81.133031" calcext:value-type="float">
            <text:p>-81.13303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tte-Bozeman (DMA)</text:p>
          </table:table-cell>
          <table:table-cell table:style-name="Default" office:value-type="float" office:value="45.667692" calcext:value-type="float">
            <text:p>45.667692</text:p>
          </table:table-cell>
          <table:table-cell office:value-type="float" office:value="-111.248301" calcext:value-type="float">
            <text:p>-111.2483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arleston-Huntington (DMA)</text:p>
          </table:table-cell>
          <table:table-cell table:style-name="Default" office:value-type="float" office:value="38.412378" calcext:value-type="float">
            <text:p>38.412378</text:p>
          </table:table-cell>
          <table:table-cell office:value-type="float" office:value="-82.427026" calcext:value-type="float">
            <text:p>-82.42702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incinnati (DMA)</text:p>
          </table:table-cell>
          <table:table-cell table:style-name="Default" office:value-type="float" office:value="39.103118" calcext:value-type="float">
            <text:p>39.103118</text:p>
          </table:table-cell>
          <table:table-cell office:value-type="float" office:value="-84.51202" calcext:value-type="float">
            <text:p>-84.512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arksburg-Weston (DMA)</text:p>
          </table:table-cell>
          <table:table-cell table:style-name="Default" office:value-type="float" office:value="42.706945" calcext:value-type="float">
            <text:p>42.706945</text:p>
          </table:table-cell>
          <table:table-cell office:value-type="float" office:value="-73.204908" calcext:value-type="float">
            <text:p>-73.20490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eveland</text:p>
          </table:table-cell>
          <table:table-cell table:style-name="Default" office:value-type="float" office:value="41.49932" calcext:value-type="float">
            <text:p>41.49932</text:p>
          </table:table-cell>
          <table:table-cell office:value-type="float" office:value="-81.694361" calcext:value-type="float">
            <text:p>-81.69436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lumbus-Tupelo-West Point (DMA)</text:p>
          </table:table-cell>
          <table:table-cell table:style-name="Default" office:value-type="float" office:value="39.961176" calcext:value-type="float">
            <text:p>39.961176</text:p>
          </table:table-cell>
          <table:table-cell office:value-type="float" office:value="-82.998794" calcext:value-type="float">
            <text:p>-82.99879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yton (DMA)</text:p>
          </table:table-cell>
          <table:table-cell table:style-name="Default" office:value-type="float" office:value="39.758948" calcext:value-type="float">
            <text:p>39.758948</text:p>
          </table:table-cell>
          <table:table-cell office:value-type="float" office:value="-84.191607" calcext:value-type="float">
            <text:p>-84.19160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 Ridder LA (CBSA)</text:p>
          </table:table-cell>
          <table:table-cell table:style-name="Default" office:value-type="float" office:value="30.846306" calcext:value-type="float">
            <text:p>30.846306</text:p>
          </table:table-cell>
          <table:table-cell office:value-type="float" office:value="-93.289053" calcext:value-type="float">
            <text:p>-93.28905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rie (DMA)</text:p>
          </table:table-cell>
          <table:table-cell table:style-name="Default" office:value-type="float" office:value="42.129224" calcext:value-type="float">
            <text:p>42.129224</text:p>
          </table:table-cell>
          <table:table-cell office:value-type="float" office:value="-80.085059" calcext:value-type="float">
            <text:p>-80.08505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argo-Valley City (DMA)</text:p>
          </table:table-cell>
          <table:table-cell table:style-name="Default" office:value-type="float" office:value="40.717624" calcext:value-type="float">
            <text:p>40.717624</text:p>
          </table:table-cell>
          <table:table-cell office:value-type="float" office:value="-111.930055" calcext:value-type="float">
            <text:p>-111.9300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lint-Saginaw-Bay City (DMA)</text:p>
          </table:table-cell>
          <table:table-cell table:style-name="Default" office:value-type="float" office:value="43.594468" calcext:value-type="float">
            <text:p>43.594468</text:p>
          </table:table-cell>
          <table:table-cell office:value-type="float" office:value="-83.888865" calcext:value-type="float">
            <text:p>-83.88886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and Rapids-Kalmazoo-Battle Creek (DMA)</text:p>
          </table:table-cell>
          <table:table-cell table:style-name="Default" office:value-type="float" office:value="42.321152" calcext:value-type="float">
            <text:p>42.321152</text:p>
          </table:table-cell>
          <table:table-cell office:value-type="float" office:value="-85.179714" calcext:value-type="float">
            <text:p>-85.1797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eensboro-High Point-Winston-Salem (DMA)</text:p>
          </table:table-cell>
          <table:table-cell table:style-name="Default" office:value-type="float" office:value="36.09986" calcext:value-type="float">
            <text:p>36.09986</text:p>
          </table:table-cell>
          <table:table-cell office:value-type="float" office:value="-80.244216" calcext:value-type="float">
            <text:p>-80.2442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elena (DMA)</text:p>
          </table:table-cell>
          <table:table-cell table:style-name="Default" office:value-type="float" office:value="46.588371" calcext:value-type="float">
            <text:p>46.588371</text:p>
          </table:table-cell>
          <table:table-cell office:value-type="float" office:value="-112.024505" calcext:value-type="float">
            <text:p>-112.02450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ouston</text:p>
          </table:table-cell>
          <table:table-cell table:style-name="Default" office:value-type="float" office:value="29.760427" calcext:value-type="float">
            <text:p>29.760427</text:p>
          </table:table-cell>
          <table:table-cell office:value-type="float" office:value="-95.369803" calcext:value-type="float">
            <text:p>-95.3698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noxville (DMA)</text:p>
          </table:table-cell>
          <table:table-cell table:style-name="Default" office:value-type="float" office:value="35.960638" calcext:value-type="float">
            <text:p>35.960638</text:p>
          </table:table-cell>
          <table:table-cell office:value-type="float" office:value="-83.920739" calcext:value-type="float">
            <text:p>-83.92073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Grange GA (CBSA)</text:p>
          </table:table-cell>
          <table:table-cell table:style-name="Default" office:value-type="float" office:value="33.036222" calcext:value-type="float">
            <text:p>33.036222</text:p>
          </table:table-cell>
          <table:table-cell office:value-type="float" office:value="-85.032244" calcext:value-type="float">
            <text:p>-85.03224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s Vegas (DMA)</text:p>
          </table:table-cell>
          <table:table-cell table:style-name="Default" office:value-type="float" office:value="36.169941" calcext:value-type="float">
            <text:p>36.169941</text:p>
          </table:table-cell>
          <table:table-cell office:value-type="float" office:value="-115.13983" calcext:value-type="float">
            <text:p>-115.1398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ttle Rock-Pine Bluff (DMA)</text:p>
          </table:table-cell>
          <table:table-cell table:style-name="Default" office:value-type="float" office:value="34.228431" calcext:value-type="float">
            <text:p>34.228431</text:p>
          </table:table-cell>
          <table:table-cell office:value-type="float" office:value="-92.003195" calcext:value-type="float">
            <text:p>-92.00319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ubbock (DMA)</text:p>
          </table:table-cell>
          <table:table-cell table:style-name="Default" office:value-type="float" office:value="33.577863" calcext:value-type="float">
            <text:p>33.577863</text:p>
          </table:table-cell>
          <table:table-cell office:value-type="float" office:value="-101.855166" calcext:value-type="float">
            <text:p>-101.85516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mphis (DMA)</text:p>
          </table:table-cell>
          <table:table-cell table:style-name="Default" office:value-type="float" office:value="35.149534" calcext:value-type="float">
            <text:p>35.149534</text:p>
          </table:table-cell>
          <table:table-cell office:value-type="float" office:value="-90.04898" calcext:value-type="float">
            <text:p>-90.0489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ami-Ft Lauderdale</text:p>
          </table:table-cell>
          <table:table-cell table:style-name="Default" office:value-type="float" office:value="26.099388" calcext:value-type="float">
            <text:p>26.099388</text:p>
          </table:table-cell>
          <table:table-cell office:value-type="float" office:value="-80.13433" calcext:value-type="float">
            <text:p>-80.1343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neapolis-Saint Paul (DMA)</text:p>
          </table:table-cell>
          <table:table-cell table:style-name="Default" office:value-type="float" office:value="44.971669" calcext:value-type="float">
            <text:p>44.971669</text:p>
          </table:table-cell>
          <table:table-cell office:value-type="float" office:value="-93.280613" calcext:value-type="float">
            <text:p>-93.2806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ntgomery-Selma (DMA)</text:p>
          </table:table-cell>
          <table:table-cell table:style-name="Default" office:value-type="float" office:value="32.412274" calcext:value-type="float">
            <text:p>32.412274</text:p>
          </table:table-cell>
          <table:table-cell office:value-type="float" office:value="-87.032865" calcext:value-type="float">
            <text:p>-87.03286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shville (DMA)</text:p>
          </table:table-cell>
          <table:table-cell table:style-name="Default" office:value-type="float" office:value="36.162664" calcext:value-type="float">
            <text:p>36.162664</text:p>
          </table:table-cell>
          <table:table-cell office:value-type="float" office:value="-86.781602" calcext:value-type="float">
            <text:p>-86.7816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w Orleans (DMA)</text:p>
          </table:table-cell>
          <table:table-cell table:style-name="Default" office:value-type="float" office:value="29.951066" calcext:value-type="float">
            <text:p>29.951066</text:p>
          </table:table-cell>
          <table:table-cell office:value-type="float" office:value="-90.071532" calcext:value-type="float">
            <text:p>-90.07153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w York (DMA)</text:p>
          </table:table-cell>
          <table:table-cell table:style-name="Default" office:value-type="float" office:value="40.712784" calcext:value-type="float">
            <text:p>40.712784</text:p>
          </table:table-cell>
          <table:table-cell office:value-type="float" office:value="-74.005941" calcext:value-type="float">
            <text:p>-74.00594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rfolk-Portsmouth-Newport News (DMA)</text:p>
          </table:table-cell>
          <table:table-cell table:style-name="Default" office:value-type="float" office:value="36.884735" calcext:value-type="float">
            <text:p>36.884735</text:p>
          </table:table-cell>
          <table:table-cell office:value-type="float" office:value="-76.299024" calcext:value-type="float">
            <text:p>-76.29902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lando-Daytona Beach-Melbourne (DMA)</text:p>
          </table:table-cell>
          <table:table-cell table:style-name="Default" office:value-type="float" office:value="28.083627" calcext:value-type="float">
            <text:p>28.083627</text:p>
          </table:table-cell>
          <table:table-cell office:value-type="float" office:value="-80.608109" calcext:value-type="float">
            <text:p>-80.60810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ducah-Cape Girardeau-Harrisburg (DMA)</text:p>
          </table:table-cell>
          <table:table-cell table:style-name="Default" office:value-type="float" office:value="40.273191" calcext:value-type="float">
            <text:p>40.273191</text:p>
          </table:table-cell>
          <table:table-cell office:value-type="float" office:value="-76.886701" calcext:value-type="float">
            <text:p>-76.8867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ittsburgh (DMA)</text:p>
          </table:table-cell>
          <table:table-cell table:style-name="Default" office:value-type="float" office:value="40.440625" calcext:value-type="float">
            <text:p>40.440625</text:p>
          </table:table-cell>
          <table:table-cell office:value-type="float" office:value="-79.995886" calcext:value-type="float">
            <text:p>-79.99588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nce (Region) (DMA)</text:p>
          </table:table-cell>
          <table:table-cell table:style-name="Default" office:value-type="float" office:value="18.011077" calcext:value-type="float">
            <text:p>18.011077</text:p>
          </table:table-cell>
          <table:table-cell office:value-type="float" office:value="-66.614062" calcext:value-type="float">
            <text:p>-66.61406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leigh-Durham (Fayetteville) (DMA)</text:p>
          </table:table-cell>
          <table:table-cell table:style-name="Default" office:value-type="float" office:value="35.77959" calcext:value-type="float">
            <text:p>35.77959</text:p>
          </table:table-cell>
          <table:table-cell office:value-type="float" office:value="-78.638179" calcext:value-type="float">
            <text:p>-78.63817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cramento</text:p>
          </table:table-cell>
          <table:table-cell table:style-name="Default" office:value-type="float" office:value="38.581572" calcext:value-type="float">
            <text:p>38.581572</text:p>
          </table:table-cell>
          <table:table-cell office:value-type="float" office:value="-121.4944" calcext:value-type="float">
            <text:p>-121.494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ginaw-Saginaw Township North MI (CBSA)</text:p>
          </table:table-cell>
          <table:table-cell table:style-name="Default" office:value-type="float" office:value="43.46009" calcext:value-type="float">
            <text:p>43.46009</text:p>
          </table:table-cell>
          <table:table-cell office:value-type="float" office:value="-84.006109" calcext:value-type="float">
            <text:p>-84.00610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lisbury</text:p>
          </table:table-cell>
          <table:table-cell table:style-name="Default" office:value-type="float" office:value="51.068785" calcext:value-type="float">
            <text:p>51.068785</text:p>
          </table:table-cell>
          <table:table-cell office:value-type="float" office:value="-1.794472" calcext:value-type="float">
            <text:p>-1.79447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n Antonio</text:p>
          </table:table-cell>
          <table:table-cell table:style-name="Default" office:value-type="float" office:value="29.424122" calcext:value-type="float">
            <text:p>29.424122</text:p>
          </table:table-cell>
          <table:table-cell office:value-type="float" office:value="-98.493628" calcext:value-type="float">
            <text:p>-98.49362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n Francisco</text:p>
          </table:table-cell>
          <table:table-cell table:style-name="Default" office:value-type="float" office:value="37.77493" calcext:value-type="float">
            <text:p>37.77493</text:p>
          </table:table-cell>
          <table:table-cell office:value-type="float" office:value="-122.419416" calcext:value-type="float">
            <text:p>-122.4194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erman-Ada (DMA)</text:p>
          </table:table-cell>
          <table:table-cell table:style-name="Default" office:value-type="float" office:value="43.628371" calcext:value-type="float">
            <text:p>43.628371</text:p>
          </table:table-cell>
          <table:table-cell office:value-type="float" office:value="-116.20107" calcext:value-type="float">
            <text:p>-116.2010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reveport (DMA)</text:p>
          </table:table-cell>
          <table:table-cell table:style-name="Default" office:value-type="float" office:value="32.525152" calcext:value-type="float">
            <text:p>32.525152</text:p>
          </table:table-cell>
          <table:table-cell office:value-type="float" office:value="-93.750179" calcext:value-type="float">
            <text:p>-93.75017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okane (DMA)</text:p>
          </table:table-cell>
          <table:table-cell table:style-name="Default" office:value-type="float" office:value="47.65878" calcext:value-type="float">
            <text:p>47.65878</text:p>
          </table:table-cell>
          <table:table-cell office:value-type="float" office:value="-117.426047" calcext:value-type="float">
            <text:p>-117.42604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. Cloud MN (CBSA)</text:p>
          </table:table-cell>
          <table:table-cell table:style-name="Default" office:value-type="float" office:value="45.557945" calcext:value-type="float">
            <text:p>45.557945</text:p>
          </table:table-cell>
          <table:table-cell office:value-type="float" office:value="-94.16324" calcext:value-type="float">
            <text:p>-94.1632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mpa</text:p>
          </table:table-cell>
          <table:table-cell table:style-name="Default" office:value-type="float" office:value="27.950575" calcext:value-type="float">
            <text:p>27.950575</text:p>
          </table:table-cell>
          <table:table-cell office:value-type="float" office:value="-82.457178" calcext:value-type="float">
            <text:p>-82.45717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rre Haute (DMA)</text:p>
          </table:table-cell>
          <table:table-cell table:style-name="Default" office:value-type="float" office:value="39.466703" calcext:value-type="float">
            <text:p>39.466703</text:p>
          </table:table-cell>
          <table:table-cell office:value-type="float" office:value="-87.413909" calcext:value-type="float">
            <text:p>-87.41390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aco-Temple-Bryan (DMA)</text:p>
          </table:table-cell>
          <table:table-cell table:style-name="Default" office:value-type="float" office:value="31.549333" calcext:value-type="float">
            <text:p>31.549333</text:p>
          </table:table-cell>
          <table:table-cell office:value-type="float" office:value="-97.14667" calcext:value-type="float">
            <text:p>-97.1466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ashington D.C.</text:p>
          </table:table-cell>
          <table:table-cell table:style-name="Default" office:value-type="float" office:value="38.907192" calcext:value-type="float">
            <text:p>38.907192</text:p>
          </table:table-cell>
          <table:table-cell office:value-type="float" office:value="-77.036871" calcext:value-type="float">
            <text:p>-77.03687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ilkes Barre-Scranton (DMA)</text:p>
          </table:table-cell>
          <table:table-cell table:style-name="Default" office:value-type="float" office:value="41.336246" calcext:value-type="float">
            <text:p>41.336246</text:p>
          </table:table-cell>
          <table:table-cell office:value-type="float" office:value="-75.731149" calcext:value-type="float">
            <text:p>-75.73114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ilmington (DMA)</text:p>
          </table:table-cell>
          <table:table-cell table:style-name="Default" office:value-type="float" office:value="39.739072" calcext:value-type="float">
            <text:p>39.739072</text:p>
          </table:table-cell>
          <table:table-cell office:value-type="float" office:value="-75.539788" calcext:value-type="float">
            <text:p>-75.53978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oungstown (DMA)</text:p>
          </table:table-cell>
          <table:table-cell table:style-name="Default" office:value-type="float" office:value="41.09978" calcext:value-type="float">
            <text:p>41.09978</text:p>
          </table:table-cell>
          <table:table-cell office:value-type="float" office:value="-80.649519" calcext:value-type="float">
            <text:p>-80.64951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anesville (DMA)</text:p>
          </table:table-cell>
          <table:table-cell table:style-name="Default" office:value-type="float" office:value="39.940345" calcext:value-type="float">
            <text:p>39.940345</text:p>
          </table:table-cell>
          <table:table-cell office:value-type="float" office:value="-82.013192" calcext:value-type="float">
            <text:p>-82.01319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rpus Christi (DMA)</text:p>
          </table:table-cell>
          <table:table-cell office:value-type="float" office:value="27.800583" calcext:value-type="float">
            <text:p>27.800583</text:p>
          </table:table-cell>
          <table:table-cell table:style-name="ce2" office:value-type="float" office:value="-97.396381" calcext:value-type="float">
            <text:p>-97.39638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llahassee et al FL-GA (DMA)</text:p>
          </table:table-cell>
          <table:table-cell office:value-type="float" office:value="32.165622" calcext:value-type="float">
            <text:p>32.165622</text:p>
          </table:table-cell>
          <table:table-cell table:style-name="ce2" office:value-type="float" office:value="-82.900075" calcext:value-type="float">
            <text:p>-82.90007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tchez MS-LA (CBSA)</text:p>
          </table:table-cell>
          <table:table-cell table:style-name="ce1" office:value-type="float" office:value="31.560444" calcext:value-type="float">
            <text:p>31.560444</text:p>
          </table:table-cell>
          <table:table-cell table:style-name="ce2" office:value-type="float" office:value="-91.403171" calcext:value-type="float">
            <text:p>-91.40317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llas-Fort Worth (DMA)</text:p>
          </table:table-cell>
          <table:table-cell office:value-type="float" office:value="32.755488" calcext:value-type="float">
            <text:p>32.755488</text:p>
          </table:table-cell>
          <table:table-cell table:style-name="ce2" office:value-type="float" office:value="-97.330766" calcext:value-type="float">
            <text:p>-97.33076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ugusta-Richmond County GA-SC (CBSA)</text:p>
          </table:table-cell>
          <table:table-cell office:value-type="float" office:value="33.473498" calcext:value-type="float">
            <text:p>33.473498</text:p>
          </table:table-cell>
          <table:table-cell table:style-name="ce1" office:value-type="float" office:value="-82.010515" calcext:value-type="float">
            <text:p>-82.0105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tlanta</text:p>
          </table:table-cell>
          <table:table-cell office:value-type="float" office:value="33.748995" calcext:value-type="float">
            <text:p>33.748995</text:p>
          </table:table-cell>
          <table:table-cell table:style-name="ce2" office:value-type="float" office:value="-84.387982" calcext:value-type="float">
            <text:p>-84.38798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tlanta (DMA)</text:p>
          </table:table-cell>
          <table:table-cell office:value-type="float" office:value="33.748995" calcext:value-type="float">
            <text:p>33.748995</text:p>
          </table:table-cell>
          <table:table-cell table:style-name="ce2" office:value-type="float" office:value="-84.387982" calcext:value-type="float">
            <text:p>-84.38798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eenville et al SC-NC (DMA)</text:p>
          </table:table-cell>
          <table:table-cell office:value-type="float" office:value="35.759573" calcext:value-type="float">
            <text:p>35.759573</text:p>
          </table:table-cell>
          <table:table-cell table:style-name="ce2" office:value-type="float" office:value="-79.0193" calcext:value-type="float">
            <text:p>-79.019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buquerque</text:p>
          </table:table-cell>
          <table:table-cell office:value-type="float" office:value="35.085334" calcext:value-type="float">
            <text:p>35.085334</text:p>
          </table:table-cell>
          <table:table-cell table:style-name="ce2" office:value-type="float" office:value="-106.605553" calcext:value-type="float">
            <text:p>-106.60555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kersfield (DMA)</text:p>
          </table:table-cell>
          <table:table-cell office:value-type="float" office:value="35.373292" calcext:value-type="float">
            <text:p>35.373292</text:p>
          </table:table-cell>
          <table:table-cell table:style-name="ce2" office:value-type="float" office:value="-119.018712" calcext:value-type="float">
            <text:p>-119.0187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ayetteville-Springdale-Rogers AR-MO (CBSA)</text:p>
          </table:table-cell>
          <table:table-cell table:style-name="ce1" office:value-type="float" office:value="37.964253" calcext:value-type="float">
            <text:p>37.964253</text:p>
          </table:table-cell>
          <table:table-cell table:style-name="ce1" office:value-type="float" office:value="-91.831833" calcext:value-type="float">
            <text:p>-91.83183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ion City TN-KY (CBSA)</text:p>
          </table:table-cell>
          <table:table-cell table:style-name="ce1" office:value-type="float" office:value="36.42423" calcext:value-type="float">
            <text:p>36.42423</text:p>
          </table:table-cell>
          <table:table-cell table:style-name="ce2" office:value-type="float" office:value="-89.05701" calcext:value-type="float">
            <text:p>-89.057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irginia Beach-Norfolk-Newport News VA-NC (CBSA)</text:p>
          </table:table-cell>
          <table:table-cell table:style-name="ce1" office:value-type="float" office:value="35.759573" calcext:value-type="float">
            <text:p>35.759573</text:p>
          </table:table-cell>
          <table:table-cell table:style-name="ce1" office:value-type="float" office:value="-79.0193" calcext:value-type="float">
            <text:p>-79.019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uefield WV-VA (CBSA)</text:p>
          </table:table-cell>
          <table:table-cell office:value-type="float" office:value="37.26984" calcext:value-type="float">
            <text:p>37.26984</text:p>
          </table:table-cell>
          <table:table-cell table:style-name="ce2" office:value-type="float" office:value="-81.22232" calcext:value-type="float">
            <text:p>-81.2223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ashington-Arlington-Alexandria DC-VA-MD-WV (CBSA)</text:p>
          </table:table-cell>
          <table:table-cell table:style-name="ce1" office:value-type="float" office:value="48.198712" calcext:value-type="float">
            <text:p>48.198712</text:p>
          </table:table-cell>
          <table:table-cell table:style-name="ce1" office:value-type="float" office:value="-122.125142" calcext:value-type="float">
            <text:p>-122.12514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ltimore</text:p>
          </table:table-cell>
          <table:table-cell office:value-type="float" office:value="39.290385" calcext:value-type="float">
            <text:p>39.290385</text:p>
          </table:table-cell>
          <table:table-cell table:style-name="ce2" office:value-type="float" office:value="-76.612189" calcext:value-type="float">
            <text:p>-76.61218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mberland MD-WV (CBSA)</text:p>
          </table:table-cell>
          <table:table-cell office:value-type="float" office:value="39.652865" calcext:value-type="float">
            <text:p>39.652865</text:p>
          </table:table-cell>
          <table:table-cell table:style-name="ce2" office:value-type="float" office:value="-78.762518" calcext:value-type="float">
            <text:p>-78.76251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uincy IL-MO (CBSA)</text:p>
          </table:table-cell>
          <table:table-cell office:value-type="float" office:value="39.935602" calcext:value-type="float">
            <text:p>39.935602</text:p>
          </table:table-cell>
          <table:table-cell table:style-name="ce2" office:value-type="float" office:value="-91.409873" calcext:value-type="float">
            <text:p>-91.40987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eirton-Steubenville WV-OH (CBSA)</text:p>
          </table:table-cell>
          <table:table-cell office:value-type="float" office:value="40.417287" calcext:value-type="float">
            <text:p>40.417287</text:p>
          </table:table-cell>
          <table:table-cell table:style-name="ce2" office:value-type="float" office:value="-82.907123" calcext:value-type="float">
            <text:p>-82.90712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lentown-Bethlehem-Easton PA-NJ (CBSA)</text:p>
          </table:table-cell>
          <table:table-cell table:style-name="ce1" office:value-type="float" office:value="40.058324" calcext:value-type="float">
            <text:p>40.058324</text:p>
          </table:table-cell>
          <table:table-cell table:style-name="ce1" office:value-type="float" office:value="-74.405661" calcext:value-type="float">
            <text:p>-74.40566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bany-Schenectady-Troy (DMA)</text:p>
          </table:table-cell>
          <table:table-cell office:value-type="float" office:value="42.791803" calcext:value-type="float">
            <text:p>42.791803</text:p>
          </table:table-cell>
          <table:table-cell table:style-name="ce2" office:value-type="float" office:value="-73.873271" calcext:value-type="float">
            <text:p>-73.87327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w York-Northern New Jersey-Long Island NY-NJ-PA (CBSA)</text:p>
          </table:table-cell>
          <table:table-cell office:value-type="float" office:value="41.203322" calcext:value-type="float">
            <text:p>41.203322</text:p>
          </table:table-cell>
          <table:table-cell table:style-name="ce2" office:value-type="float" office:value="-77.194525" calcext:value-type="float">
            <text:p>-77.1945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atertown-Fort Drum NY (CBSA)</text:p>
          </table:table-cell>
          <table:table-cell office:value-type="float" office:value="44.055837" calcext:value-type="float">
            <text:p>44.055837</text:p>
          </table:table-cell>
          <table:table-cell table:style-name="ce2" office:value-type="float" office:value="-75.759545" calcext:value-type="float">
            <text:p>-75.75954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ron Mountain MI-WI (CBSA)</text:p>
          </table:table-cell>
          <table:table-cell office:value-type="float" office:value="45.820233" calcext:value-type="float">
            <text:p>45.820233</text:p>
          </table:table-cell>
          <table:table-cell table:style-name="ce2" office:value-type="float" office:value="-88.06596" calcext:value-type="float">
            <text:p>-88.0659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ewiston ID-WA (CBSA)</text:p>
          </table:table-cell>
          <table:table-cell office:value-type="float" office:value="46.400409" calcext:value-type="float">
            <text:p>46.400409</text:p>
          </table:table-cell>
          <table:table-cell table:style-name="ce2" office:value-type="float" office:value="-117.001189" calcext:value-type="float">
            <text:p>-117.00118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argo ND-MN (CBSA)</text:p>
          </table:table-cell>
          <table:table-cell table:style-name="ce1" office:value-type="float" office:value="46.877186" calcext:value-type="float">
            <text:p>46.877186</text:p>
          </table:table-cell>
          <table:table-cell table:style-name="ce2" office:value-type="float" office:value="-96.789803" calcext:value-type="float">
            <text:p>-96.7898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unta Gorda FL (CBSA)</text:p>
          </table:table-cell>
          <table:table-cell table:style-name="Default" office:value-type="float" office:value="26.929784" calcext:value-type="float">
            <text:p>26.929784</text:p>
          </table:table-cell>
          <table:table-cell office:value-type="float" office:value="-82.045366" calcext:value-type="float">
            <text:p>-82.04536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redo TX (CBSA)</text:p>
          </table:table-cell>
          <table:table-cell table:style-name="Default" office:value-type="float" office:value="27.530567" calcext:value-type="float">
            <text:p>27.530567</text:p>
          </table:table-cell>
          <table:table-cell office:value-type="float" office:value="-99.480324" calcext:value-type="float">
            <text:p>-99.48032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lm Bay-Melbourne-Titusville FL (CBSA)</text:p>
          </table:table-cell>
          <table:table-cell table:style-name="Default" office:value-type="float" office:value="28.612219" calcext:value-type="float">
            <text:p>28.612219</text:p>
          </table:table-cell>
          <table:table-cell office:value-type="float" office:value="-80.807554" calcext:value-type="float">
            <text:p>-80.80755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ltona-Daytona Beach-Ormond Beach FL (CBSA)</text:p>
          </table:table-cell>
          <table:table-cell table:style-name="Default" office:value-type="float" office:value="29.285813" calcext:value-type="float">
            <text:p>29.285813</text:p>
          </table:table-cell>
          <table:table-cell office:value-type="float" office:value="-81.055889" calcext:value-type="float">
            <text:p>-81.05588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ainesville FL (CBSA)</text:p>
          </table:table-cell>
          <table:table-cell table:style-name="Default" office:value-type="float" office:value="29.651634" calcext:value-type="float">
            <text:p>29.651634</text:p>
          </table:table-cell>
          <table:table-cell office:value-type="float" office:value="-82.324826" calcext:value-type="float">
            <text:p>-82.32482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errville TX (CBSA)</text:p>
          </table:table-cell>
          <table:table-cell table:style-name="Default" office:value-type="float" office:value="30.047433" calcext:value-type="float">
            <text:p>30.047433</text:p>
          </table:table-cell>
          <table:table-cell office:value-type="float" office:value="-99.140319" calcext:value-type="float">
            <text:p>-99.14031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edericksburg TX (CBSA)</text:p>
          </table:table-cell>
          <table:table-cell table:style-name="Default" office:value-type="float" office:value="30.275201" calcext:value-type="float">
            <text:p>30.275201</text:p>
          </table:table-cell>
          <table:table-cell office:value-type="float" office:value="-98.871984" calcext:value-type="float">
            <text:p>-98.87198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fport-Biloxi MS (CBSA)</text:p>
          </table:table-cell>
          <table:table-cell table:style-name="Default" office:value-type="float" office:value="30.41338" calcext:value-type="float">
            <text:p>30.41338</text:p>
          </table:table-cell>
          <table:table-cell office:value-type="float" office:value="-89.072958" calcext:value-type="float">
            <text:p>-89.07295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ensacola-Ferry Pass-Brent FL (CBSA)</text:p>
          </table:table-cell>
          <table:table-cell table:style-name="Default" office:value-type="float" office:value="30.471042" calcext:value-type="float">
            <text:p>30.471042</text:p>
          </table:table-cell>
          <table:table-cell office:value-type="float" office:value="-87.231054" calcext:value-type="float">
            <text:p>-87.23105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ammond LA (CBSA)</text:p>
          </table:table-cell>
          <table:table-cell table:style-name="Default" office:value-type="float" office:value="30.504358" calcext:value-type="float">
            <text:p>30.504358</text:p>
          </table:table-cell>
          <table:table-cell office:value-type="float" office:value="-90.4612" calcext:value-type="float">
            <text:p>-90.46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n Angelo TX (CBSA)</text:p>
          </table:table-cell>
          <table:table-cell table:style-name="Default" office:value-type="float" office:value="31.463772" calcext:value-type="float">
            <text:p>31.463772</text:p>
          </table:table-cell>
          <table:table-cell office:value-type="float" office:value="-100.437037" calcext:value-type="float">
            <text:p>-100.43703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ckson MS (DMA)</text:p>
          </table:table-cell>
          <table:table-cell table:style-name="Default" office:value-type="float" office:value="32.298757" calcext:value-type="float">
            <text:p>32.298757</text:p>
          </table:table-cell>
          <table:table-cell office:value-type="float" office:value="-90.18481" calcext:value-type="float">
            <text:p>-90.1848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icksburg MS (CBSA)</text:p>
          </table:table-cell>
          <table:table-cell table:style-name="Default" office:value-type="float" office:value="32.352646" calcext:value-type="float">
            <text:p>32.352646</text:p>
          </table:table-cell>
          <table:table-cell office:value-type="float" office:value="-90.877882" calcext:value-type="float">
            <text:p>-90.87788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ntgomery AL (CBSA)</text:p>
          </table:table-cell>
          <table:table-cell table:style-name="Default" office:value-type="float" office:value="32.366805" calcext:value-type="float">
            <text:p>32.366805</text:p>
          </table:table-cell>
          <table:table-cell office:value-type="float" office:value="-86.299969" calcext:value-type="float">
            <text:p>-86.29996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lumbus GA (DMA)</text:p>
          </table:table-cell>
          <table:table-cell table:style-name="Default" office:value-type="float" office:value="32.460976" calcext:value-type="float">
            <text:p>32.460976</text:p>
          </table:table-cell>
          <table:table-cell office:value-type="float" office:value="-84.987709" calcext:value-type="float">
            <text:p>-84.98770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ilver City NM (CBSA)</text:p>
          </table:table-cell>
          <table:table-cell table:style-name="Default" office:value-type="float" office:value="32.770075" calcext:value-type="float">
            <text:p>32.770075</text:p>
          </table:table-cell>
          <table:table-cell office:value-type="float" office:value="-108.280326" calcext:value-type="float">
            <text:p>-108.28032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rlsbad-Artesia NM (CBSA)</text:p>
          </table:table-cell>
          <table:table-cell table:style-name="Default" office:value-type="float" office:value="32.471881" calcext:value-type="float">
            <text:p>32.471881</text:p>
          </table:table-cell>
          <table:table-cell office:value-type="float" office:value="-104.283697" calcext:value-type="float">
            <text:p>-104.28369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n Diego-Carlsbad-San Marcos CA (CBSA)</text:p>
          </table:table-cell>
          <table:table-cell table:style-name="Default" office:value-type="float" office:value="33.120028" calcext:value-type="float">
            <text:p>33.120028</text:p>
          </table:table-cell>
          <table:table-cell office:value-type="float" office:value="-117.207714" calcext:value-type="float">
            <text:p>-117.2077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eenville MS (CBSA)</text:p>
          </table:table-cell>
          <table:table-cell table:style-name="Default" office:value-type="float" office:value="33.399661" calcext:value-type="float">
            <text:p>33.399661</text:p>
          </table:table-cell>
          <table:table-cell office:value-type="float" office:value="-91.037703" calcext:value-type="float">
            <text:p>-91.0377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hoenix AZ (DMA)</text:p>
          </table:table-cell>
          <table:table-cell table:style-name="Default" office:value-type="float" office:value="33.448377" calcext:value-type="float">
            <text:p>33.448377</text:p>
          </table:table-cell>
          <table:table-cell office:value-type="float" office:value="-112.074037" calcext:value-type="float">
            <text:p>-112.07403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arkville MS (CBSA)</text:p>
          </table:table-cell>
          <table:table-cell table:style-name="Default" office:value-type="float" office:value="33.4504" calcext:value-type="float">
            <text:p>33.4504</text:p>
          </table:table-cell>
          <table:table-cell office:value-type="float" office:value="-88.818387" calcext:value-type="float">
            <text:p>-88.81838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anola MS (CBSA)</text:p>
          </table:table-cell>
          <table:table-cell table:style-name="Default" office:value-type="float" office:value="33.450951" calcext:value-type="float">
            <text:p>33.450951</text:p>
          </table:table-cell>
          <table:table-cell office:value-type="float" office:value="-90.655092" calcext:value-type="float">
            <text:p>-90.65509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lumbus MS (CBSA)</text:p>
          </table:table-cell>
          <table:table-cell table:style-name="Default" office:value-type="float" office:value="33.495674" calcext:value-type="float">
            <text:p>33.495674</text:p>
          </table:table-cell>
          <table:table-cell office:value-type="float" office:value="-88.427263" calcext:value-type="float">
            <text:p>-88.42726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illeen-Temple-Fort Hood TX (CBSA)</text:p>
          </table:table-cell>
          <table:table-cell table:style-name="Default" office:value-type="float" office:value="31.086873" calcext:value-type="float">
            <text:p>31.086873</text:p>
          </table:table-cell>
          <table:table-cell office:value-type="float" office:value="-97.754137" calcext:value-type="float">
            <text:p>-97.75413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yrtle Beach-Conway-North Myrtle Beach SC (CBSA)</text:p>
          </table:table-cell>
          <table:table-cell table:style-name="Default" office:value-type="float" office:value="33.812955" calcext:value-type="float">
            <text:p>33.812955</text:p>
          </table:table-cell>
          <table:table-cell office:value-type="float" office:value="-78.780937" calcext:value-type="float">
            <text:p>-78.78093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eveland MS (CBSA)</text:p>
          </table:table-cell>
          <table:table-cell table:style-name="Default" office:value-type="float" office:value="33.744002" calcext:value-type="float">
            <text:p>33.744002</text:p>
          </table:table-cell>
          <table:table-cell office:value-type="float" office:value="-90.724819" calcext:value-type="float">
            <text:p>-90.72481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os Angeles-Long Beach-Anaheim CA (CBSA)</text:p>
          </table:table-cell>
          <table:table-cell table:style-name="Default" office:value-type="float" office:value="33.842117" calcext:value-type="float">
            <text:p>33.842117</text:p>
          </table:table-cell>
          <table:table-cell office:value-type="float" office:value="-118.029652" calcext:value-type="float">
            <text:p>-118.02965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lumbia SC (CBSA)</text:p>
          </table:table-cell>
          <table:table-cell table:style-name="Default" office:value-type="float" office:value="34.00071" calcext:value-type="float">
            <text:p>34.00071</text:p>
          </table:table-cell>
          <table:table-cell office:value-type="float" office:value="-81.034814" calcext:value-type="float">
            <text:p>-81.0348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edartown GA (CBSA)</text:p>
          </table:table-cell>
          <table:table-cell table:style-name="Default" office:value-type="float" office:value="34.011272" calcext:value-type="float">
            <text:p>34.011272</text:p>
          </table:table-cell>
          <table:table-cell office:value-type="float" office:value="-85.256582" calcext:value-type="float">
            <text:p>-85.25658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ainview TX (CBSA)</text:p>
          </table:table-cell>
          <table:table-cell table:style-name="Default" office:value-type="float" office:value="34.184794" calcext:value-type="float">
            <text:p>34.184794</text:p>
          </table:table-cell>
          <table:table-cell office:value-type="float" office:value="-101.706842" calcext:value-type="float">
            <text:p>-101.70684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ine Bluff AR (CBSA)</text:p>
          </table:table-cell>
          <table:table-cell table:style-name="Default" office:value-type="float" office:value="34.228431" calcext:value-type="float">
            <text:p>34.228431</text:p>
          </table:table-cell>
          <table:table-cell office:value-type="float" office:value="-92.003195" calcext:value-type="float">
            <text:p>-92.00319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pelo MS (CBSA)</text:p>
          </table:table-cell>
          <table:table-cell table:style-name="Default" office:value-type="float" office:value="34.257607" calcext:value-type="float">
            <text:p>34.257607</text:p>
          </table:table-cell>
          <table:table-cell office:value-type="float" office:value="-88.703386" calcext:value-type="float">
            <text:p>-88.70338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ot Springs AR (CBSA)</text:p>
          </table:table-cell>
          <table:table-cell table:style-name="Default" office:value-type="float" office:value="34.5037" calcext:value-type="float">
            <text:p>34.5037</text:p>
          </table:table-cell>
          <table:table-cell office:value-type="float" office:value="-93.05518" calcext:value-type="float">
            <text:p>-93.0551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lorence-Muscle Shoals AL (CBSA)</text:p>
          </table:table-cell>
          <table:table-cell table:style-name="Default" office:value-type="float" office:value="34.814856" calcext:value-type="float">
            <text:p>34.814856</text:p>
          </table:table-cell>
          <table:table-cell office:value-type="float" office:value="-87.642664" calcext:value-type="float">
            <text:p>-87.64266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urinburg NC (CBSA)</text:p>
          </table:table-cell>
          <table:table-cell table:style-name="Default" office:value-type="float" office:value="34.774049" calcext:value-type="float">
            <text:p>34.774049</text:p>
          </table:table-cell>
          <table:table-cell office:value-type="float" office:value="-79.462825" calcext:value-type="float">
            <text:p>-79.4628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cAlester OK (CBSA)</text:p>
          </table:table-cell>
          <table:table-cell table:style-name="Default" office:value-type="float" office:value="34.93343" calcext:value-type="float">
            <text:p>34.93343</text:p>
          </table:table-cell>
          <table:table-cell office:value-type="float" office:value="-95.769713" calcext:value-type="float">
            <text:p>-95.7697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rinth MS (CBSA)</text:p>
          </table:table-cell>
          <table:table-cell table:style-name="Default" office:value-type="float" office:value="34.934255" calcext:value-type="float">
            <text:p>34.934255</text:p>
          </table:table-cell>
          <table:table-cell office:value-type="float" office:value="-88.52227" calcext:value-type="float">
            <text:p>-88.5222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w Bern NC (CBSA)</text:p>
          </table:table-cell>
          <table:table-cell table:style-name="Default" office:value-type="float" office:value="35.108493" calcext:value-type="float">
            <text:p>35.108493</text:p>
          </table:table-cell>
          <table:table-cell office:value-type="float" office:value="-77.044114" calcext:value-type="float">
            <text:p>-77.0441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evard NC (CBSA)</text:p>
          </table:table-cell>
          <table:table-cell table:style-name="Default" office:value-type="float" office:value="35.233447" calcext:value-type="float">
            <text:p>35.233447</text:p>
          </table:table-cell>
          <table:table-cell office:value-type="float" office:value="-82.734292" calcext:value-type="float">
            <text:p>-82.73429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awnee OK (CBSA)</text:p>
          </table:table-cell>
          <table:table-cell table:style-name="Default" office:value-type="float" office:value="35.327293" calcext:value-type="float">
            <text:p>35.327293</text:p>
          </table:table-cell>
          <table:table-cell office:value-type="float" office:value="-96.9253" calcext:value-type="float">
            <text:p>-96.925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lk City OK (CBSA)</text:p>
          </table:table-cell>
          <table:table-cell table:style-name="Default" office:value-type="float" office:value="35.411994" calcext:value-type="float">
            <text:p>35.411994</text:p>
          </table:table-cell>
          <table:table-cell office:value-type="float" office:value="-99.404259" calcext:value-type="float">
            <text:p>-99.40425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elbyville TN (CBSA)</text:p>
          </table:table-cell>
          <table:table-cell table:style-name="Default" office:value-type="float" office:value="35.483406" calcext:value-type="float">
            <text:p>35.483406</text:p>
          </table:table-cell>
          <table:table-cell office:value-type="float" office:value="-86.460272" calcext:value-type="float">
            <text:p>-86.46027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allup NM (CBSA)</text:p>
          </table:table-cell>
          <table:table-cell table:style-name="Default" office:value-type="float" office:value="35.528078" calcext:value-type="float">
            <text:p>35.528078</text:p>
          </table:table-cell>
          <table:table-cell office:value-type="float" office:value="-108.742584" calcext:value-type="float">
            <text:p>-108.74258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mpa TX (CBSA)</text:p>
          </table:table-cell>
          <table:table-cell table:style-name="Default" office:value-type="float" office:value="35.536156" calcext:value-type="float">
            <text:p>35.536156</text:p>
          </table:table-cell>
          <table:table-cell office:value-type="float" office:value="-100.959871" calcext:value-type="float">
            <text:p>-100.95987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n Luis Obispo-Paso Robles CA (CBSA)</text:p>
          </table:table-cell>
          <table:table-cell table:style-name="Default" office:value-type="float" office:value="35.636876" calcext:value-type="float">
            <text:p>35.636876</text:p>
          </table:table-cell>
          <table:table-cell office:value-type="float" office:value="-120.654502" calcext:value-type="float">
            <text:p>-120.6545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cMinnville TN (CBSA)</text:p>
          </table:table-cell>
          <table:table-cell table:style-name="Default" office:value-type="float" office:value="35.686589" calcext:value-type="float">
            <text:p>35.686589</text:p>
          </table:table-cell>
          <table:table-cell office:value-type="float" office:value="-85.780145" calcext:value-type="float">
            <text:p>-85.78014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uskogee OK (CBSA)</text:p>
          </table:table-cell>
          <table:table-cell table:style-name="Default" office:value-type="float" office:value="35.747877" calcext:value-type="float">
            <text:p>35.747877</text:p>
          </table:table-cell>
          <table:table-cell office:value-type="float" office:value="-95.369691" calcext:value-type="float">
            <text:p>-95.36969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tesville AR (CBSA)</text:p>
          </table:table-cell>
          <table:table-cell table:style-name="Default" office:value-type="float" office:value="35.769799" calcext:value-type="float">
            <text:p>35.769799</text:p>
          </table:table-cell>
          <table:table-cell office:value-type="float" office:value="-91.640972" calcext:value-type="float">
            <text:p>-91.64097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leigh-Cary NC (CBSA)</text:p>
          </table:table-cell>
          <table:table-cell table:style-name="Default" office:value-type="float" office:value="35.794842" calcext:value-type="float">
            <text:p>35.794842</text:p>
          </table:table-cell>
          <table:table-cell office:value-type="float" office:value="-78.749778" calcext:value-type="float">
            <text:p>-78.74977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umas TX (CBSA)</text:p>
          </table:table-cell>
          <table:table-cell table:style-name="Default" office:value-type="float" office:value="35.865379" calcext:value-type="float">
            <text:p>35.865379</text:p>
          </table:table-cell>
          <table:table-cell office:value-type="float" office:value="-101.973224" calcext:value-type="float">
            <text:p>-101.97322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vierville TN (CBSA)</text:p>
          </table:table-cell>
          <table:table-cell table:style-name="Default" office:value-type="float" office:value="35.868146" calcext:value-type="float">
            <text:p>35.868146</text:p>
          </table:table-cell>
          <table:table-cell office:value-type="float" office:value="-83.561835" calcext:value-type="float">
            <text:p>-83.56183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ytheville AR (CBSA)</text:p>
          </table:table-cell>
          <table:table-cell table:style-name="Default" office:value-type="float" office:value="35.927295" calcext:value-type="float">
            <text:p>35.927295</text:p>
          </table:table-cell>
          <table:table-cell office:value-type="float" office:value="-89.918975" calcext:value-type="float">
            <text:p>-89.91897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cky Mount NC (CBSA)</text:p>
          </table:table-cell>
          <table:table-cell table:style-name="Default" office:value-type="float" office:value="35.93821" calcext:value-type="float">
            <text:p>35.93821</text:p>
          </table:table-cell>
          <table:table-cell office:value-type="float" office:value="-77.790534" calcext:value-type="float">
            <text:p>-77.79053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ossville TN (CBSA)</text:p>
          </table:table-cell>
          <table:table-cell table:style-name="Default" office:value-type="float" office:value="35.948957" calcext:value-type="float">
            <text:p>35.948957</text:p>
          </table:table-cell>
          <table:table-cell office:value-type="float" office:value="-85.026901" calcext:value-type="float">
            <text:p>-85.0269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eensboro-High Point NC (CBSA)</text:p>
          </table:table-cell>
          <table:table-cell table:style-name="Default" office:value-type="float" office:value="36.006141" calcext:value-type="float">
            <text:p>36.006141</text:p>
          </table:table-cell>
          <table:table-cell office:value-type="float" office:value="-79.943753" calcext:value-type="float">
            <text:p>-79.94375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ragould AR (CBSA)</text:p>
          </table:table-cell>
          <table:table-cell table:style-name="Default" office:value-type="float" office:value="36.058402" calcext:value-type="float">
            <text:p>36.058402</text:p>
          </table:table-cell>
          <table:table-cell office:value-type="float" office:value="-90.497329" calcext:value-type="float">
            <text:p>-90.49732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s Vegas-Paradise NV (CBSA)</text:p>
          </table:table-cell>
          <table:table-cell table:style-name="Default" office:value-type="float" office:value="36.097195" calcext:value-type="float">
            <text:p>36.097195</text:p>
          </table:table-cell>
          <table:table-cell office:value-type="float" office:value="-115.146665" calcext:value-type="float">
            <text:p>-115.14666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anford-Corcoran CA (CBSA)</text:p>
          </table:table-cell>
          <table:table-cell table:style-name="Default" office:value-type="float" office:value="36.098007" calcext:value-type="float">
            <text:p>36.098007</text:p>
          </table:table-cell>
          <table:table-cell office:value-type="float" office:value="-119.560402" calcext:value-type="float">
            <text:p>-119.5604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oone NC (CBSA)</text:p>
          </table:table-cell>
          <table:table-cell table:style-name="Default" office:value-type="float" office:value="36.216795" calcext:value-type="float">
            <text:p>36.216795</text:p>
          </table:table-cell>
          <table:table-cell office:value-type="float" office:value="-81.674552" calcext:value-type="float">
            <text:p>-81.67455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lizabeth City NC (CBSA)</text:p>
          </table:table-cell>
          <table:table-cell table:style-name="Default" office:value-type="float" office:value="36.294601" calcext:value-type="float">
            <text:p>36.294601</text:p>
          </table:table-cell>
          <table:table-cell office:value-type="float" office:value="-76.251046" calcext:value-type="float">
            <text:p>-76.25104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hnson City TN (CBSA)</text:p>
          </table:table-cell>
          <table:table-cell table:style-name="Default" office:value-type="float" office:value="36.31344" calcext:value-type="float">
            <text:p>36.31344</text:p>
          </table:table-cell>
          <table:table-cell office:value-type="float" office:value="-82.353473" calcext:value-type="float">
            <text:p>-82.35347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enderson NC (CBSA)</text:p>
          </table:table-cell>
          <table:table-cell table:style-name="Default" office:value-type="float" office:value="36.329591" calcext:value-type="float">
            <text:p>36.329591</text:p>
          </table:table-cell>
          <table:table-cell office:value-type="float" office:value="-78.399164" calcext:value-type="float">
            <text:p>-78.39916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ymon OK (CBSA)</text:p>
          </table:table-cell>
          <table:table-cell table:style-name="Default" office:value-type="float" office:value="36.682804" calcext:value-type="float">
            <text:p>36.682804</text:p>
          </table:table-cell>
          <table:table-cell office:value-type="float" office:value="-101.481549" calcext:value-type="float">
            <text:p>-101.48154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rtinsville VA (CBSA)</text:p>
          </table:table-cell>
          <table:table-cell table:style-name="Default" office:value-type="float" office:value="36.691526" calcext:value-type="float">
            <text:p>36.691526</text:p>
          </table:table-cell>
          <table:table-cell office:value-type="float" office:value="-79.872539" calcext:value-type="float">
            <text:p>-79.87253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esno CA (CBSA)</text:p>
          </table:table-cell>
          <table:table-cell table:style-name="Default" office:value-type="float" office:value="36.746842" calcext:value-type="float">
            <text:p>36.746842</text:p>
          </table:table-cell>
          <table:table-cell office:value-type="float" office:value="-119.772587" calcext:value-type="float">
            <text:p>-119.77258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plar Bluff MO (CBSA)</text:p>
          </table:table-cell>
          <table:table-cell table:style-name="Default" office:value-type="float" office:value="36.756999" calcext:value-type="float">
            <text:p>36.756999</text:p>
          </table:table-cell>
          <table:table-cell office:value-type="float" office:value="-90.392888" calcext:value-type="float">
            <text:p>-90.39288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plin MO (CBSA)</text:p>
          </table:table-cell>
          <table:table-cell table:style-name="Default" office:value-type="float" office:value="37.084227" calcext:value-type="float">
            <text:p>37.084227</text:p>
          </table:table-cell>
          <table:table-cell office:value-type="float" office:value="-94.513281" calcext:value-type="float">
            <text:p>-94.51328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acksburg-Christiansburg-Radford VA (CBSA)</text:p>
          </table:table-cell>
          <table:table-cell table:style-name="Default" office:value-type="float" office:value="37.1705" calcext:value-type="float">
            <text:p>37.1705</text:p>
          </table:table-cell>
          <table:table-cell office:value-type="float" office:value="-80.5189" calcext:value-type="float">
            <text:p>-80.518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anoke VA (CBSA)</text:p>
          </table:table-cell>
          <table:table-cell table:style-name="Default" office:value-type="float" office:value="37.27097" calcext:value-type="float">
            <text:p>37.27097</text:p>
          </table:table-cell>
          <table:table-cell office:value-type="float" office:value="-79.941427" calcext:value-type="float">
            <text:p>-79.94142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disonville KY (CBSA)</text:p>
          </table:table-cell>
          <table:table-cell table:style-name="Default" office:value-type="float" office:value="37.328101" calcext:value-type="float">
            <text:p>37.328101</text:p>
          </table:table-cell>
          <table:table-cell office:value-type="float" office:value="-87.498888" calcext:value-type="float">
            <text:p>-87.49888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untington-Ashland WV-KY-OH (CBSA)</text:p>
          </table:table-cell>
          <table:table-cell table:style-name="Default" office:value-type="float" office:value="40.417287" calcext:value-type="float">
            <text:p>40.417287</text:p>
          </table:table-cell>
          <table:table-cell office:value-type="float" office:value="-82.907123" calcext:value-type="float">
            <text:p>-82.90712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nville KY (CBSA)</text:p>
          </table:table-cell>
          <table:table-cell table:style-name="Default" office:value-type="float" office:value="37.645633" calcext:value-type="float">
            <text:p>37.645633</text:p>
          </table:table-cell>
          <table:table-cell office:value-type="float" office:value="-84.77217" calcext:value-type="float">
            <text:p>-84.7721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rbondale IL (CBSA)</text:p>
          </table:table-cell>
          <table:table-cell table:style-name="Default" office:value-type="float" office:value="37.727273" calcext:value-type="float">
            <text:p>37.727273</text:p>
          </table:table-cell>
          <table:table-cell office:value-type="float" office:value="-89.21675" calcext:value-type="float">
            <text:p>-89.2167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armington MO (CBSA)</text:p>
          </table:table-cell>
          <table:table-cell table:style-name="Default" office:value-type="float" office:value="37.780885" calcext:value-type="float">
            <text:p>37.780885</text:p>
          </table:table-cell>
          <table:table-cell office:value-type="float" office:value="-90.421789" calcext:value-type="float">
            <text:p>-90.42178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aunton-Waynesboro VA (CBSA)</text:p>
          </table:table-cell>
          <table:table-cell table:style-name="Default" office:value-type="float" office:value="38.068469" calcext:value-type="float">
            <text:p>38.068469</text:p>
          </table:table-cell>
          <table:table-cell office:value-type="float" office:value="-78.889468" calcext:value-type="float">
            <text:p>-78.88946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ankfort KY (CBSA)</text:p>
          </table:table-cell>
          <table:table-cell table:style-name="Default" office:value-type="float" office:value="38.200906" calcext:value-type="float">
            <text:p>38.200906</text:p>
          </table:table-cell>
          <table:table-cell office:value-type="float" office:value="-84.873284" calcext:value-type="float">
            <text:p>-84.87328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ueblo CO (CBSA)</text:p>
          </table:table-cell>
          <table:table-cell table:style-name="Default" office:value-type="float" office:value="38.254447" calcext:value-type="float">
            <text:p>38.254447</text:p>
          </table:table-cell>
          <table:table-cell office:value-type="float" office:value="-104.609141" calcext:value-type="float">
            <text:p>-104.60914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ashington IN (CBSA)</text:p>
          </table:table-cell>
          <table:table-cell table:style-name="Default" office:value-type="float" office:value="38.659215" calcext:value-type="float">
            <text:p>38.659215</text:p>
          </table:table-cell>
          <table:table-cell office:value-type="float" office:value="-87.172789" calcext:value-type="float">
            <text:p>-87.17278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lorado Springs CO (CBSA)</text:p>
          </table:table-cell>
          <table:table-cell table:style-name="Default" office:value-type="float" office:value="38.833882" calcext:value-type="float">
            <text:p>38.833882</text:p>
          </table:table-cell>
          <table:table-cell office:value-type="float" office:value="-104.821363" calcext:value-type="float">
            <text:p>-104.82136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lina KS (CBSA)</text:p>
          </table:table-cell>
          <table:table-cell table:style-name="Default" office:value-type="float" office:value="38.840281" calcext:value-type="float">
            <text:p>38.840281</text:p>
          </table:table-cell>
          <table:table-cell office:value-type="float" office:value="-97.611424" calcext:value-type="float">
            <text:p>-97.61142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lkins WV (CBSA)</text:p>
          </table:table-cell>
          <table:table-cell table:style-name="Default" office:value-type="float" office:value="38.92594" calcext:value-type="float">
            <text:p>38.92594</text:p>
          </table:table-cell>
          <table:table-cell office:value-type="float" office:value="-79.846735" calcext:value-type="float">
            <text:p>-79.84673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ymour IN (CBSA)</text:p>
          </table:table-cell>
          <table:table-cell table:style-name="Default" office:value-type="float" office:value="38.95922" calcext:value-type="float">
            <text:p>38.95922</text:p>
          </table:table-cell>
          <table:table-cell office:value-type="float" office:value="-85.890255" calcext:value-type="float">
            <text:p>-85.8902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wrence KS (CBSA)</text:p>
          </table:table-cell>
          <table:table-cell table:style-name="Default" office:value-type="float" office:value="38.971669" calcext:value-type="float">
            <text:p>38.971669</text:p>
          </table:table-cell>
          <table:table-cell office:value-type="float" office:value="-95.23525" calcext:value-type="float">
            <text:p>-95.235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peka KS (CBSA)</text:p>
          </table:table-cell>
          <table:table-cell table:style-name="Default" office:value-type="float" office:value="39.055824" calcext:value-type="float">
            <text:p>39.055824</text:p>
          </table:table-cell>
          <table:table-cell office:value-type="float" office:value="-95.689018" calcext:value-type="float">
            <text:p>-95.68901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lumbus IN (CBSA)</text:p>
          </table:table-cell>
          <table:table-cell table:style-name="Default" office:value-type="float" office:value="39.20144" calcext:value-type="float">
            <text:p>39.20144</text:p>
          </table:table-cell>
          <table:table-cell office:value-type="float" office:value="-85.92138" calcext:value-type="float">
            <text:p>-85.9213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illicothe OH (CBSA)</text:p>
          </table:table-cell>
          <table:table-cell table:style-name="Default" office:value-type="float" office:value="39.33312" calcext:value-type="float">
            <text:p>39.33312</text:p>
          </table:table-cell>
          <table:table-cell office:value-type="float" office:value="-82.982402" calcext:value-type="float">
            <text:p>-82.9824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eensburg IN (CBSA)</text:p>
          </table:table-cell>
          <table:table-cell table:style-name="Default" office:value-type="float" office:value="39.337272" calcext:value-type="float">
            <text:p>39.337272</text:p>
          </table:table-cell>
          <table:table-cell office:value-type="float" office:value="-85.483581" calcext:value-type="float">
            <text:p>-85.48358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no NV (DMA)</text:p>
          </table:table-cell>
          <table:table-cell table:style-name="Default" office:value-type="float" office:value="39.529633" calcext:value-type="float">
            <text:p>39.529633</text:p>
          </table:table-cell>
          <table:table-cell office:value-type="float" office:value="-119.813803" calcext:value-type="float">
            <text:p>-119.8138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ico CA (CBSA)</text:p>
          </table:table-cell>
          <table:table-cell table:style-name="Default" office:value-type="float" office:value="39.728494" calcext:value-type="float">
            <text:p>39.728494</text:p>
          </table:table-cell>
          <table:table-cell office:value-type="float" office:value="-121.837478" calcext:value-type="float">
            <text:p>-121.83747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ork-Hanover PA (CBSA)</text:p>
          </table:table-cell>
          <table:table-cell table:style-name="Default" office:value-type="float" office:value="39.800655" calcext:value-type="float">
            <text:p>39.800655</text:p>
          </table:table-cell>
          <table:table-cell office:value-type="float" office:value="-76.983036" calcext:value-type="float">
            <text:p>-76.98303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ettysburg PA (CBSA)</text:p>
          </table:table-cell>
          <table:table-cell table:style-name="Default" office:value-type="float" office:value="39.830929" calcext:value-type="float">
            <text:p>39.830929</text:p>
          </table:table-cell>
          <table:table-cell office:value-type="float" office:value="-77.231095" calcext:value-type="float">
            <text:p>-77.23109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w Castle IN (CBSA)</text:p>
          </table:table-cell>
          <table:table-cell table:style-name="Default" office:value-type="float" office:value="39.928935" calcext:value-type="float">
            <text:p>39.928935</text:p>
          </table:table-cell>
          <table:table-cell office:value-type="float" office:value="-85.370248" calcext:value-type="float">
            <text:p>-85.37024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lumbus OH (CBSA)</text:p>
          </table:table-cell>
          <table:table-cell table:style-name="Default" office:value-type="float" office:value="39.961176" calcext:value-type="float">
            <text:p>39.961176</text:p>
          </table:table-cell>
          <table:table-cell office:value-type="float" office:value="-82.998794" calcext:value-type="float">
            <text:p>-82.99879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lumbus OH (DMA)</text:p>
          </table:table-cell>
          <table:table-cell table:style-name="Default" office:value-type="float" office:value="39.961176" calcext:value-type="float">
            <text:p>39.961176</text:p>
          </table:table-cell>
          <table:table-cell office:value-type="float" office:value="-82.998794" calcext:value-type="float">
            <text:p>-82.99879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anapolis-Carmel IN (CBSA)</text:p>
          </table:table-cell>
          <table:table-cell table:style-name="Default" office:value-type="float" office:value="39.962126" calcext:value-type="float">
            <text:p>39.962126</text:p>
          </table:table-cell>
          <table:table-cell office:value-type="float" office:value="-86.119424" calcext:value-type="float">
            <text:p>-86.11942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merset PA (CBSA)</text:p>
          </table:table-cell>
          <table:table-cell table:style-name="Default" office:value-type="float" office:value="40.008411" calcext:value-type="float">
            <text:p>40.008411</text:p>
          </table:table-cell>
          <table:table-cell office:value-type="float" office:value="-79.078083" calcext:value-type="float">
            <text:p>-79.07808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rbana OH (CBSA)</text:p>
          </table:table-cell>
          <table:table-cell table:style-name="Default" office:value-type="float" office:value="40.108391" calcext:value-type="float">
            <text:p>40.108391</text:p>
          </table:table-cell>
          <table:table-cell office:value-type="float" office:value="-83.75243" calcext:value-type="float">
            <text:p>-83.7524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ampaign-Urbana IL (CBSA)</text:p>
          </table:table-cell>
          <table:table-cell table:style-name="Default" office:value-type="float" office:value="40.110588" calcext:value-type="float">
            <text:p>40.110588</text:p>
          </table:table-cell>
          <table:table-cell office:value-type="float" office:value="-88.20727" calcext:value-type="float">
            <text:p>-88.2072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nville IL (CBSA)</text:p>
          </table:table-cell>
          <table:table-cell table:style-name="Default" office:value-type="float" office:value="40.124481" calcext:value-type="float">
            <text:p>40.124481</text:p>
          </table:table-cell>
          <table:table-cell office:value-type="float" office:value="-87.630021" calcext:value-type="float">
            <text:p>-87.63002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idney OH (CBSA)</text:p>
          </table:table-cell>
          <table:table-cell table:style-name="Default" office:value-type="float" office:value="40.284216" calcext:value-type="float">
            <text:p>40.284216</text:p>
          </table:table-cell>
          <table:table-cell office:value-type="float" office:value="-84.155499" calcext:value-type="float">
            <text:p>-84.15549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llefontaine OH (CBSA)</text:p>
          </table:table-cell>
          <table:table-cell table:style-name="Default" office:value-type="float" office:value="40.361164" calcext:value-type="float">
            <text:p>40.361164</text:p>
          </table:table-cell>
          <table:table-cell office:value-type="float" office:value="-83.759656" calcext:value-type="float">
            <text:p>-83.75965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fayette-West Lafayette IN (CBSA)</text:p>
          </table:table-cell>
          <table:table-cell table:style-name="Default" office:value-type="float" office:value="40.275349" calcext:value-type="float">
            <text:p>40.275349</text:p>
          </table:table-cell>
          <table:table-cell office:value-type="float" office:value="-81.75096" calcext:value-type="float">
            <text:p>-81.7509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ittsburgh PA (CBSA)</text:p>
          </table:table-cell>
          <table:table-cell table:style-name="Default" office:value-type="float" office:value="40.440625" calcext:value-type="float">
            <text:p>40.440625</text:p>
          </table:table-cell>
          <table:table-cell office:value-type="float" office:value="-79.995886" calcext:value-type="float">
            <text:p>-79.99588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apakoneta OH (CBSA)</text:p>
          </table:table-cell>
          <table:table-cell table:style-name="Default" office:value-type="float" office:value="40.567827" calcext:value-type="float">
            <text:p>40.567827</text:p>
          </table:table-cell>
          <table:table-cell office:value-type="float" office:value="-84.193559" calcext:value-type="float">
            <text:p>-84.19355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ana PA (CBSA)</text:p>
          </table:table-cell>
          <table:table-cell table:style-name="Default" office:value-type="float" office:value="40.621455" calcext:value-type="float">
            <text:p>40.621455</text:p>
          </table:table-cell>
          <table:table-cell office:value-type="float" office:value="-79.152535" calcext:value-type="float">
            <text:p>-79.15253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earney NE (CBSA)</text:p>
          </table:table-cell>
          <table:table-cell table:style-name="Default" office:value-type="float" office:value="40.69933" calcext:value-type="float">
            <text:p>40.69933</text:p>
          </table:table-cell>
          <table:table-cell office:value-type="float" office:value="-99.081678" calcext:value-type="float">
            <text:p>-99.08167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nsfield OH (CBSA)</text:p>
          </table:table-cell>
          <table:table-cell table:style-name="Default" office:value-type="float" office:value="40.75839" calcext:value-type="float">
            <text:p>40.75839</text:p>
          </table:table-cell>
          <table:table-cell office:value-type="float" office:value="-82.515447" calcext:value-type="float">
            <text:p>-82.51544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exington NE (CBSA)</text:p>
          </table:table-cell>
          <table:table-cell table:style-name="Default" office:value-type="float" office:value="40.78084" calcext:value-type="float">
            <text:p>40.78084</text:p>
          </table:table-cell>
          <table:table-cell office:value-type="float" office:value="-99.741505" calcext:value-type="float">
            <text:p>-99.74150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abash IN (CBSA)</text:p>
          </table:table-cell>
          <table:table-cell table:style-name="Default" office:value-type="float" office:value="40.797821" calcext:value-type="float">
            <text:p>40.797821</text:p>
          </table:table-cell>
          <table:table-cell office:value-type="float" office:value="-85.820541" calcext:value-type="float">
            <text:p>-85.82054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indlay OH (CBSA)</text:p>
          </table:table-cell>
          <table:table-cell table:style-name="Default" office:value-type="float" office:value="41.04422" calcext:value-type="float">
            <text:p>41.04422</text:p>
          </table:table-cell>
          <table:table-cell office:value-type="float" office:value="-83.649932" calcext:value-type="float">
            <text:p>-83.64993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w Haven-Milford CT (CBSA)</text:p>
          </table:table-cell>
          <table:table-cell table:style-name="Default" office:value-type="float" office:value="41.230698" calcext:value-type="float">
            <text:p>41.230698</text:p>
          </table:table-cell>
          <table:table-cell office:value-type="float" office:value="-73.064036" calcext:value-type="float">
            <text:p>-73.06403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skaloosa IA (CBSA)</text:p>
          </table:table-cell>
          <table:table-cell table:style-name="Default" office:value-type="float" office:value="41.291673" calcext:value-type="float">
            <text:p>41.291673</text:p>
          </table:table-cell>
          <table:table-cell office:value-type="float" office:value="-92.649359" calcext:value-type="float">
            <text:p>-92.64935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adville PA (CBSA)</text:p>
          </table:table-cell>
          <table:table-cell table:style-name="Default" office:value-type="float" office:value="41.641444" calcext:value-type="float">
            <text:p>41.641444</text:p>
          </table:table-cell>
          <table:table-cell office:value-type="float" office:value="-80.151448" calcext:value-type="float">
            <text:p>-80.15144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ledo OH (CBSA)</text:p>
          </table:table-cell>
          <table:table-cell table:style-name="Default" office:value-type="float" office:value="41.663938" calcext:value-type="float">
            <text:p>41.663938</text:p>
          </table:table-cell>
          <table:table-cell office:value-type="float" office:value="-83.555212" calcext:value-type="float">
            <text:p>-83.5552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oone IA (CBSA)</text:p>
          </table:table-cell>
          <table:table-cell table:style-name="Default" office:value-type="float" office:value="42.059705" calcext:value-type="float">
            <text:p>42.059705</text:p>
          </table:table-cell>
          <table:table-cell office:value-type="float" office:value="-93.880227" calcext:value-type="float">
            <text:p>-93.88022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ringfield MA (CBSA)</text:p>
          </table:table-cell>
          <table:table-cell table:style-name="Default" office:value-type="float" office:value="42.101483" calcext:value-type="float">
            <text:p>42.101483</text:p>
          </table:table-cell>
          <table:table-cell office:value-type="float" office:value="-72.589811" calcext:value-type="float">
            <text:p>-72.5898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rie PA (CBSA)</text:p>
          </table:table-cell>
          <table:table-cell table:style-name="Default" office:value-type="float" office:value="42.129224" calcext:value-type="float">
            <text:p>42.129224</text:p>
          </table:table-cell>
          <table:table-cell office:value-type="float" office:value="-80.085059" calcext:value-type="float">
            <text:p>-80.08505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ckford IL (CBSA)</text:p>
          </table:table-cell>
          <table:table-cell table:style-name="Default" office:value-type="float" office:value="42.271131" calcext:value-type="float">
            <text:p>42.271131</text:p>
          </table:table-cell>
          <table:table-cell office:value-type="float" office:value="-89.093995" calcext:value-type="float">
            <text:p>-89.09399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ittsfield MA (CBSA)</text:p>
          </table:table-cell>
          <table:table-cell table:style-name="Default" office:value-type="float" office:value="42.450085" calcext:value-type="float">
            <text:p>42.450085</text:p>
          </table:table-cell>
          <table:table-cell office:value-type="float" office:value="-73.245382" calcext:value-type="float">
            <text:p>-73.24538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ubuque IA (CBSA)</text:p>
          </table:table-cell>
          <table:table-cell table:style-name="Default" office:value-type="float" office:value="42.500558" calcext:value-type="float">
            <text:p>42.500558</text:p>
          </table:table-cell>
          <table:table-cell office:value-type="float" office:value="-90.664572" calcext:value-type="float">
            <text:p>-90.66457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aterloo-Cedar Falls IA (CBSA)</text:p>
          </table:table-cell>
          <table:table-cell table:style-name="Default" office:value-type="float" office:value="42.520394" calcext:value-type="float">
            <text:p>42.520394</text:p>
          </table:table-cell>
          <table:table-cell office:value-type="float" office:value="-92.435371" calcext:value-type="float">
            <text:p>-92.43537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rley ID (CBSA)</text:p>
          </table:table-cell>
          <table:table-cell table:style-name="Default" office:value-type="float" office:value="42.535743" calcext:value-type="float">
            <text:p>42.535743</text:p>
          </table:table-cell>
          <table:table-cell office:value-type="float" office:value="-113.792795" calcext:value-type="float">
            <text:p>-113.79279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cine WI (CBSA)</text:p>
          </table:table-cell>
          <table:table-cell table:style-name="Default" office:value-type="float" office:value="42.726131" calcext:value-type="float">
            <text:p>42.726131</text:p>
          </table:table-cell>
          <table:table-cell office:value-type="float" office:value="-87.782852" calcext:value-type="float">
            <text:p>-87.78285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olland MI (CBSA)</text:p>
          </table:table-cell>
          <table:table-cell table:style-name="Default" office:value-type="float" office:value="42.787524" calcext:value-type="float">
            <text:p>42.787524</text:p>
          </table:table-cell>
          <table:table-cell office:value-type="float" office:value="-86.10893" calcext:value-type="float">
            <text:p>-86.1089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hitewater WI (CBSA)</text:p>
          </table:table-cell>
          <table:table-cell table:style-name="Default" office:value-type="float" office:value="42.83362" calcext:value-type="float">
            <text:p>42.83362</text:p>
          </table:table-cell>
          <table:table-cell office:value-type="float" office:value="-88.732327" calcext:value-type="float">
            <text:p>-88.73232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atertown-Fort Atkinson WI (CBSA)</text:p>
          </table:table-cell>
          <table:table-cell table:style-name="Default" office:value-type="float" office:value="42.928894" calcext:value-type="float">
            <text:p>42.928894</text:p>
          </table:table-cell>
          <table:table-cell office:value-type="float" office:value="-88.837051" calcext:value-type="float">
            <text:p>-88.83705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untain Home ID (CBSA)</text:p>
          </table:table-cell>
          <table:table-cell table:style-name="Default" office:value-type="float" office:value="43.13295" calcext:value-type="float">
            <text:p>43.13295</text:p>
          </table:table-cell>
          <table:table-cell office:value-type="float" office:value="-115.691197" calcext:value-type="float">
            <text:p>-115.69119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son City IA (CBSA)</text:p>
          </table:table-cell>
          <table:table-cell table:style-name="Default" office:value-type="float" office:value="43.153573" calcext:value-type="float">
            <text:p>43.153573</text:p>
          </table:table-cell>
          <table:table-cell office:value-type="float" office:value="-93.201037" calcext:value-type="float">
            <text:p>-93.20103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ackfoot ID (CBSA)</text:p>
          </table:table-cell>
          <table:table-cell table:style-name="Default" office:value-type="float" office:value="43.190471" calcext:value-type="float">
            <text:p>43.190471</text:p>
          </table:table-cell>
          <table:table-cell office:value-type="float" office:value="-112.344977" calcext:value-type="float">
            <text:p>-112.34497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lens Falls NY (CBSA)</text:p>
          </table:table-cell>
          <table:table-cell table:style-name="Default" office:value-type="float" office:value="43.309516" calcext:value-type="float">
            <text:p>43.309516</text:p>
          </table:table-cell>
          <table:table-cell office:value-type="float" office:value="-73.644006" calcext:value-type="float">
            <text:p>-73.6440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ioux Falls SD (CBSA)</text:p>
          </table:table-cell>
          <table:table-cell table:style-name="Default" office:value-type="float" office:value="43.544596" calcext:value-type="float">
            <text:p>43.544596</text:p>
          </table:table-cell>
          <table:table-cell office:value-type="float" office:value="-96.731103" calcext:value-type="float">
            <text:p>-96.7311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unt Pleasant MI (CBSA)</text:p>
          </table:table-cell>
          <table:table-cell table:style-name="Default" office:value-type="float" office:value="43.597807" calcext:value-type="float">
            <text:p>43.597807</text:p>
          </table:table-cell>
          <table:table-cell office:value-type="float" office:value="-84.767514" calcext:value-type="float">
            <text:p>-84.7675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nkato-North Mankato MN (CBSA)</text:p>
          </table:table-cell>
          <table:table-cell table:style-name="Default" office:value-type="float" office:value="44.19814" calcext:value-type="float">
            <text:p>44.19814</text:p>
          </table:table-cell>
          <table:table-cell office:value-type="float" office:value="-93.967437" calcext:value-type="float">
            <text:p>-93.96743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shkosh-Neenah WI (CBSA)</text:p>
          </table:table-cell>
          <table:table-cell table:style-name="Default" office:value-type="float" office:value="44.200397" calcext:value-type="float">
            <text:p>44.200397</text:p>
          </table:table-cell>
          <table:table-cell office:value-type="float" office:value="-88.517852" calcext:value-type="float">
            <text:p>-88.51785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uron SD (CBSA)</text:p>
          </table:table-cell>
          <table:table-cell table:style-name="Default" office:value-type="float" office:value="44.363317" calcext:value-type="float">
            <text:p>44.363317</text:p>
          </table:table-cell>
          <table:table-cell office:value-type="float" office:value="-98.214257" calcext:value-type="float">
            <text:p>-98.21425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awano WI Micro (CBSA)</text:p>
          </table:table-cell>
          <table:table-cell table:style-name="Default" office:value-type="float" office:value="44.782206" calcext:value-type="float">
            <text:p>44.782206</text:p>
          </table:table-cell>
          <table:table-cell office:value-type="float" office:value="-88.608992" calcext:value-type="float">
            <text:p>-88.60899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eridan WY (CBSA)</text:p>
          </table:table-cell>
          <table:table-cell table:style-name="Default" office:value-type="float" office:value="44.797194" calcext:value-type="float">
            <text:p>44.797194</text:p>
          </table:table-cell>
          <table:table-cell office:value-type="float" office:value="-106.956179" calcext:value-type="float">
            <text:p>-106.95617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ozeman MT (CBSA)</text:p>
          </table:table-cell>
          <table:table-cell table:style-name="Default" office:value-type="float" office:value="45.676998" calcext:value-type="float">
            <text:p>45.676998</text:p>
          </table:table-cell>
          <table:table-cell office:value-type="float" office:value="-111.042934" calcext:value-type="float">
            <text:p>-111.04293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scanaba MI (CBSA)</text:p>
          </table:table-cell>
          <table:table-cell table:style-name="Default" office:value-type="float" office:value="45.745247" calcext:value-type="float">
            <text:p>45.745247</text:p>
          </table:table-cell>
          <table:table-cell office:value-type="float" office:value="-87.06458" calcext:value-type="float">
            <text:p>-87.0645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illings MT (CBSA)</text:p>
          </table:table-cell>
          <table:table-cell table:style-name="Default" office:value-type="float" office:value="45.783286" calcext:value-type="float">
            <text:p>45.783286</text:p>
          </table:table-cell>
          <table:table-cell office:value-type="float" office:value="-108.50069" calcext:value-type="float">
            <text:p>-108.5006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tte-Silver Bow MT (CBSA)</text:p>
          </table:table-cell>
          <table:table-cell table:style-name="Default" office:value-type="float" office:value="46.003823" calcext:value-type="float">
            <text:p>46.003823</text:p>
          </table:table-cell>
          <table:table-cell office:value-type="float" office:value="-112.534778" calcext:value-type="float">
            <text:p>-112.53477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akima WA (CBSA)</text:p>
          </table:table-cell>
          <table:table-cell table:style-name="Default" office:value-type="float" office:value="46.602071" calcext:value-type="float">
            <text:p>46.602071</text:p>
          </table:table-cell>
          <table:table-cell office:value-type="float" office:value="-120.505899" calcext:value-type="float">
            <text:p>-120.50589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ssoula MT (CBSA)</text:p>
          </table:table-cell>
          <table:table-cell table:style-name="Default" office:value-type="float" office:value="46.878718" calcext:value-type="float">
            <text:p>46.878718</text:p>
          </table:table-cell>
          <table:table-cell office:value-type="float" office:value="-113.996586" calcext:value-type="float">
            <text:p>-113.99658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enatchee WA (CBSA)</text:p>
          </table:table-cell>
          <table:table-cell table:style-name="Default" office:value-type="float" office:value="47.42346" calcext:value-type="float">
            <text:p>47.42346</text:p>
          </table:table-cell>
          <table:table-cell office:value-type="float" office:value="-120.310349" calcext:value-type="float">
            <text:p>-120.31034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okane WA (CBSA)</text:p>
          </table:table-cell>
          <table:table-cell table:style-name="Default" office:value-type="float" office:value="47.65878" calcext:value-type="float">
            <text:p>47.65878</text:p>
          </table:table-cell>
          <table:table-cell office:value-type="float" office:value="-117.426047" calcext:value-type="float">
            <text:p>-117.42604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nama City (DMA)</text:p>
          </table:table-cell>
          <table:table-cell table:style-name="Default" office:value-type="float" office:value="8.983333" calcext:value-type="float">
            <text:p>8.983333</text:p>
          </table:table-cell>
          <table:table-cell office:value-type="float" office:value="-79.516667" calcext:value-type="float">
            <text:p>-79.51666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nama City-Lynn Haven FL (CBSA)</text:p>
          </table:table-cell>
          <table:table-cell table:style-name="Default" office:value-type="float" office:value="30.212401" calcext:value-type="float">
            <text:p>30.212401</text:p>
          </table:table-cell>
          <table:table-cell office:value-type="float" office:value="-85.649614" calcext:value-type="float">
            <text:p>-85.6496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chester NY (DMA)</text:p>
          </table:table-cell>
          <table:table-cell office:value-type="float" office:value="43.16103" calcext:value-type="float">
            <text:p>43.16103</text:p>
          </table:table-cell>
          <table:table-cell office:value-type="float" office:value="-77.610922" calcext:value-type="float">
            <text:p>-77.61092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earfish SD (CBSA)</text:p>
          </table:table-cell>
          <table:table-cell office:value-type="float" office:value="44.490817" calcext:value-type="float">
            <text:p>44.490817</text:p>
          </table:table-cell>
          <table:table-cell office:value-type="float" office:value="-103.85937" calcext:value-type="float">
            <text:p>-103.8593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ecibo PR (CBSA)</text:p>
          </table:table-cell>
          <table:table-cell office:value-type="float" office:value="18.459605" calcext:value-type="float">
            <text:p>18.459605</text:p>
          </table:table-cell>
          <table:table-cell office:value-type="float" office:value="-66.744172" calcext:value-type="float">
            <text:p>-66.74417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eville TX (CBSA)</text:p>
          </table:table-cell>
          <table:table-cell office:value-type="float" office:value="28.400832" calcext:value-type="float">
            <text:p>28.400832</text:p>
          </table:table-cell>
          <table:table-cell office:value-type="float" office:value="-97.748331" calcext:value-type="float">
            <text:p>-97.74833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guadilla-Isabela PR (CBSA)</text:p>
          </table:table-cell>
          <table:table-cell office:value-type="float" office:value="18.500776" calcext:value-type="float">
            <text:p>18.500776</text:p>
          </table:table-cell>
          <table:table-cell office:value-type="float" office:value="-67.024346" calcext:value-type="float">
            <text:p>-67.02434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icago</text:p>
          </table:table-cell>
          <table:table-cell office:value-type="float" office:value="41.878114" calcext:value-type="float">
            <text:p>41.878114</text:p>
          </table:table-cell>
          <table:table-cell office:value-type="float" office:value="-87.629798" calcext:value-type="float">
            <text:p>-87.62979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rgantown WV (CBSA)</text:p>
          </table:table-cell>
          <table:table-cell office:value-type="float" office:value="39.629526" calcext:value-type="float">
            <text:p>39.629526</text:p>
          </table:table-cell>
          <table:table-cell office:value-type="float" office:value="-79.955897" calcext:value-type="float">
            <text:p>-79.95589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earlake CA (CBSA)</text:p>
          </table:table-cell>
          <table:table-cell office:value-type="float" office:value="38.958231" calcext:value-type="float">
            <text:p>38.958231</text:p>
          </table:table-cell>
          <table:table-cell office:value-type="float" office:value="-122.626373" calcext:value-type="float">
            <text:p>-122.62637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lem OR (CBSA)</text:p>
          </table:table-cell>
          <table:table-cell office:value-type="float" office:value="44.942898" calcext:value-type="float">
            <text:p>44.942898</text:p>
          </table:table-cell>
          <table:table-cell office:value-type="float" office:value="-123.035096" calcext:value-type="float">
            <text:p>-123.03509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cadia FL (CBSA)</text:p>
          </table:table-cell>
          <table:table-cell office:value-type="float" office:value="27.215883" calcext:value-type="float">
            <text:p>27.215883</text:p>
          </table:table-cell>
          <table:table-cell office:value-type="float" office:value="-81.858416" calcext:value-type="float">
            <text:p>-81.8584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dford IN (CBSA)</text:p>
          </table:table-cell>
          <table:table-cell office:value-type="float" office:value="38.861162" calcext:value-type="float">
            <text:p>38.861162</text:p>
          </table:table-cell>
          <table:table-cell office:value-type="float" office:value="-86.487215" calcext:value-type="float">
            <text:p>-86.4872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hoenix AZ (CBSA)</text:p>
          </table:table-cell>
          <table:table-cell office:value-type="float" office:value="33.448377" calcext:value-type="float">
            <text:p>33.448377</text:p>
          </table:table-cell>
          <table:table-cell office:value-type="float" office:value="-112.074037" calcext:value-type="float">
            <text:p>-112.07403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evens Point WI (CBSA)</text:p>
          </table:table-cell>
          <table:table-cell office:value-type="float" office:value="44.523579" calcext:value-type="float">
            <text:p>44.523579</text:p>
          </table:table-cell>
          <table:table-cell office:value-type="float" office:value="-89.574563" calcext:value-type="float">
            <text:p>-89.57456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eoria-Bloomington (DMA)</text:p>
          </table:table-cell>
          <table:table-cell office:value-type="float" office:value="40.659775" calcext:value-type="float">
            <text:p>40.659775</text:p>
          </table:table-cell>
          <table:table-cell office:value-type="float" office:value="-89.549401" calcext:value-type="float">
            <text:p>-89.5494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dison WI (CBSA)</text:p>
          </table:table-cell>
          <table:table-cell office:value-type="float" office:value="43.073052" calcext:value-type="float">
            <text:p>43.073052</text:p>
          </table:table-cell>
          <table:table-cell office:value-type="float" office:value="-89.40123" calcext:value-type="float">
            <text:p>-89.4012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erling IL (CBSA)</text:p>
          </table:table-cell>
          <table:table-cell office:value-type="float" office:value="41.788642" calcext:value-type="float">
            <text:p>41.788642</text:p>
          </table:table-cell>
          <table:table-cell office:value-type="float" office:value="-89.696219" calcext:value-type="float">
            <text:p>-89.69621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ice TX (CBSA)</text:p>
          </table:table-cell>
          <table:table-cell office:value-type="float" office:value="27.752249" calcext:value-type="float">
            <text:p>27.752249</text:p>
          </table:table-cell>
          <table:table-cell office:value-type="float" office:value="-98.069725" calcext:value-type="float">
            <text:p>-98.0697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tavia NY (CBSA)</text:p>
          </table:table-cell>
          <table:table-cell office:value-type="float" office:value="42.998116" calcext:value-type="float">
            <text:p>42.998116</text:p>
          </table:table-cell>
          <table:table-cell office:value-type="float" office:value="-78.187517" calcext:value-type="float">
            <text:p>-78.18751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urham NC (CBSA)</text:p>
          </table:table-cell>
          <table:table-cell office:value-type="float" office:value="35.994033" calcext:value-type="float">
            <text:p>35.994033</text:p>
          </table:table-cell>
          <table:table-cell office:value-type="float" office:value="-78.898619" calcext:value-type="float">
            <text:p>-78.89861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swell NM (CBSA)</text:p>
          </table:table-cell>
          <table:table-cell office:value-type="float" office:value="33.394266" calcext:value-type="float">
            <text:p>33.394266</text:p>
          </table:table-cell>
          <table:table-cell office:value-type="float" office:value="-104.523024" calcext:value-type="float">
            <text:p>-104.52302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aco TX (CBSA)</text:p>
          </table:table-cell>
          <table:table-cell office:value-type="float" office:value="31.549333" calcext:value-type="float">
            <text:p>31.549333</text:p>
          </table:table-cell>
          <table:table-cell office:value-type="float" office:value="-97.14667" calcext:value-type="float">
            <text:p>-97.1466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atteville WI (CBSA)</text:p>
          </table:table-cell>
          <table:table-cell office:value-type="float" office:value="42.73416" calcext:value-type="float">
            <text:p>42.73416</text:p>
          </table:table-cell>
          <table:table-cell office:value-type="float" office:value="-90.478462" calcext:value-type="float">
            <text:p>-90.47846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ownsville-Harlingen TX (CBSA)</text:p>
          </table:table-cell>
          <table:table-cell office:value-type="float" office:value="25.972846" calcext:value-type="float">
            <text:p>25.972846</text:p>
          </table:table-cell>
          <table:table-cell office:value-type="float" office:value="-97.512307" calcext:value-type="float">
            <text:p>-97.51230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rtland OR (DMA)</text:p>
          </table:table-cell>
          <table:table-cell office:value-type="float" office:value="45.523062" calcext:value-type="float">
            <text:p>45.523062</text:p>
          </table:table-cell>
          <table:table-cell office:value-type="float" office:value="-122.676482" calcext:value-type="float">
            <text:p>-122.67648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nesville WI (CBSA)</text:p>
          </table:table-cell>
          <table:table-cell office:value-type="float" office:value="42.682789" calcext:value-type="float">
            <text:p>42.682789</text:p>
          </table:table-cell>
          <table:table-cell office:value-type="float" office:value="-89.018722" calcext:value-type="float">
            <text:p>-89.01872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ichita</text:p>
          </table:table-cell>
          <table:table-cell office:value-type="float" office:value="37.688889" calcext:value-type="float">
            <text:p>37.688889</text:p>
          </table:table-cell>
          <table:table-cell office:value-type="float" office:value="-97.336111" calcext:value-type="float">
            <text:p>-97.3361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arren PA (CBSA)</text:p>
          </table:table-cell>
          <table:table-cell office:value-type="float" office:value="41.843949" calcext:value-type="float">
            <text:p>41.843949</text:p>
          </table:table-cell>
          <table:table-cell office:value-type="float" office:value="-79.145044" calcext:value-type="float">
            <text:p>-79.14504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hiladelphia (DMA)</text:p>
          </table:table-cell>
          <table:table-cell office:value-type="float" office:value="39.952584" calcext:value-type="float">
            <text:p>39.952584</text:p>
          </table:table-cell>
          <table:table-cell office:value-type="float" office:value="-75.165222" calcext:value-type="float">
            <text:p>-75.16522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ort Dodge IA (CBSA)</text:p>
          </table:table-cell>
          <table:table-cell office:value-type="float" office:value="42.497469" calcext:value-type="float">
            <text:p>42.497469</text:p>
          </table:table-cell>
          <table:table-cell office:value-type="float" office:value="-94.168016" calcext:value-type="float">
            <text:p>-94.1680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vansville (DMA)</text:p>
          </table:table-cell>
          <table:table-cell office:value-type="float" office:value="37.971559" calcext:value-type="float">
            <text:p>37.971559</text:p>
          </table:table-cell>
          <table:table-cell office:value-type="float" office:value="-87.57109" calcext:value-type="float">
            <text:p>-87.5710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ikeston MO (CBSA)</text:p>
          </table:table-cell>
          <table:table-cell office:value-type="float" office:value="36.876719" calcext:value-type="float">
            <text:p>36.876719</text:p>
          </table:table-cell>
          <table:table-cell office:value-type="float" office:value="-89.587858" calcext:value-type="float">
            <text:p>-89.58785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rt Clinton OH (CBSA)</text:p>
          </table:table-cell>
          <table:table-cell office:value-type="float" office:value="41.511995" calcext:value-type="float">
            <text:p>41.511995</text:p>
          </table:table-cell>
          <table:table-cell office:value-type="float" office:value="-82.937692" calcext:value-type="float">
            <text:p>-82.93769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annibal MO (CBSA)</text:p>
          </table:table-cell>
          <table:table-cell office:value-type="float" office:value="39.708379" calcext:value-type="float">
            <text:p>39.708379</text:p>
          </table:table-cell>
          <table:table-cell office:value-type="float" office:value="-91.358482" calcext:value-type="float">
            <text:p>-91.35848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rth Vernon IN (CBSA)</text:p>
          </table:table-cell>
          <table:table-cell office:value-type="float" office:value="39.006165" calcext:value-type="float">
            <text:p>39.006165</text:p>
          </table:table-cell>
          <table:table-cell office:value-type="float" office:value="-85.62358" calcext:value-type="float">
            <text:p>-85.6235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efferson GA (CBSA)</text:p>
          </table:table-cell>
          <table:table-cell office:value-type="float" office:value="34.117054" calcext:value-type="float">
            <text:p>34.117054</text:p>
          </table:table-cell>
          <table:table-cell office:value-type="float" office:value="-83.572388" calcext:value-type="float">
            <text:p>-83.57238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idgeport-Stamford-Norwalk CT (CBSA)</text:p>
          </table:table-cell>
          <table:table-cell office:value-type="float" office:value="41.141368" calcext:value-type="float">
            <text:p>41.141368</text:p>
          </table:table-cell>
          <table:table-cell office:value-type="float" office:value="-73.28415" calcext:value-type="float">
            <text:p>-73.284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ducah KY-IL (CBSA)</text:p>
          </table:table-cell>
          <table:table-cell office:value-type="float" office:value="37.083389" calcext:value-type="float">
            <text:p>37.083389</text:p>
          </table:table-cell>
          <table:table-cell office:value-type="float" office:value="-88.600048" calcext:value-type="float">
            <text:p>-88.60004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evelland TX (CBSA)</text:p>
          </table:table-cell>
          <table:table-cell office:value-type="float" office:value="33.587316" calcext:value-type="float">
            <text:p>33.587316</text:p>
          </table:table-cell>
          <table:table-cell office:value-type="float" office:value="-102.37796" calcext:value-type="float">
            <text:p>-102.3779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ffalo - Niagara Region (DMA)</text:p>
          </table:table-cell>
          <table:table-cell office:value-type="float" office:value="42.886447" calcext:value-type="float">
            <text:p>42.886447</text:p>
          </table:table-cell>
          <table:table-cell office:value-type="float" office:value="-78.878369" calcext:value-type="float">
            <text:p>-78.87836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arlottesville VA (CBSA)</text:p>
          </table:table-cell>
          <table:table-cell office:value-type="float" office:value="38.029306" calcext:value-type="float">
            <text:p>38.029306</text:p>
          </table:table-cell>
          <table:table-cell office:value-type="float" office:value="-78.476678" calcext:value-type="float">
            <text:p>-78.47667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udington MI (CBSA)</text:p>
          </table:table-cell>
          <table:table-cell office:value-type="float" office:value="43.955283" calcext:value-type="float">
            <text:p>43.955283</text:p>
          </table:table-cell>
          <table:table-cell office:value-type="float" office:value="-86.452583" calcext:value-type="float">
            <text:p>-86.45258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ongview TX (CBSA)</text:p>
          </table:table-cell>
          <table:table-cell office:value-type="float" office:value="32.500704" calcext:value-type="float">
            <text:p>32.500704</text:p>
          </table:table-cell>
          <table:table-cell office:value-type="float" office:value="-94.740489" calcext:value-type="float">
            <text:p>-94.74048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os Angeles</text:p>
          </table:table-cell>
          <table:table-cell office:value-type="float" office:value="34.052234" calcext:value-type="float">
            <text:p>34.052234</text:p>
          </table:table-cell>
          <table:table-cell office:value-type="float" office:value="-118.243685" calcext:value-type="float">
            <text:p>-118.24368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ubbock TX (CBSA)</text:p>
          </table:table-cell>
          <table:table-cell office:value-type="float" office:value="33.577863" calcext:value-type="float">
            <text:p>33.577863</text:p>
          </table:table-cell>
          <table:table-cell office:value-type="float" office:value="-101.855166" calcext:value-type="float">
            <text:p>-101.85516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eenville OH (CBSA)</text:p>
          </table:table-cell>
          <table:table-cell office:value-type="float" office:value="40.102826" calcext:value-type="float">
            <text:p>40.102826</text:p>
          </table:table-cell>
          <table:table-cell office:value-type="float" office:value="-84.633012" calcext:value-type="float">
            <text:p>-84.6330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ke Charles (DMA)</text:p>
          </table:table-cell>
          <table:table-cell office:value-type="float" office:value="30.226595" calcext:value-type="float">
            <text:p>30.226595</text:p>
          </table:table-cell>
          <table:table-cell office:value-type="float" office:value="-93.217376" calcext:value-type="float">
            <text:p>-93.21737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l Campo TX (CBSA)</text:p>
          </table:table-cell>
          <table:table-cell office:value-type="float" office:value="29.19664" calcext:value-type="float">
            <text:p>29.19664</text:p>
          </table:table-cell>
          <table:table-cell office:value-type="float" office:value="-96.269687" calcext:value-type="float">
            <text:p>-96.26968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untsville-Decatur (Florence) (DMA)</text:p>
          </table:table-cell>
          <table:table-cell office:value-type="float" office:value="34.628418" calcext:value-type="float">
            <text:p>34.628418</text:p>
          </table:table-cell>
          <table:table-cell office:value-type="float" office:value="-86.926653" calcext:value-type="float">
            <text:p>-86.92665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isalia-Porterville CA (CBSA)</text:p>
          </table:table-cell>
          <table:table-cell office:value-type="float" office:value="36.06523" calcext:value-type="float">
            <text:p>36.06523</text:p>
          </table:table-cell>
          <table:table-cell office:value-type="float" office:value="-119.016768" calcext:value-type="float">
            <text:p>-119.01676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adford PA (CBSA)</text:p>
          </table:table-cell>
          <table:table-cell office:value-type="float" office:value="41.956495" calcext:value-type="float">
            <text:p>41.956495</text:p>
          </table:table-cell>
          <table:table-cell office:value-type="float" office:value="-78.649163" calcext:value-type="float">
            <text:p>-78.64916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ullman WA (CBSA)</text:p>
          </table:table-cell>
          <table:table-cell office:value-type="float" office:value="46.729777" calcext:value-type="float">
            <text:p>46.729777</text:p>
          </table:table-cell>
          <table:table-cell office:value-type="float" office:value="-117.181738" calcext:value-type="float">
            <text:p>-117.18173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ittsburg KS (CBSA)</text:p>
          </table:table-cell>
          <table:table-cell office:value-type="float" office:value="37.410884" calcext:value-type="float">
            <text:p>37.410884</text:p>
          </table:table-cell>
          <table:table-cell office:value-type="float" office:value="-94.70496" calcext:value-type="float">
            <text:p>-94.7049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utchinson MN (CBSA)</text:p>
          </table:table-cell>
          <table:table-cell office:value-type="float" office:value="44.892548" calcext:value-type="float">
            <text:p>44.892548</text:p>
          </table:table-cell>
          <table:table-cell office:value-type="float" office:value="-94.369293" calcext:value-type="float">
            <text:p>-94.36929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ustin-Round Rock TX (CBSA)</text:p>
          </table:table-cell>
          <table:table-cell office:value-type="float" office:value="30.483571" calcext:value-type="float">
            <text:p>30.483571</text:p>
          </table:table-cell>
          <table:table-cell office:value-type="float" office:value="-97.736778" calcext:value-type="float">
            <text:p>-97.73677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ogalusa LA (CBSA)</text:p>
          </table:table-cell>
          <table:table-cell office:value-type="float" office:value="30.79102" calcext:value-type="float">
            <text:p>30.79102</text:p>
          </table:table-cell>
          <table:table-cell office:value-type="float" office:value="-89.848686" calcext:value-type="float">
            <text:p>-89.84868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mporia KS (CBSA)</text:p>
          </table:table-cell>
          <table:table-cell office:value-type="float" office:value="38.403903" calcext:value-type="float">
            <text:p>38.403903</text:p>
          </table:table-cell>
          <table:table-cell office:value-type="float" office:value="-96.181663" calcext:value-type="float">
            <text:p>-96.18166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ading PA (CBSA)</text:p>
          </table:table-cell>
          <table:table-cell office:value-type="float" office:value="40.335648" calcext:value-type="float">
            <text:p>40.335648</text:p>
          </table:table-cell>
          <table:table-cell office:value-type="float" office:value="-75.926875" calcext:value-type="float">
            <text:p>-75.92687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catur AL (CBSA)</text:p>
          </table:table-cell>
          <table:table-cell office:value-type="float" office:value="34.605925" calcext:value-type="float">
            <text:p>34.605925</text:p>
          </table:table-cell>
          <table:table-cell office:value-type="float" office:value="-86.983342" calcext:value-type="float">
            <text:p>-86.98334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w York (5 Boroughs)</text:p>
          </table:table-cell>
          <table:table-cell office:value-type="float" office:value="40.712784" calcext:value-type="float">
            <text:p>40.712784</text:p>
          </table:table-cell>
          <table:table-cell office:value-type="float" office:value="-74.005941" calcext:value-type="float">
            <text:p>-74.00594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plin-Pittsburg (DMA)</text:p>
          </table:table-cell>
          <table:table-cell office:value-type="float" office:value="37.424084" calcext:value-type="float">
            <text:p>37.424084</text:p>
          </table:table-cell>
          <table:table-cell office:value-type="float" office:value="-94.700308" calcext:value-type="float">
            <text:p>-94.70030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edar Rapids IA (CBSA)</text:p>
          </table:table-cell>
          <table:table-cell office:value-type="float" office:value="41.97788" calcext:value-type="float">
            <text:p>41.97788</text:p>
          </table:table-cell>
          <table:table-cell office:value-type="float" office:value="-91.665623" calcext:value-type="float">
            <text:p>-91.66562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arrensburg MO (CBSA)</text:p>
          </table:table-cell>
          <table:table-cell office:value-type="float" office:value="38.762789" calcext:value-type="float">
            <text:p>38.762789</text:p>
          </table:table-cell>
          <table:table-cell office:value-type="float" office:value="-93.73605" calcext:value-type="float">
            <text:p>-93.7360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inbridge GA (CBSA)</text:p>
          </table:table-cell>
          <table:table-cell office:value-type="float" office:value="30.9038" calcext:value-type="float">
            <text:p>30.9038</text:p>
          </table:table-cell>
          <table:table-cell office:value-type="float" office:value="-84.57547" calcext:value-type="float">
            <text:p>-84.5754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oise City-Nampa ID (CBSA)</text:p>
          </table:table-cell>
          <table:table-cell office:value-type="float" office:value="43.590999" calcext:value-type="float">
            <text:p>43.590999</text:p>
          </table:table-cell>
          <table:table-cell office:value-type="float" office:value="-116.276786" calcext:value-type="float">
            <text:p>-116.27678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icago (DMA)</text:p>
          </table:table-cell>
          <table:table-cell office:value-type="float" office:value="41.878114" calcext:value-type="float">
            <text:p>41.878114</text:p>
          </table:table-cell>
          <table:table-cell office:value-type="float" office:value="-87.629798" calcext:value-type="float">
            <text:p>-87.62979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ayetteville NC (CBSA)</text:p>
          </table:table-cell>
          <table:table-cell office:value-type="float" office:value="35.052664" calcext:value-type="float">
            <text:p>35.052664</text:p>
          </table:table-cell>
          <table:table-cell office:value-type="float" office:value="-78.878358" calcext:value-type="float">
            <text:p>-78.87835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rristown TN (CBSA)</text:p>
          </table:table-cell>
          <table:table-cell office:value-type="float" office:value="36.213981" calcext:value-type="float">
            <text:p>36.213981</text:p>
          </table:table-cell>
          <table:table-cell office:value-type="float" office:value="-83.294892" calcext:value-type="float">
            <text:p>-83.29489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exandria LA (CBSA)</text:p>
          </table:table-cell>
          <table:table-cell office:value-type="float" office:value="31.311294" calcext:value-type="float">
            <text:p>31.311294</text:p>
          </table:table-cell>
          <table:table-cell office:value-type="float" office:value="-92.445137" calcext:value-type="float">
            <text:p>-92.44513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exandria LA (DMA)</text:p>
          </table:table-cell>
          <table:table-cell office:value-type="float" office:value="31.311294" calcext:value-type="float">
            <text:p>31.311294</text:p>
          </table:table-cell>
          <table:table-cell office:value-type="float" office:value="-92.445137" calcext:value-type="float">
            <text:p>-92.44513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ckson MI (CBSA)</text:p>
          </table:table-cell>
          <table:table-cell office:value-type="float" office:value="42.245869" calcext:value-type="float">
            <text:p>42.245869</text:p>
          </table:table-cell>
          <table:table-cell office:value-type="float" office:value="-84.401346" calcext:value-type="float">
            <text:p>-84.40134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nce PR (CBSA)</text:p>
          </table:table-cell>
          <table:table-cell office:value-type="float" office:value="18.011077" calcext:value-type="float">
            <text:p>18.011077</text:p>
          </table:table-cell>
          <table:table-cell office:value-type="float" office:value="-66.614062" calcext:value-type="float">
            <text:p>-66.61406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reveport-Bossier City LA (CBSA)</text:p>
          </table:table-cell>
          <table:table-cell office:value-type="float" office:value="32.525152" calcext:value-type="float">
            <text:p>32.525152</text:p>
          </table:table-cell>
          <table:table-cell office:value-type="float" office:value="-93.750179" calcext:value-type="float">
            <text:p>-93.75017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ilmington NC (CBSA)</text:p>
          </table:table-cell>
          <table:table-cell office:value-type="float" office:value="34.225726" calcext:value-type="float">
            <text:p>34.225726</text:p>
          </table:table-cell>
          <table:table-cell office:value-type="float" office:value="-77.94471" calcext:value-type="float">
            <text:p>-77.9447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eyenne-Scottsbluff (DMA)</text:p>
          </table:table-cell>
          <table:table-cell office:value-type="float" office:value="41.876312" calcext:value-type="float">
            <text:p>41.876312</text:p>
          </table:table-cell>
          <table:table-cell office:value-type="float" office:value="-103.637984" calcext:value-type="float">
            <text:p>-103.63798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lando</text:p>
          </table:table-cell>
          <table:table-cell office:value-type="float" office:value="28.538336" calcext:value-type="float">
            <text:p>28.538336</text:p>
          </table:table-cell>
          <table:table-cell office:value-type="float" office:value="-81.379236" calcext:value-type="float">
            <text:p>-81.37923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rion NC (CBSA)</text:p>
          </table:table-cell>
          <table:table-cell office:value-type="float" office:value="35.684013" calcext:value-type="float">
            <text:p>35.684013</text:p>
          </table:table-cell>
          <table:table-cell office:value-type="float" office:value="-82.009274" calcext:value-type="float">
            <text:p>-82.00927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emont NE (CBSA)</text:p>
          </table:table-cell>
          <table:table-cell office:value-type="float" office:value="41.433391" calcext:value-type="float">
            <text:p>41.433391</text:p>
          </table:table-cell>
          <table:table-cell office:value-type="float" office:value="-96.498147" calcext:value-type="float">
            <text:p>-96.49814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xford MS (CBSA)</text:p>
          </table:table-cell>
          <table:table-cell office:value-type="float" office:value="34.366495" calcext:value-type="float">
            <text:p>34.366495</text:p>
          </table:table-cell>
          <table:table-cell office:value-type="float" office:value="-89.519248" calcext:value-type="float">
            <text:p>-89.51924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rtland</text:p>
          </table:table-cell>
          <table:table-cell office:value-type="float" office:value="45.523062" calcext:value-type="float">
            <text:p>45.523062</text:p>
          </table:table-cell>
          <table:table-cell office:value-type="float" office:value="-122.676482" calcext:value-type="float">
            <text:p>-122.67648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atertown (DMA)</text:p>
          </table:table-cell>
          <table:table-cell office:value-type="float" office:value="42.37093" calcext:value-type="float">
            <text:p>42.37093</text:p>
          </table:table-cell>
          <table:table-cell office:value-type="float" office:value="-71.182832" calcext:value-type="float">
            <text:p>-71.18283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ke Havasu City-Kingman AZ (CBSA)</text:p>
          </table:table-cell>
          <table:table-cell office:value-type="float" office:value="35.189443" calcext:value-type="float">
            <text:p>35.189443</text:p>
          </table:table-cell>
          <table:table-cell office:value-type="float" office:value="-114.053006" calcext:value-type="float">
            <text:p>-114.0530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ringfield MO (CBSA)</text:p>
          </table:table-cell>
          <table:table-cell office:value-type="float" office:value="37.208957" calcext:value-type="float">
            <text:p>37.208957</text:p>
          </table:table-cell>
          <table:table-cell office:value-type="float" office:value="-93.292299" calcext:value-type="float">
            <text:p>-93.29229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thens TX (CBSA)</text:p>
          </table:table-cell>
          <table:table-cell office:value-type="float" office:value="32.204873" calcext:value-type="float">
            <text:p>32.204873</text:p>
          </table:table-cell>
          <table:table-cell office:value-type="float" office:value="-95.855521" calcext:value-type="float">
            <text:p>-95.85552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irmingham-Hoover AL (CBSA)</text:p>
          </table:table-cell>
          <table:table-cell office:value-type="float" office:value="33.33896" calcext:value-type="float">
            <text:p>33.33896</text:p>
          </table:table-cell>
          <table:table-cell office:value-type="float" office:value="-86.851694" calcext:value-type="float">
            <text:p>-86.85169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vansville IN-KY (CBSA)</text:p>
          </table:table-cell>
          <table:table-cell office:value-type="float" office:value="37.971559" calcext:value-type="float">
            <text:p>37.971559</text:p>
          </table:table-cell>
          <table:table-cell office:value-type="float" office:value="-87.57109" calcext:value-type="float">
            <text:p>-87.5710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okomo IN (CBSA)</text:p>
          </table:table-cell>
          <table:table-cell office:value-type="float" office:value="40.486427" calcext:value-type="float">
            <text:p>40.486427</text:p>
          </table:table-cell>
          <table:table-cell office:value-type="float" office:value="-86.133603" calcext:value-type="float">
            <text:p>-86.1336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 Crosse-Eau Claire (DMA)</text:p>
          </table:table-cell>
          <table:table-cell office:value-type="float" office:value="44.811349" calcext:value-type="float">
            <text:p>44.811349</text:p>
          </table:table-cell>
          <table:table-cell office:value-type="float" office:value="-91.498494" calcext:value-type="float">
            <text:p>-91.49849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nitowoc WI (CBSA)</text:p>
          </table:table-cell>
          <table:table-cell office:value-type="float" office:value="44.088606" calcext:value-type="float">
            <text:p>44.088606</text:p>
          </table:table-cell>
          <table:table-cell office:value-type="float" office:value="-87.657584" calcext:value-type="float">
            <text:p>-87.65758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heeling WV-OH (CBSA)</text:p>
          </table:table-cell>
          <table:table-cell office:value-type="float" office:value="40.063962" calcext:value-type="float">
            <text:p>40.063962</text:p>
          </table:table-cell>
          <table:table-cell office:value-type="float" office:value="-80.720915" calcext:value-type="float">
            <text:p>-80.7209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rfolk NE (CBSA)</text:p>
          </table:table-cell>
          <table:table-cell office:value-type="float" office:value="42.032723" calcext:value-type="float">
            <text:p>42.032723</text:p>
          </table:table-cell>
          <table:table-cell office:value-type="float" office:value="-97.413755" calcext:value-type="float">
            <text:p>-97.4137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. Joseph MO-KS (CBSA)</text:p>
          </table:table-cell>
          <table:table-cell office:value-type="float" office:value="39.767458" calcext:value-type="float">
            <text:p>39.767458</text:p>
          </table:table-cell>
          <table:table-cell office:value-type="float" office:value="-94.846681" calcext:value-type="float">
            <text:p>-94.84668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cksonville FL (CBSA)</text:p>
          </table:table-cell>
          <table:table-cell office:value-type="float" office:value="30.332184" calcext:value-type="float">
            <text:p>30.332184</text:p>
          </table:table-cell>
          <table:table-cell office:value-type="float" office:value="-81.655651" calcext:value-type="float">
            <text:p>-81.65565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bilene TX (CBSA)</text:p>
          </table:table-cell>
          <table:table-cell office:value-type="float" office:value="32.448736" calcext:value-type="float">
            <text:p>32.448736</text:p>
          </table:table-cell>
          <table:table-cell office:value-type="float" office:value="-99.733144" calcext:value-type="float">
            <text:p>-99.73314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s Moines</text:p>
          </table:table-cell>
          <table:table-cell office:value-type="float" office:value="41.600545" calcext:value-type="float">
            <text:p>41.600545</text:p>
          </table:table-cell>
          <table:table-cell office:value-type="float" office:value="-93.609106" calcext:value-type="float">
            <text:p>-93.6091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ernal UT (CBSA)</text:p>
          </table:table-cell>
          <table:table-cell office:value-type="float" office:value="40.455516" calcext:value-type="float">
            <text:p>40.455516</text:p>
          </table:table-cell>
          <table:table-cell office:value-type="float" office:value="-109.528748" calcext:value-type="float">
            <text:p>-109.52874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cComb MS (CBSA)</text:p>
          </table:table-cell>
          <table:table-cell office:value-type="float" office:value="31.243787" calcext:value-type="float">
            <text:p>31.243787</text:p>
          </table:table-cell>
          <table:table-cell office:value-type="float" office:value="-90.453153" calcext:value-type="float">
            <text:p>-90.45315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w York (Westchester County)</text:p>
          </table:table-cell>
          <table:table-cell office:value-type="float" office:value="40.712784" calcext:value-type="float">
            <text:p>40.712784</text:p>
          </table:table-cell>
          <table:table-cell office:value-type="float" office:value="-74.005941" calcext:value-type="float">
            <text:p>-74.00594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llahassee FL (CBSA)</text:p>
          </table:table-cell>
          <table:table-cell office:value-type="float" office:value="30.438256" calcext:value-type="float">
            <text:p>30.438256</text:p>
          </table:table-cell>
          <table:table-cell office:value-type="float" office:value="-84.280733" calcext:value-type="float">
            <text:p>-84.28073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desto CA (CBSA)</text:p>
          </table:table-cell>
          <table:table-cell office:value-type="float" office:value="37.639097" calcext:value-type="float">
            <text:p>37.639097</text:p>
          </table:table-cell>
          <table:table-cell office:value-type="float" office:value="-120.996878" calcext:value-type="float">
            <text:p>-120.99687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inston-Salem NC (CBSA)</text:p>
          </table:table-cell>
          <table:table-cell office:value-type="float" office:value="36.09986" calcext:value-type="float">
            <text:p>36.09986</text:p>
          </table:table-cell>
          <table:table-cell office:value-type="float" office:value="-80.244216" calcext:value-type="float">
            <text:p>-80.2442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uburn-Opelika AL (CBSA)</text:p>
          </table:table-cell>
          <table:table-cell office:value-type="float" office:value="32.613769" calcext:value-type="float">
            <text:p>32.613769</text:p>
          </table:table-cell>
          <table:table-cell office:value-type="float" office:value="-85.435266" calcext:value-type="float">
            <text:p>-85.43526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oomsburg-Berwick PA (CBSA)</text:p>
          </table:table-cell>
          <table:table-cell office:value-type="float" office:value="41.026742" calcext:value-type="float">
            <text:p>41.026742</text:p>
          </table:table-cell>
          <table:table-cell office:value-type="float" office:value="-76.358569" calcext:value-type="float">
            <text:p>-76.35856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cksonville NC (CBSA)</text:p>
          </table:table-cell>
          <table:table-cell office:value-type="float" office:value="34.754052" calcext:value-type="float">
            <text:p>34.754052</text:p>
          </table:table-cell>
          <table:table-cell office:value-type="float" office:value="-77.430241" calcext:value-type="float">
            <text:p>-77.43024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he Villages FL (CBSA)</text:p>
          </table:table-cell>
          <table:table-cell office:value-type="float" office:value="28.927019" calcext:value-type="float">
            <text:p>28.927019</text:p>
          </table:table-cell>
          <table:table-cell office:value-type="float" office:value="-82.003761" calcext:value-type="float">
            <text:p>-82.00376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lkhart-Goshen IN (CBSA)</text:p>
          </table:table-cell>
          <table:table-cell office:value-type="float" office:value="41.582272" calcext:value-type="float">
            <text:p>41.582272</text:p>
          </table:table-cell>
          <table:table-cell office:value-type="float" office:value="-85.834438" calcext:value-type="float">
            <text:p>-85.83443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comb IL (CBSA)</text:p>
          </table:table-cell>
          <table:table-cell office:value-type="float" office:value="40.459208" calcext:value-type="float">
            <text:p>40.459208</text:p>
          </table:table-cell>
          <table:table-cell office:value-type="float" office:value="-90.671797" calcext:value-type="float">
            <text:p>-90.67179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ylorville IL (CBSA)</text:p>
          </table:table-cell>
          <table:table-cell office:value-type="float" office:value="39.548935" calcext:value-type="float">
            <text:p>39.548935</text:p>
          </table:table-cell>
          <table:table-cell office:value-type="float" office:value="-89.294533" calcext:value-type="float">
            <text:p>-89.29453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ort Leonard Wood MO (CBSA)</text:p>
          </table:table-cell>
          <table:table-cell office:value-type="float" office:value="37.725232" calcext:value-type="float">
            <text:p>37.725232</text:p>
          </table:table-cell>
          <table:table-cell office:value-type="float" office:value="-92.164672" calcext:value-type="float">
            <text:p>-92.16467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eveland-Elyria-Mentor OH (CBSA)</text:p>
          </table:table-cell>
          <table:table-cell office:value-type="float" office:value="41.666157" calcext:value-type="float">
            <text:p>41.666157</text:p>
          </table:table-cell>
          <table:table-cell office:value-type="float" office:value="-81.339552" calcext:value-type="float">
            <text:p>-81.33955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amogordo NM (CBSA)</text:p>
          </table:table-cell>
          <table:table-cell office:value-type="float" office:value="32.899533" calcext:value-type="float">
            <text:p>32.899533</text:p>
          </table:table-cell>
          <table:table-cell office:value-type="float" office:value="-105.960265" calcext:value-type="float">
            <text:p>-105.96026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shville-Davidson--Murfreesboro TN (CBSA)</text:p>
          </table:table-cell>
          <table:table-cell office:value-type="float" office:value="36.016739" calcext:value-type="float">
            <text:p>36.016739</text:p>
          </table:table-cell>
          <table:table-cell office:value-type="float" office:value="-86.563252" calcext:value-type="float">
            <text:p>-86.56325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an Wert OH (CBSA)</text:p>
          </table:table-cell>
          <table:table-cell office:value-type="float" office:value="40.869493" calcext:value-type="float">
            <text:p>40.869493</text:p>
          </table:table-cell>
          <table:table-cell office:value-type="float" office:value="-84.584122" calcext:value-type="float">
            <text:p>-84.58412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ioux Falls (Mitchell) (DMA)</text:p>
          </table:table-cell>
          <table:table-cell office:value-type="float" office:value="43.544596" calcext:value-type="float">
            <text:p>43.544596</text:p>
          </table:table-cell>
          <table:table-cell office:value-type="float" office:value="-96.731103" calcext:value-type="float">
            <text:p>-96.7311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incennes IN (CBSA)</text:p>
          </table:table-cell>
          <table:table-cell office:value-type="float" office:value="38.677269" calcext:value-type="float">
            <text:p>38.677269</text:p>
          </table:table-cell>
          <table:table-cell office:value-type="float" office:value="-87.528633" calcext:value-type="float">
            <text:p>-87.52863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ort Madison-Keokuk IA-MO (CBSA)</text:p>
          </table:table-cell>
          <table:table-cell office:value-type="float" office:value="37.964253" calcext:value-type="float">
            <text:p>37.964253</text:p>
          </table:table-cell>
          <table:table-cell office:value-type="float" office:value="-91.831833" calcext:value-type="float">
            <text:p>-91.83183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ausau-Rhinelander (DMA)</text:p>
          </table:table-cell>
          <table:table-cell office:value-type="float" office:value="45.610836" calcext:value-type="float">
            <text:p>45.610836</text:p>
          </table:table-cell>
          <table:table-cell office:value-type="float" office:value="-89.526737" calcext:value-type="float">
            <text:p>-89.52673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linsgrove PA (CBSA)</text:p>
          </table:table-cell>
          <table:table-cell office:value-type="float" office:value="40.798974" calcext:value-type="float">
            <text:p>40.798974</text:p>
          </table:table-cell>
          <table:table-cell office:value-type="float" office:value="-76.862193" calcext:value-type="float">
            <text:p>-76.86219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guas (Region) (DMA)</text:p>
          </table:table-cell>
          <table:table-cell office:value-type="float" office:value="18.2388" calcext:value-type="float">
            <text:p>18.2388</text:p>
          </table:table-cell>
          <table:table-cell office:value-type="float" office:value="-66.035249" calcext:value-type="float">
            <text:p>-66.03524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oughton MI (CBSA)</text:p>
          </table:table-cell>
          <table:table-cell office:value-type="float" office:value="47.121133" calcext:value-type="float">
            <text:p>47.121133</text:p>
          </table:table-cell>
          <table:table-cell office:value-type="float" office:value="-88.569418" calcext:value-type="float">
            <text:p>-88.56941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cksonville IL (CBSA)</text:p>
          </table:table-cell>
          <table:table-cell office:value-type="float" office:value="39.733936" calcext:value-type="float">
            <text:p>39.733936</text:p>
          </table:table-cell>
          <table:table-cell office:value-type="float" office:value="-90.22901" calcext:value-type="float">
            <text:p>-90.229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pid City (DMA)</text:p>
          </table:table-cell>
          <table:table-cell office:value-type="float" office:value="44.080543" calcext:value-type="float">
            <text:p>44.080543</text:p>
          </table:table-cell>
          <table:table-cell office:value-type="float" office:value="-103.231015" calcext:value-type="float">
            <text:p>-103.2310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pid City SD (CBSA)</text:p>
          </table:table-cell>
          <table:table-cell office:value-type="float" office:value="44.080543" calcext:value-type="float">
            <text:p>44.080543</text:p>
          </table:table-cell>
          <table:table-cell office:value-type="float" office:value="-103.231015" calcext:value-type="float">
            <text:p>-103.2310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cson</text:p>
          </table:table-cell>
          <table:table-cell office:value-type="float" office:value="32.221743" calcext:value-type="float">
            <text:p>32.221743</text:p>
          </table:table-cell>
          <table:table-cell office:value-type="float" office:value="-110.926479" calcext:value-type="float">
            <text:p>-110.92647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ingsport-Bristol-Bristol TN-VA (CBSA)</text:p>
          </table:table-cell>
          <table:table-cell office:value-type="float" office:value="37.431573" calcext:value-type="float">
            <text:p>37.431573</text:p>
          </table:table-cell>
          <table:table-cell office:value-type="float" office:value="-78.656894" calcext:value-type="float">
            <text:p>-78.65689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troit-Warren-Livonia MI (CBSA)</text:p>
          </table:table-cell>
          <table:table-cell office:value-type="float" office:value="42.341216" calcext:value-type="float">
            <text:p>42.341216</text:p>
          </table:table-cell>
          <table:table-cell office:value-type="float" office:value="-83.282919" calcext:value-type="float">
            <text:p>-83.28291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untington IN (CBSA)</text:p>
          </table:table-cell>
          <table:table-cell office:value-type="float" office:value="40.883101" calcext:value-type="float">
            <text:p>40.883101</text:p>
          </table:table-cell>
          <table:table-cell office:value-type="float" office:value="-85.497476" calcext:value-type="float">
            <text:p>-85.49747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ewisburg TN (CBSA)</text:p>
          </table:table-cell>
          <table:table-cell office:value-type="float" office:value="35.44924" calcext:value-type="float">
            <text:p>35.44924</text:p>
          </table:table-cell>
          <table:table-cell office:value-type="float" office:value="-86.788889" calcext:value-type="float">
            <text:p>-86.78888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omonie WI (CBSA)</text:p>
          </table:table-cell>
          <table:table-cell office:value-type="float" office:value="44.875518" calcext:value-type="float">
            <text:p>44.875518</text:p>
          </table:table-cell>
          <table:table-cell office:value-type="float" office:value="-91.919342" calcext:value-type="float">
            <text:p>-91.91934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rshall MO (CBSA)</text:p>
          </table:table-cell>
          <table:table-cell office:value-type="float" office:value="39.123078" calcext:value-type="float">
            <text:p>39.123078</text:p>
          </table:table-cell>
          <table:table-cell office:value-type="float" office:value="-93.19687" calcext:value-type="float">
            <text:p>-93.1968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niston-Oxford AL (CBSA)</text:p>
          </table:table-cell>
          <table:table-cell office:value-type="float" office:value="33.589824" calcext:value-type="float">
            <text:p>33.589824</text:p>
          </table:table-cell>
          <table:table-cell office:value-type="float" office:value="-85.851965" calcext:value-type="float">
            <text:p>-85.85196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aumont-Port Arthur TX (CBSA)</text:p>
          </table:table-cell>
          <table:table-cell office:value-type="float" office:value="29.950833" calcext:value-type="float">
            <text:p>29.950833</text:p>
          </table:table-cell>
          <table:table-cell office:value-type="float" office:value="-94.020694" calcext:value-type="float">
            <text:p>-94.02069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pelousas-Eunice LA (CBSA)</text:p>
          </table:table-cell>
          <table:table-cell office:value-type="float" office:value="30.494367" calcext:value-type="float">
            <text:p>30.494367</text:p>
          </table:table-cell>
          <table:table-cell office:value-type="float" office:value="-92.417632" calcext:value-type="float">
            <text:p>-92.41763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phne-Fairhope AL (CBSA)</text:p>
          </table:table-cell>
          <table:table-cell office:value-type="float" office:value="30.603833" calcext:value-type="float">
            <text:p>30.603833</text:p>
          </table:table-cell>
          <table:table-cell office:value-type="float" office:value="-87.866136" calcext:value-type="float">
            <text:p>-87.86613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untsville AL (CBSA)</text:p>
          </table:table-cell>
          <table:table-cell office:value-type="float" office:value="34.730369" calcext:value-type="float">
            <text:p>34.730369</text:p>
          </table:table-cell>
          <table:table-cell office:value-type="float" office:value="-86.586104" calcext:value-type="float">
            <text:p>-86.5861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mphis</text:p>
          </table:table-cell>
          <table:table-cell office:value-type="float" office:value="35.149534" calcext:value-type="float">
            <text:p>35.149534</text:p>
          </table:table-cell>
          <table:table-cell office:value-type="float" office:value="-90.04898" calcext:value-type="float">
            <text:p>-90.0489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tlanta-Sandy Springs-Marietta GA (CBSA)</text:p>
          </table:table-cell>
          <table:table-cell office:value-type="float" office:value="33.888116" calcext:value-type="float">
            <text:p>33.888116</text:p>
          </table:table-cell>
          <table:table-cell office:value-type="float" office:value="-84.46427" calcext:value-type="float">
            <text:p>-84.4642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oomington IL (CBSA)</text:p>
          </table:table-cell>
          <table:table-cell office:value-type="float" office:value="40.484203" calcext:value-type="float">
            <text:p>40.484203</text:p>
          </table:table-cell>
          <table:table-cell office:value-type="float" office:value="-88.993687" calcext:value-type="float">
            <text:p>-88.99368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ming NM (CBSA)</text:p>
          </table:table-cell>
          <table:table-cell office:value-type="float" office:value="32.268698" calcext:value-type="float">
            <text:p>32.268698</text:p>
          </table:table-cell>
          <table:table-cell office:value-type="float" office:value="-107.75864" calcext:value-type="float">
            <text:p>-107.7586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nver-Aurora CO (CBSA)</text:p>
          </table:table-cell>
          <table:table-cell office:value-type="float" office:value="39.729432" calcext:value-type="float">
            <text:p>39.729432</text:p>
          </table:table-cell>
          <table:table-cell office:value-type="float" office:value="-104.83192" calcext:value-type="float">
            <text:p>-104.8319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agerstown-Martinsburg MD-WV (CBSA)</text:p>
          </table:table-cell>
          <table:table-cell office:value-type="float" office:value="38.597626" calcext:value-type="float">
            <text:p>38.597626</text:p>
          </table:table-cell>
          <table:table-cell office:value-type="float" office:value="-80.454903" calcext:value-type="float">
            <text:p>-80.4549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eur d'Alene ID (CBSA)</text:p>
          </table:table-cell>
          <table:table-cell office:value-type="float" office:value="47.677683" calcext:value-type="float">
            <text:p>47.677683</text:p>
          </table:table-cell>
          <table:table-cell office:value-type="float" office:value="-116.780466" calcext:value-type="float">
            <text:p>-116.78046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n Juan Metro (Region) (DMA)</text:p>
          </table:table-cell>
          <table:table-cell office:value-type="float" office:value="-34.622676" calcext:value-type="float">
            <text:p>-34.622676</text:p>
          </table:table-cell>
          <table:table-cell office:value-type="float" office:value="-58.379952" calcext:value-type="float">
            <text:p>-58.37995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ramie WY (CBSA)</text:p>
          </table:table-cell>
          <table:table-cell office:value-type="float" office:value="41.311367" calcext:value-type="float">
            <text:p>41.311367</text:p>
          </table:table-cell>
          <table:table-cell office:value-type="float" office:value="-105.591101" calcext:value-type="float">
            <text:p>-105.5911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l Dorado AR (CBSA)</text:p>
          </table:table-cell>
          <table:table-cell office:value-type="float" office:value="33.20763" calcext:value-type="float">
            <text:p>33.20763</text:p>
          </table:table-cell>
          <table:table-cell office:value-type="float" office:value="-92.666267" calcext:value-type="float">
            <text:p>-92.66626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ichmond VA (CBSA)</text:p>
          </table:table-cell>
          <table:table-cell office:value-type="float" office:value="37.540725" calcext:value-type="float">
            <text:p>37.540725</text:p>
          </table:table-cell>
          <table:table-cell office:value-type="float" office:value="-77.436048" calcext:value-type="float">
            <text:p>-77.43604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ants NM (CBSA)</text:p>
          </table:table-cell>
          <table:table-cell office:value-type="float" office:value="35.14726" calcext:value-type="float">
            <text:p>35.14726</text:p>
          </table:table-cell>
          <table:table-cell office:value-type="float" office:value="-107.851447" calcext:value-type="float">
            <text:p>-107.85144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llas-Fort Worth-Arlington TX (CBSA)</text:p>
          </table:table-cell>
          <table:table-cell office:value-type="float" office:value="32.743344" calcext:value-type="float">
            <text:p>32.743344</text:p>
          </table:table-cell>
          <table:table-cell office:value-type="float" office:value="-97.026241" calcext:value-type="float">
            <text:p>-97.02624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no</text:p>
          </table:table-cell>
          <table:table-cell office:value-type="float" office:value="39.529633" calcext:value-type="float">
            <text:p>39.529633</text:p>
          </table:table-cell>
          <table:table-cell office:value-type="float" office:value="-119.813803" calcext:value-type="float">
            <text:p>-119.8138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bring FL (CBSA)</text:p>
          </table:table-cell>
          <table:table-cell office:value-type="float" office:value="27.495592" calcext:value-type="float">
            <text:p>27.495592</text:p>
          </table:table-cell>
          <table:table-cell office:value-type="float" office:value="-81.440907" calcext:value-type="float">
            <text:p>-81.44090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auchula FL (CBSA)</text:p>
          </table:table-cell>
          <table:table-cell office:value-type="float" office:value="27.547259" calcext:value-type="float">
            <text:p>27.547259</text:p>
          </table:table-cell>
          <table:table-cell office:value-type="float" office:value="-81.811471" calcext:value-type="float">
            <text:p>-81.81147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bertville AL (CBSA)</text:p>
          </table:table-cell>
          <table:table-cell office:value-type="float" office:value="34.267594" calcext:value-type="float">
            <text:p>34.267594</text:p>
          </table:table-cell>
          <table:table-cell office:value-type="float" office:value="-86.208867" calcext:value-type="float">
            <text:p>-86.20886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nca City OK (CBSA)</text:p>
          </table:table-cell>
          <table:table-cell office:value-type="float" office:value="36.706981" calcext:value-type="float">
            <text:p>36.706981</text:p>
          </table:table-cell>
          <table:table-cell office:value-type="float" office:value="-97.085595" calcext:value-type="float">
            <text:p>-97.08559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arlingen-Weslaco-Brownsville-McAllen (DMA)</text:p>
          </table:table-cell>
          <table:table-cell office:value-type="float" office:value="26.203407" calcext:value-type="float">
            <text:p>26.203407</text:p>
          </table:table-cell>
          <table:table-cell office:value-type="float" office:value="-98.230012" calcext:value-type="float">
            <text:p>-98.2300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catello ID (CBSA)</text:p>
          </table:table-cell>
          <table:table-cell office:value-type="float" office:value="42.871303" calcext:value-type="float">
            <text:p>42.871303</text:p>
          </table:table-cell>
          <table:table-cell office:value-type="float" office:value="-112.445534" calcext:value-type="float">
            <text:p>-112.44553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ermillion SD (CBSA)</text:p>
          </table:table-cell>
          <table:table-cell office:value-type="float" office:value="42.779442" calcext:value-type="float">
            <text:p>42.779442</text:p>
          </table:table-cell>
          <table:table-cell office:value-type="float" office:value="-96.92921" calcext:value-type="float">
            <text:p>-96.9292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arksburg WV (CBSA)</text:p>
          </table:table-cell>
          <table:table-cell office:value-type="float" office:value="39.280645" calcext:value-type="float">
            <text:p>39.280645</text:p>
          </table:table-cell>
          <table:table-cell office:value-type="float" office:value="-80.344534" calcext:value-type="float">
            <text:p>-80.34453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sper IN (CBSA)</text:p>
          </table:table-cell>
          <table:table-cell office:value-type="float" office:value="38.391442" calcext:value-type="float">
            <text:p>38.391442</text:p>
          </table:table-cell>
          <table:table-cell office:value-type="float" office:value="-86.931109" calcext:value-type="float">
            <text:p>-86.93110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ckson TN (CBSA)</text:p>
          </table:table-cell>
          <table:table-cell office:value-type="float" office:value="35.614517" calcext:value-type="float">
            <text:p>35.614517</text:p>
          </table:table-cell>
          <table:table-cell office:value-type="float" office:value="-88.813947" calcext:value-type="float">
            <text:p>-88.81394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ugene-Springfield OR (CBSA)</text:p>
          </table:table-cell>
          <table:table-cell office:value-type="float" office:value="44.082283" calcext:value-type="float">
            <text:p>44.082283</text:p>
          </table:table-cell>
          <table:table-cell office:value-type="float" office:value="-123.045008" calcext:value-type="float">
            <text:p>-123.04500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rrill WI (CBSA)</text:p>
          </table:table-cell>
          <table:table-cell office:value-type="float" office:value="45.180522" calcext:value-type="float">
            <text:p>45.180522</text:p>
          </table:table-cell>
          <table:table-cell office:value-type="float" office:value="-89.683459" calcext:value-type="float">
            <text:p>-89.68345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rth Port-Sarasota-Bradenton FL (CBSA)</text:p>
          </table:table-cell>
          <table:table-cell office:value-type="float" office:value="27.044224" calcext:value-type="float">
            <text:p>27.044224</text:p>
          </table:table-cell>
          <table:table-cell office:value-type="float" office:value="-82.235925" calcext:value-type="float">
            <text:p>-82.2359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nesboro (DMA)</text:p>
          </table:table-cell>
          <table:table-cell office:value-type="float" office:value="35.842297" calcext:value-type="float">
            <text:p>35.842297</text:p>
          </table:table-cell>
          <table:table-cell office:value-type="float" office:value="-90.704279" calcext:value-type="float">
            <text:p>-90.70427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and Rapids-Wyoming MI (CBSA)</text:p>
          </table:table-cell>
          <table:table-cell office:value-type="float" office:value="42.883043" calcext:value-type="float">
            <text:p>42.883043</text:p>
          </table:table-cell>
          <table:table-cell office:value-type="float" office:value="-85.72166" calcext:value-type="float">
            <text:p>-85.7216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ke City FL (CBSA)</text:p>
          </table:table-cell>
          <table:table-cell office:value-type="float" office:value="30.189676" calcext:value-type="float">
            <text:p>30.189676</text:p>
          </table:table-cell>
          <table:table-cell office:value-type="float" office:value="-82.63929" calcext:value-type="float">
            <text:p>-82.6392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lko NV (CBSA)</text:p>
          </table:table-cell>
          <table:table-cell office:value-type="float" office:value="40.832421" calcext:value-type="float">
            <text:p>40.832421</text:p>
          </table:table-cell>
          <table:table-cell office:value-type="float" office:value="-115.763123" calcext:value-type="float">
            <text:p>-115.76312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rion OH (CBSA)</text:p>
          </table:table-cell>
          <table:table-cell office:value-type="float" office:value="40.58867" calcext:value-type="float">
            <text:p>40.58867</text:p>
          </table:table-cell>
          <table:table-cell office:value-type="float" office:value="-83.128524" calcext:value-type="float">
            <text:p>-83.12852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cksonville</text:p>
          </table:table-cell>
          <table:table-cell office:value-type="float" office:value="30.332184" calcext:value-type="float">
            <text:p>30.332184</text:p>
          </table:table-cell>
          <table:table-cell office:value-type="float" office:value="-81.655651" calcext:value-type="float">
            <text:p>-81.65565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rgan City LA (CBSA)</text:p>
          </table:table-cell>
          <table:table-cell office:value-type="float" office:value="29.699375" calcext:value-type="float">
            <text:p>29.699375</text:p>
          </table:table-cell>
          <table:table-cell office:value-type="float" office:value="-91.20677" calcext:value-type="float">
            <text:p>-91.2067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uluth-Superior (DMA)</text:p>
          </table:table-cell>
          <table:table-cell office:value-type="float" office:value="47.723087" calcext:value-type="float">
            <text:p>47.723087</text:p>
          </table:table-cell>
          <table:table-cell office:value-type="float" office:value="-86.940716" calcext:value-type="float">
            <text:p>-86.9407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arcy AR (CBSA)</text:p>
          </table:table-cell>
          <table:table-cell office:value-type="float" office:value="35.24682" calcext:value-type="float">
            <text:p>35.24682</text:p>
          </table:table-cell>
          <table:table-cell office:value-type="float" office:value="-91.733685" calcext:value-type="float">
            <text:p>-91.73368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lendive MT (DMA)</text:p>
          </table:table-cell>
          <table:table-cell office:value-type="float" office:value="47.106401" calcext:value-type="float">
            <text:p>47.106401</text:p>
          </table:table-cell>
          <table:table-cell office:value-type="float" office:value="-104.710793" calcext:value-type="float">
            <text:p>-104.71079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xford NC (CBSA)</text:p>
          </table:table-cell>
          <table:table-cell office:value-type="float" office:value="36.3107" calcext:value-type="float">
            <text:p>36.3107</text:p>
          </table:table-cell>
          <table:table-cell office:value-type="float" office:value="-78.590835" calcext:value-type="float">
            <text:p>-78.59083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elena-West Helena AR (CBSA)</text:p>
          </table:table-cell>
          <table:table-cell office:value-type="float" office:value="34.5291" calcext:value-type="float">
            <text:p>34.5291</text:p>
          </table:table-cell>
          <table:table-cell office:value-type="float" office:value="-90.59" calcext:value-type="float">
            <text:p>-90.5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venport-Moline-Rock Island IA-IL (CBSA)</text:p>
          </table:table-cell>
          <table:table-cell office:value-type="float" office:value="41.519018" calcext:value-type="float">
            <text:p>41.519018</text:p>
          </table:table-cell>
          <table:table-cell office:value-type="float" office:value="-90.542196" calcext:value-type="float">
            <text:p>-90.54219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umberton NC (CBSA)</text:p>
          </table:table-cell>
          <table:table-cell office:value-type="float" office:value="34.61822" calcext:value-type="float">
            <text:p>34.61822</text:p>
          </table:table-cell>
          <table:table-cell office:value-type="float" office:value="-79.008642" calcext:value-type="float">
            <text:p>-79.00864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arillo TX (CBSA)</text:p>
          </table:table-cell>
          <table:table-cell office:value-type="float" office:value="35.221997" calcext:value-type="float">
            <text:p>35.221997</text:p>
          </table:table-cell>
          <table:table-cell office:value-type="float" office:value="-101.831297" calcext:value-type="float">
            <text:p>-101.83129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ttle Creek MI (CBSA)</text:p>
          </table:table-cell>
          <table:table-cell office:value-type="float" office:value="42.321152" calcext:value-type="float">
            <text:p>42.321152</text:p>
          </table:table-cell>
          <table:table-cell office:value-type="float" office:value="-85.179714" calcext:value-type="float">
            <text:p>-85.1797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attanooga (DMA)</text:p>
          </table:table-cell>
          <table:table-cell office:value-type="float" office:value="35.04563" calcext:value-type="float">
            <text:p>35.04563</text:p>
          </table:table-cell>
          <table:table-cell office:value-type="float" office:value="-85.30968" calcext:value-type="float">
            <text:p>-85.3096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ate College PA (CBSA)</text:p>
          </table:table-cell>
          <table:table-cell office:value-type="float" office:value="40.793395" calcext:value-type="float">
            <text:p>40.793395</text:p>
          </table:table-cell>
          <table:table-cell office:value-type="float" office:value="-77.860001" calcext:value-type="float">
            <text:p>-77.8600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ewistown PA (CBSA)</text:p>
          </table:table-cell>
          <table:table-cell office:value-type="float" office:value="40.59924" calcext:value-type="float">
            <text:p>40.59924</text:p>
          </table:table-cell>
          <table:table-cell office:value-type="float" office:value="-77.571382" calcext:value-type="float">
            <text:p>-77.57138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lma AL (CBSA)</text:p>
          </table:table-cell>
          <table:table-cell office:value-type="float" office:value="32.407359" calcext:value-type="float">
            <text:p>32.407359</text:p>
          </table:table-cell>
          <table:table-cell office:value-type="float" office:value="-87.021101" calcext:value-type="float">
            <text:p>-87.0211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yracuse NY (CBSA)</text:p>
          </table:table-cell>
          <table:table-cell office:value-type="float" office:value="43.048122" calcext:value-type="float">
            <text:p>43.048122</text:p>
          </table:table-cell>
          <table:table-cell office:value-type="float" office:value="-76.147424" calcext:value-type="float">
            <text:p>-76.14742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ewisburg PA (CBSA)</text:p>
          </table:table-cell>
          <table:table-cell office:value-type="float" office:value="40.964529" calcext:value-type="float">
            <text:p>40.964529</text:p>
          </table:table-cell>
          <table:table-cell office:value-type="float" office:value="-76.88441" calcext:value-type="float">
            <text:p>-76.8844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weetwater TX (CBSA)</text:p>
          </table:table-cell>
          <table:table-cell office:value-type="float" office:value="32.470952" calcext:value-type="float">
            <text:p>32.470952</text:p>
          </table:table-cell>
          <table:table-cell office:value-type="float" office:value="-100.405938" calcext:value-type="float">
            <text:p>-100.40593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eat Falls MT (CBSA)</text:p>
          </table:table-cell>
          <table:table-cell office:value-type="float" office:value="47.494184" calcext:value-type="float">
            <text:p>47.494184</text:p>
          </table:table-cell>
          <table:table-cell office:value-type="float" office:value="-111.283345" calcext:value-type="float">
            <text:p>-111.28334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kersfield CA (CBSA)</text:p>
          </table:table-cell>
          <table:table-cell office:value-type="float" office:value="35.373292" calcext:value-type="float">
            <text:p>35.373292</text:p>
          </table:table-cell>
          <table:table-cell office:value-type="float" office:value="-119.018712" calcext:value-type="float">
            <text:p>-119.0187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oise (DMA)</text:p>
          </table:table-cell>
          <table:table-cell office:value-type="float" office:value="43.61871" calcext:value-type="float">
            <text:p>43.61871</text:p>
          </table:table-cell>
          <table:table-cell office:value-type="float" office:value="-116.214607" calcext:value-type="float">
            <text:p>-116.21460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attiesburg MS (CBSA)</text:p>
          </table:table-cell>
          <table:table-cell office:value-type="float" office:value="31.327119" calcext:value-type="float">
            <text:p>31.327119</text:p>
          </table:table-cell>
          <table:table-cell office:value-type="float" office:value="-89.290339" calcext:value-type="float">
            <text:p>-89.29033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ort Polk South LA (CBSA)</text:p>
          </table:table-cell>
          <table:table-cell office:value-type="float" office:value="31.056712" calcext:value-type="float">
            <text:p>31.056712</text:p>
          </table:table-cell>
          <table:table-cell office:value-type="float" office:value="-93.213123" calcext:value-type="float">
            <text:p>-93.21312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thens TN (CBSA)</text:p>
          </table:table-cell>
          <table:table-cell office:value-type="float" office:value="35.442851" calcext:value-type="float">
            <text:p>35.442851</text:p>
          </table:table-cell>
          <table:table-cell office:value-type="float" office:value="-84.59299" calcext:value-type="float">
            <text:p>-84.5929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irmingham (Anniston and Tuscaloosa) (DMA)</text:p>
          </table:table-cell>
          <table:table-cell office:value-type="float" office:value="33.520661" calcext:value-type="float">
            <text:p>33.520661</text:p>
          </table:table-cell>
          <table:table-cell office:value-type="float" office:value="-86.80249" calcext:value-type="float">
            <text:p>-86.8024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rshall TX (CBSA)</text:p>
          </table:table-cell>
          <table:table-cell office:value-type="float" office:value="32.544871" calcext:value-type="float">
            <text:p>32.544871</text:p>
          </table:table-cell>
          <table:table-cell office:value-type="float" office:value="-94.367418" calcext:value-type="float">
            <text:p>-94.36741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icayune MS (CBSA)</text:p>
          </table:table-cell>
          <table:table-cell office:value-type="float" office:value="30.525469" calcext:value-type="float">
            <text:p>30.525469</text:p>
          </table:table-cell>
          <table:table-cell office:value-type="float" office:value="-89.679508" calcext:value-type="float">
            <text:p>-89.67950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merset KY (CBSA)</text:p>
          </table:table-cell>
          <table:table-cell office:value-type="float" office:value="37.092022" calcext:value-type="float">
            <text:p>37.092022</text:p>
          </table:table-cell>
          <table:table-cell office:value-type="float" office:value="-84.604108" calcext:value-type="float">
            <text:p>-84.60410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hlequah OK (CBSA)</text:p>
          </table:table-cell>
          <table:table-cell office:value-type="float" office:value="35.91537" calcext:value-type="float">
            <text:p>35.91537</text:p>
          </table:table-cell>
          <table:table-cell office:value-type="float" office:value="-94.969956" calcext:value-type="float">
            <text:p>-94.96995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arrisburg-Lancaster-Lebanon-York (DMA)</text:p>
          </table:table-cell>
          <table:table-cell office:value-type="float" office:value="53.959965" calcext:value-type="float">
            <text:p>53.959965</text:p>
          </table:table-cell>
          <table:table-cell office:value-type="float" office:value="-1.087298" calcext:value-type="float">
            <text:p>-1.08729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rtsmouth OH (CBSA)</text:p>
          </table:table-cell>
          <table:table-cell office:value-type="float" office:value="38.731743" calcext:value-type="float">
            <text:p>38.731743</text:p>
          </table:table-cell>
          <table:table-cell office:value-type="float" office:value="-82.997674" calcext:value-type="float">
            <text:p>-82.99767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uma AZ (CBSA)</text:p>
          </table:table-cell>
          <table:table-cell office:value-type="float" office:value="32.692651" calcext:value-type="float">
            <text:p>32.692651</text:p>
          </table:table-cell>
          <table:table-cell office:value-type="float" office:value="-114.627692" calcext:value-type="float">
            <text:p>-114.62769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rinette WI-MI (CBSA)</text:p>
          </table:table-cell>
          <table:table-cell office:value-type="float" office:value="45.099985" calcext:value-type="float">
            <text:p>45.099985</text:p>
          </table:table-cell>
          <table:table-cell office:value-type="float" office:value="-87.630662" calcext:value-type="float">
            <text:p>-87.63066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sheville NC (CBSA)</text:p>
          </table:table-cell>
          <table:table-cell office:value-type="float" office:value="35.595058" calcext:value-type="float">
            <text:p>35.595058</text:p>
          </table:table-cell>
          <table:table-cell office:value-type="float" office:value="-82.551487" calcext:value-type="float">
            <text:p>-82.55148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midji MN (CBSA)</text:p>
          </table:table-cell>
          <table:table-cell office:value-type="float" office:value="47.487536" calcext:value-type="float">
            <text:p>47.487536</text:p>
          </table:table-cell>
          <table:table-cell office:value-type="float" office:value="-94.885849" calcext:value-type="float">
            <text:p>-94.88584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ouma-Bayou Cane-Thibodaux LA (CBSA)</text:p>
          </table:table-cell>
          <table:table-cell office:value-type="float" office:value="29.795763" calcext:value-type="float">
            <text:p>29.795763</text:p>
          </table:table-cell>
          <table:table-cell office:value-type="float" office:value="-90.822871" calcext:value-type="float">
            <text:p>-90.82287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fayette LA (CBSA)</text:p>
          </table:table-cell>
          <table:table-cell office:value-type="float" office:value="30.22409" calcext:value-type="float">
            <text:p>30.22409</text:p>
          </table:table-cell>
          <table:table-cell office:value-type="float" office:value="-92.019843" calcext:value-type="float">
            <text:p>-92.01984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fayette LA (DMA)</text:p>
          </table:table-cell>
          <table:table-cell office:value-type="float" office:value="30.22409" calcext:value-type="float">
            <text:p>30.22409</text:p>
          </table:table-cell>
          <table:table-cell office:value-type="float" office:value="-92.019843" calcext:value-type="float">
            <text:p>-92.01984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ringfield-Holyoke (DMA)</text:p>
          </table:table-cell>
          <table:table-cell office:value-type="float" office:value="42.217209" calcext:value-type="float">
            <text:p>42.217209</text:p>
          </table:table-cell>
          <table:table-cell office:value-type="float" office:value="-72.626944" calcext:value-type="float">
            <text:p>-72.62694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ampaign &amp; Springfield-Decatur (DMA)</text:p>
          </table:table-cell>
          <table:table-cell office:value-type="float" office:value="33.774828" calcext:value-type="float">
            <text:p>33.774828</text:p>
          </table:table-cell>
          <table:table-cell office:value-type="float" office:value="-84.296312" calcext:value-type="float">
            <text:p>-84.2963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scow ID (CBSA)</text:p>
          </table:table-cell>
          <table:table-cell office:value-type="float" office:value="46.732387" calcext:value-type="float">
            <text:p>46.732387</text:p>
          </table:table-cell>
          <table:table-cell office:value-type="float" office:value="-117.000165" calcext:value-type="float">
            <text:p>-117.00016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neapolis-St. Paul-Bloomington MN-WI (CBSA)</text:p>
          </table:table-cell>
          <table:table-cell office:value-type="float" office:value="44.938911" calcext:value-type="float">
            <text:p>44.938911</text:p>
          </table:table-cell>
          <table:table-cell office:value-type="float" office:value="-93.117755" calcext:value-type="float">
            <text:p>-93.1177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cksonville (DMA)</text:p>
          </table:table-cell>
          <table:table-cell office:value-type="float" office:value="30.332184" calcext:value-type="float">
            <text:p>30.332184</text:p>
          </table:table-cell>
          <table:table-cell office:value-type="float" office:value="-81.655651" calcext:value-type="float">
            <text:p>-81.65565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ntario OR-ID (CBSA)</text:p>
          </table:table-cell>
          <table:table-cell office:value-type="float" office:value="44.026553" calcext:value-type="float">
            <text:p>44.026553</text:p>
          </table:table-cell>
          <table:table-cell office:value-type="float" office:value="-116.962938" calcext:value-type="float">
            <text:p>-116.96293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oulder CO (CBSA)</text:p>
          </table:table-cell>
          <table:table-cell office:value-type="float" office:value="40.014986" calcext:value-type="float">
            <text:p>40.014986</text:p>
          </table:table-cell>
          <table:table-cell office:value-type="float" office:value="-105.270546" calcext:value-type="float">
            <text:p>-105.27054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n Angelo (DMA)</text:p>
          </table:table-cell>
          <table:table-cell office:value-type="float" office:value="31.463772" calcext:value-type="float">
            <text:p>31.463772</text:p>
          </table:table-cell>
          <table:table-cell office:value-type="float" office:value="-100.437037" calcext:value-type="float">
            <text:p>-100.43703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s Vegas</text:p>
          </table:table-cell>
          <table:table-cell office:value-type="float" office:value="36.169941" calcext:value-type="float">
            <text:p>36.169941</text:p>
          </table:table-cell>
          <table:table-cell office:value-type="float" office:value="-115.13983" calcext:value-type="float">
            <text:p>-115.1398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lando-Kissimmee FL (CBSA)</text:p>
          </table:table-cell>
          <table:table-cell office:value-type="float" office:value="28.283623" calcext:value-type="float">
            <text:p>28.283623</text:p>
          </table:table-cell>
          <table:table-cell office:value-type="float" office:value="-81.40896" calcext:value-type="float">
            <text:p>-81.4089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lorence SC (CBSA)</text:p>
          </table:table-cell>
          <table:table-cell office:value-type="float" office:value="34.195433" calcext:value-type="float">
            <text:p>34.195433</text:p>
          </table:table-cell>
          <table:table-cell office:value-type="float" office:value="-79.762562" calcext:value-type="float">
            <text:p>-79.76256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. Louis MO-IL (CBSA)</text:p>
          </table:table-cell>
          <table:table-cell office:value-type="float" office:value="38.627003" calcext:value-type="float">
            <text:p>38.627003</text:p>
          </table:table-cell>
          <table:table-cell office:value-type="float" office:value="-90.199404" calcext:value-type="float">
            <text:p>-90.1994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ictoria TX (CBSA)</text:p>
          </table:table-cell>
          <table:table-cell office:value-type="float" office:value="28.805267" calcext:value-type="float">
            <text:p>28.805267</text:p>
          </table:table-cell>
          <table:table-cell office:value-type="float" office:value="-97.003598" calcext:value-type="float">
            <text:p>-97.00359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sper-Riverton (DMA)</text:p>
          </table:table-cell>
          <table:table-cell office:value-type="float" office:value="42.833548" calcext:value-type="float">
            <text:p>42.833548</text:p>
          </table:table-cell>
          <table:table-cell office:value-type="float" office:value="-107.769516" calcext:value-type="float">
            <text:p>-107.7695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attle-Tacoma (DMA)</text:p>
          </table:table-cell>
          <table:table-cell office:value-type="float" office:value="47.45025" calcext:value-type="float">
            <text:p>47.45025</text:p>
          </table:table-cell>
          <table:table-cell office:value-type="float" office:value="-122.308817" calcext:value-type="float">
            <text:p>-122.30881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l Centro CA (CBSA)</text:p>
          </table:table-cell>
          <table:table-cell office:value-type="float" office:value="32.792" calcext:value-type="float">
            <text:p>32.792</text:p>
          </table:table-cell>
          <table:table-cell office:value-type="float" office:value="-115.563051" calcext:value-type="float">
            <text:p>-115.56305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obbs NM (CBSA)</text:p>
          </table:table-cell>
          <table:table-cell office:value-type="float" office:value="32.702612" calcext:value-type="float">
            <text:p>32.702612</text:p>
          </table:table-cell>
          <table:table-cell office:value-type="float" office:value="-103.13604" calcext:value-type="float">
            <text:p>-103.136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ncoln IL (CBSA)</text:p>
          </table:table-cell>
          <table:table-cell office:value-type="float" office:value="40.148377" calcext:value-type="float">
            <text:p>40.148377</text:p>
          </table:table-cell>
          <table:table-cell office:value-type="float" office:value="-89.364818" calcext:value-type="float">
            <text:p>-89.36481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latka FL (CBSA)</text:p>
          </table:table-cell>
          <table:table-cell office:value-type="float" office:value="29.64858" calcext:value-type="float">
            <text:p>29.64858</text:p>
          </table:table-cell>
          <table:table-cell office:value-type="float" office:value="-81.637582" calcext:value-type="float">
            <text:p>-81.63758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ond du Lac WI (CBSA)</text:p>
          </table:table-cell>
          <table:table-cell office:value-type="float" office:value="43.773045" calcext:value-type="float">
            <text:p>43.773045</text:p>
          </table:table-cell>
          <table:table-cell office:value-type="float" office:value="-88.447051" calcext:value-type="float">
            <text:p>-88.44705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vidence-New Bedford (DMA)</text:p>
          </table:table-cell>
          <table:table-cell office:value-type="float" office:value="41.667668" calcext:value-type="float">
            <text:p>41.667668</text:p>
          </table:table-cell>
          <table:table-cell office:value-type="float" office:value="-70.904307" calcext:value-type="float">
            <text:p>-70.90430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illiamsport PA (CBSA)</text:p>
          </table:table-cell>
          <table:table-cell office:value-type="float" office:value="41.24119" calcext:value-type="float">
            <text:p>41.24119</text:p>
          </table:table-cell>
          <table:table-cell office:value-type="float" office:value="-77.001079" calcext:value-type="float">
            <text:p>-77.00107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rion IN (CBSA)</text:p>
          </table:table-cell>
          <table:table-cell office:value-type="float" office:value="40.558374" calcext:value-type="float">
            <text:p>40.558374</text:p>
          </table:table-cell>
          <table:table-cell office:value-type="float" office:value="-85.659144" calcext:value-type="float">
            <text:p>-85.65914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daho Falls ID (CBSA)</text:p>
          </table:table-cell>
          <table:table-cell office:value-type="float" office:value="43.491651" calcext:value-type="float">
            <text:p>43.491651</text:p>
          </table:table-cell>
          <table:table-cell office:value-type="float" office:value="-112.033965" calcext:value-type="float">
            <text:p>-112.03396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yler-Longview (Lufkin &amp; Nacogdoches) (DMA)</text:p>
          </table:table-cell>
          <table:table-cell office:value-type="float" office:value="32.496669" calcext:value-type="float">
            <text:p>32.496669</text:p>
          </table:table-cell>
          <table:table-cell office:value-type="float" office:value="-94.744618" calcext:value-type="float">
            <text:p>-94.74461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hiladelphia</text:p>
          </table:table-cell>
          <table:table-cell office:value-type="float" office:value="39.952584" calcext:value-type="float">
            <text:p>39.952584</text:p>
          </table:table-cell>
          <table:table-cell office:value-type="float" office:value="-75.165222" calcext:value-type="float">
            <text:p>-75.16522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atertown SD (CBSA)</text:p>
          </table:table-cell>
          <table:table-cell office:value-type="float" office:value="44.899409" calcext:value-type="float">
            <text:p>44.899409</text:p>
          </table:table-cell>
          <table:table-cell office:value-type="float" office:value="-97.115073" calcext:value-type="float">
            <text:p>-97.11507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uluth MN-WI (CBSA)</text:p>
          </table:table-cell>
          <table:table-cell office:value-type="float" office:value="46.786672" calcext:value-type="float">
            <text:p>46.786672</text:p>
          </table:table-cell>
          <table:table-cell office:value-type="float" office:value="-92.100485" calcext:value-type="float">
            <text:p>-92.10048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inesville-Fort Stewart GA (CBSA)</text:p>
          </table:table-cell>
          <table:table-cell office:value-type="float" office:value="31.845702" calcext:value-type="float">
            <text:p>31.845702</text:p>
          </table:table-cell>
          <table:table-cell office:value-type="float" office:value="-81.573434" calcext:value-type="float">
            <text:p>-81.57343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rwich-New London CT (CBSA)</text:p>
          </table:table-cell>
          <table:table-cell office:value-type="float" office:value="41.524265" calcext:value-type="float">
            <text:p>41.524265</text:p>
          </table:table-cell>
          <table:table-cell office:value-type="float" office:value="-72.07591" calcext:value-type="float">
            <text:p>-72.0759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entralia IL (CBSA)</text:p>
          </table:table-cell>
          <table:table-cell office:value-type="float" office:value="38.528517" calcext:value-type="float">
            <text:p>38.528517</text:p>
          </table:table-cell>
          <table:table-cell office:value-type="float" office:value="-89.131694" calcext:value-type="float">
            <text:p>-89.13169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ebanon PA (CBSA)</text:p>
          </table:table-cell>
          <table:table-cell office:value-type="float" office:value="40.340925" calcext:value-type="float">
            <text:p>40.340925</text:p>
          </table:table-cell>
          <table:table-cell office:value-type="float" office:value="-76.41135" calcext:value-type="float">
            <text:p>-76.4113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yfield KY (CBSA)</text:p>
          </table:table-cell>
          <table:table-cell office:value-type="float" office:value="36.741724" calcext:value-type="float">
            <text:p>36.741724</text:p>
          </table:table-cell>
          <table:table-cell office:value-type="float" office:value="-88.636715" calcext:value-type="float">
            <text:p>-88.6367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ort Myers-Naples (DMA)</text:p>
          </table:table-cell>
          <table:table-cell office:value-type="float" office:value="26.516733" calcext:value-type="float">
            <text:p>26.516733</text:p>
          </table:table-cell>
          <table:table-cell office:value-type="float" office:value="-81.564805" calcext:value-type="float">
            <text:p>-81.56480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vidence-New Bedford-Fall River RI-MA (CBSA)</text:p>
          </table:table-cell>
          <table:table-cell office:value-type="float" office:value="42.407211" calcext:value-type="float">
            <text:p>42.407211</text:p>
          </table:table-cell>
          <table:table-cell office:value-type="float" office:value="-71.382437" calcext:value-type="float">
            <text:p>-71.38243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int Pleasant WV-OH (CBSA)</text:p>
          </table:table-cell>
          <table:table-cell office:value-type="float" office:value="38.844525" calcext:value-type="float">
            <text:p>38.844525</text:p>
          </table:table-cell>
          <table:table-cell office:value-type="float" office:value="-82.137089" calcext:value-type="float">
            <text:p>-82.13708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redo (DMA)</text:p>
          </table:table-cell>
          <table:table-cell office:value-type="float" office:value="27.530567" calcext:value-type="float">
            <text:p>27.530567</text:p>
          </table:table-cell>
          <table:table-cell office:value-type="float" office:value="-99.480324" calcext:value-type="float">
            <text:p>-99.48032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ckson TN (DMA)</text:p>
          </table:table-cell>
          <table:table-cell office:value-type="float" office:value="35.614517" calcext:value-type="float">
            <text:p>35.614517</text:p>
          </table:table-cell>
          <table:table-cell office:value-type="float" office:value="-88.813947" calcext:value-type="float">
            <text:p>-88.81394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il City PA (CBSA)</text:p>
          </table:table-cell>
          <table:table-cell office:value-type="float" office:value="41.433948" calcext:value-type="float">
            <text:p>41.433948</text:p>
          </table:table-cell>
          <table:table-cell office:value-type="float" office:value="-79.706441" calcext:value-type="float">
            <text:p>-79.70644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vannah (DMA)</text:p>
          </table:table-cell>
          <table:table-cell office:value-type="float" office:value="32.083541" calcext:value-type="float">
            <text:p>32.083541</text:p>
          </table:table-cell>
          <table:table-cell office:value-type="float" office:value="-81.099834" calcext:value-type="float">
            <text:p>-81.09983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l Paso TX (CBSA)</text:p>
          </table:table-cell>
          <table:table-cell office:value-type="float" office:value="31.777576" calcext:value-type="float">
            <text:p>31.777576</text:p>
          </table:table-cell>
          <table:table-cell office:value-type="float" office:value="-106.442456" calcext:value-type="float">
            <text:p>-106.44245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lean NY (CBSA)</text:p>
          </table:table-cell>
          <table:table-cell office:value-type="float" office:value="42.083639" calcext:value-type="float">
            <text:p>42.083639</text:p>
          </table:table-cell>
          <table:table-cell office:value-type="float" office:value="-78.429927" calcext:value-type="float">
            <text:p>-78.42992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arlottesville (DMA)</text:p>
          </table:table-cell>
          <table:table-cell office:value-type="float" office:value="38.029306" calcext:value-type="float">
            <text:p>38.029306</text:p>
          </table:table-cell>
          <table:table-cell office:value-type="float" office:value="-78.476678" calcext:value-type="float">
            <text:p>-78.47667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untsville TX (CBSA)</text:p>
          </table:table-cell>
          <table:table-cell office:value-type="float" office:value="30.723526" calcext:value-type="float">
            <text:p>30.723526</text:p>
          </table:table-cell>
          <table:table-cell office:value-type="float" office:value="-95.550777" calcext:value-type="float">
            <text:p>-95.55077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nroe-El Dorado (DMA)</text:p>
          </table:table-cell>
          <table:table-cell office:value-type="float" office:value="39.901994" calcext:value-type="float">
            <text:p>39.901994</text:p>
          </table:table-cell>
          <table:table-cell office:value-type="float" office:value="-84.674956" calcext:value-type="float">
            <text:p>-84.67495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chester NY (CBSA)</text:p>
          </table:table-cell>
          <table:table-cell office:value-type="float" office:value="43.16103" calcext:value-type="float">
            <text:p>43.16103</text:p>
          </table:table-cell>
          <table:table-cell office:value-type="float" office:value="-77.610922" calcext:value-type="float">
            <text:p>-77.61092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lasgow KY (CBSA)</text:p>
          </table:table-cell>
          <table:table-cell office:value-type="float" office:value="36.995884" calcext:value-type="float">
            <text:p>36.995884</text:p>
          </table:table-cell>
          <table:table-cell office:value-type="float" office:value="-85.911921" calcext:value-type="float">
            <text:p>-85.91192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rehead City NC (CBSA)</text:p>
          </table:table-cell>
          <table:table-cell office:value-type="float" office:value="34.722939" calcext:value-type="float">
            <text:p>34.722939</text:p>
          </table:table-cell>
          <table:table-cell office:value-type="float" office:value="-76.726044" calcext:value-type="float">
            <text:p>-76.72604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rtlesville OK (CBSA)</text:p>
          </table:table-cell>
          <table:table-cell office:value-type="float" office:value="36.747311" calcext:value-type="float">
            <text:p>36.747311</text:p>
          </table:table-cell>
          <table:table-cell office:value-type="float" office:value="-95.980818" calcext:value-type="float">
            <text:p>-95.98081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oston</text:p>
          </table:table-cell>
          <table:table-cell office:value-type="float" office:value="42.360083" calcext:value-type="float">
            <text:p>42.360083</text:p>
          </table:table-cell>
          <table:table-cell office:value-type="float" office:value="-71.05888" calcext:value-type="float">
            <text:p>-71.0588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enada MS (CBSA)</text:p>
          </table:table-cell>
          <table:table-cell office:value-type="float" office:value="33.769005" calcext:value-type="float">
            <text:p>33.769005</text:p>
          </table:table-cell>
          <table:table-cell office:value-type="float" office:value="-89.808419" calcext:value-type="float">
            <text:p>-89.80841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ckingham NC (CBSA)</text:p>
          </table:table-cell>
          <table:table-cell office:value-type="float" office:value="34.93932" calcext:value-type="float">
            <text:p>34.93932</text:p>
          </table:table-cell>
          <table:table-cell office:value-type="float" office:value="-79.773946" calcext:value-type="float">
            <text:p>-79.77394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cogdoches TX (CBSA)</text:p>
          </table:table-cell>
          <table:table-cell office:value-type="float" office:value="31.603513" calcext:value-type="float">
            <text:p>31.603513</text:p>
          </table:table-cell>
          <table:table-cell office:value-type="float" office:value="-94.655487" calcext:value-type="float">
            <text:p>-94.65548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mpa-St. Petersburg-Clearwater FL (CBSA)</text:p>
          </table:table-cell>
          <table:table-cell office:value-type="float" office:value="28.036547" calcext:value-type="float">
            <text:p>28.036547</text:p>
          </table:table-cell>
          <table:table-cell office:value-type="float" office:value="-82.681172" calcext:value-type="float">
            <text:p>-82.68117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ami</text:p>
          </table:table-cell>
          <table:table-cell office:value-type="float" office:value="25.76168" calcext:value-type="float">
            <text:p>25.76168</text:p>
          </table:table-cell>
          <table:table-cell office:value-type="float" office:value="-80.19179" calcext:value-type="float">
            <text:p>-80.1917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artford-West Hartford-East Hartford CT (CBSA)</text:p>
          </table:table-cell>
          <table:table-cell office:value-type="float" office:value="41.795512" calcext:value-type="float">
            <text:p>41.795512</text:p>
          </table:table-cell>
          <table:table-cell office:value-type="float" office:value="-72.713134" calcext:value-type="float">
            <text:p>-72.71313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s Vegas NM (CBSA)</text:p>
          </table:table-cell>
          <table:table-cell office:value-type="float" office:value="35.594214" calcext:value-type="float">
            <text:p>35.594214</text:p>
          </table:table-cell>
          <table:table-cell office:value-type="float" office:value="-105.222798" calcext:value-type="float">
            <text:p>-105.22279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homasville GA (CBSA)</text:p>
          </table:table-cell>
          <table:table-cell office:value-type="float" office:value="30.836582" calcext:value-type="float">
            <text:p>30.836582</text:p>
          </table:table-cell>
          <table:table-cell office:value-type="float" office:value="-83.978781" calcext:value-type="float">
            <text:p>-83.97878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non City CO (CBSA)</text:p>
          </table:table-cell>
          <table:table-cell office:value-type="float" office:value="38.449406" calcext:value-type="float">
            <text:p>38.449406</text:p>
          </table:table-cell>
          <table:table-cell office:value-type="float" office:value="-105.225332" calcext:value-type="float">
            <text:p>-105.22533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averse City MI (CBSA)</text:p>
          </table:table-cell>
          <table:table-cell office:value-type="float" office:value="44.763057" calcext:value-type="float">
            <text:p>44.763057</text:p>
          </table:table-cell>
          <table:table-cell office:value-type="float" office:value="-85.620632" calcext:value-type="float">
            <text:p>-85.62063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i-Cities TN-VA (DMA)</text:p>
          </table:table-cell>
          <table:table-cell office:value-type="float" office:value="36.450067" calcext:value-type="float">
            <text:p>36.450067</text:p>
          </table:table-cell>
          <table:table-cell office:value-type="float" office:value="-82.531105" calcext:value-type="float">
            <text:p>-82.53110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vannah GA (CBSA)</text:p>
          </table:table-cell>
          <table:table-cell office:value-type="float" office:value="32.083541" calcext:value-type="float">
            <text:p>32.083541</text:p>
          </table:table-cell>
          <table:table-cell office:value-type="float" office:value="-81.099834" calcext:value-type="float">
            <text:p>-81.09983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urray KY (CBSA)</text:p>
          </table:table-cell>
          <table:table-cell office:value-type="float" office:value="36.610333" calcext:value-type="float">
            <text:p>36.610333</text:p>
          </table:table-cell>
          <table:table-cell office:value-type="float" office:value="-88.314761" calcext:value-type="float">
            <text:p>-88.31476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dland MI (CBSA)</text:p>
          </table:table-cell>
          <table:table-cell office:value-type="float" office:value="43.615583" calcext:value-type="float">
            <text:p>43.615583</text:p>
          </table:table-cell>
          <table:table-cell office:value-type="float" office:value="-84.247212" calcext:value-type="float">
            <text:p>-84.2472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hnstown PA (CBSA)</text:p>
          </table:table-cell>
          <table:table-cell office:value-type="float" office:value="40.326741" calcext:value-type="float">
            <text:p>40.326741</text:p>
          </table:table-cell>
          <table:table-cell office:value-type="float" office:value="-78.92197" calcext:value-type="float">
            <text:p>-78.9219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ichmond IN (CBSA)</text:p>
          </table:table-cell>
          <table:table-cell office:value-type="float" office:value="39.828937" calcext:value-type="float">
            <text:p>39.828937</text:p>
          </table:table-cell>
          <table:table-cell office:value-type="float" office:value="-84.890238" calcext:value-type="float">
            <text:p>-84.89023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n Juan-Caguas-Guaynabo PR (CBSA)</text:p>
          </table:table-cell>
          <table:table-cell office:value-type="float" office:value="18.466334" calcext:value-type="float">
            <text:p>18.466334</text:p>
          </table:table-cell>
          <table:table-cell office:value-type="float" office:value="-66.105722" calcext:value-type="float">
            <text:p>-66.10572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w York (Northern New Jersey)</text:p>
          </table:table-cell>
          <table:table-cell office:value-type="float" office:value="40.712784" calcext:value-type="float">
            <text:p>40.712784</text:p>
          </table:table-cell>
          <table:table-cell office:value-type="float" office:value="-74.005941" calcext:value-type="float">
            <text:p>-74.00594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l Paso (Las Cruces) (DMA)</text:p>
          </table:table-cell>
          <table:table-cell office:value-type="float" office:value="31.777576" calcext:value-type="float">
            <text:p>31.777576</text:p>
          </table:table-cell>
          <table:table-cell office:value-type="float" office:value="-106.442456" calcext:value-type="float">
            <text:p>-106.44245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ainesville GA (CBSA)</text:p>
          </table:table-cell>
          <table:table-cell office:value-type="float" office:value="34.297879" calcext:value-type="float">
            <text:p>34.297879</text:p>
          </table:table-cell>
          <table:table-cell office:value-type="float" office:value="-83.824066" calcext:value-type="float">
            <text:p>-83.82406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rquette MI (CBSA)</text:p>
          </table:table-cell>
          <table:table-cell office:value-type="float" office:value="46.547583" calcext:value-type="float">
            <text:p>46.547583</text:p>
          </table:table-cell>
          <table:table-cell office:value-type="float" office:value="-87.395595" calcext:value-type="float">
            <text:p>-87.39559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eveland-Akron (Canton) (DMA)</text:p>
          </table:table-cell>
          <table:table-cell office:value-type="float" office:value="41.070049" calcext:value-type="float">
            <text:p>41.070049</text:p>
          </table:table-cell>
          <table:table-cell office:value-type="float" office:value="-81.495162" calcext:value-type="float">
            <text:p>-81.49516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ookhaven MS (CBSA)</text:p>
          </table:table-cell>
          <table:table-cell office:value-type="float" office:value="31.579059" calcext:value-type="float">
            <text:p>31.579059</text:p>
          </table:table-cell>
          <table:table-cell office:value-type="float" office:value="-90.440651" calcext:value-type="float">
            <text:p>-90.44065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illette WY (CBSA)</text:p>
          </table:table-cell>
          <table:table-cell office:value-type="float" office:value="44.291092" calcext:value-type="float">
            <text:p>44.291092</text:p>
          </table:table-cell>
          <table:table-cell office:value-type="float" office:value="-105.502221" calcext:value-type="float">
            <text:p>-105.50222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bastian-Vero Beach FL (CBSA)</text:p>
          </table:table-cell>
          <table:table-cell office:value-type="float" office:value="27.813598" calcext:value-type="float">
            <text:p>27.813598</text:p>
          </table:table-cell>
          <table:table-cell office:value-type="float" office:value="-80.493329" calcext:value-type="float">
            <text:p>-80.49332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lumbus NE (CBSA)</text:p>
          </table:table-cell>
          <table:table-cell office:value-type="float" office:value="41.430297" calcext:value-type="float">
            <text:p>41.430297</text:p>
          </table:table-cell>
          <table:table-cell office:value-type="float" office:value="-97.35939" calcext:value-type="float">
            <text:p>-97.3593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lsa OK (CBSA)</text:p>
          </table:table-cell>
          <table:table-cell office:value-type="float" office:value="36.153982" calcext:value-type="float">
            <text:p>36.153982</text:p>
          </table:table-cell>
          <table:table-cell office:value-type="float" office:value="-95.992775" calcext:value-type="float">
            <text:p>-95.99277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eenville-New Bern-Washington (DMA)</text:p>
          </table:table-cell>
          <table:table-cell office:value-type="float" office:value="35.552304" calcext:value-type="float">
            <text:p>35.552304</text:p>
          </table:table-cell>
          <table:table-cell office:value-type="float" office:value="-77.066181" calcext:value-type="float">
            <text:p>-77.06618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int Joseph (DMA)</text:p>
          </table:table-cell>
          <table:table-cell office:value-type="float" office:value="39.767458" calcext:value-type="float">
            <text:p>39.767458</text:p>
          </table:table-cell>
          <table:table-cell office:value-type="float" office:value="-94.846681" calcext:value-type="float">
            <text:p>-94.84668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lumbus</text:p>
          </table:table-cell>
          <table:table-cell office:value-type="float" office:value="39.961176" calcext:value-type="float">
            <text:p>39.961176</text:p>
          </table:table-cell>
          <table:table-cell office:value-type="float" office:value="-82.998794" calcext:value-type="float">
            <text:p>-82.99879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ncaster PA (CBSA)</text:p>
          </table:table-cell>
          <table:table-cell office:value-type="float" office:value="40.037876" calcext:value-type="float">
            <text:p>40.037876</text:p>
          </table:table-cell>
          <table:table-cell office:value-type="float" office:value="-76.305514" calcext:value-type="float">
            <text:p>-76.3055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arksdale MS (CBSA)</text:p>
          </table:table-cell>
          <table:table-cell office:value-type="float" office:value="34.200109" calcext:value-type="float">
            <text:p>34.200109</text:p>
          </table:table-cell>
          <table:table-cell office:value-type="float" office:value="-90.570932" calcext:value-type="float">
            <text:p>-90.57093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emont OH (CBSA)</text:p>
          </table:table-cell>
          <table:table-cell office:value-type="float" office:value="41.35033" calcext:value-type="float">
            <text:p>41.35033</text:p>
          </table:table-cell>
          <table:table-cell office:value-type="float" office:value="-83.121863" calcext:value-type="float">
            <text:p>-83.12186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anapolis (DMA)</text:p>
          </table:table-cell>
          <table:table-cell office:value-type="float" office:value="39.768403" calcext:value-type="float">
            <text:p>39.768403</text:p>
          </table:table-cell>
          <table:table-cell office:value-type="float" office:value="-86.158068" calcext:value-type="float">
            <text:p>-86.15806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llege Station-Bryan TX (CBSA)</text:p>
          </table:table-cell>
          <table:table-cell office:value-type="float" office:value="30.596189" calcext:value-type="float">
            <text:p>30.596189</text:p>
          </table:table-cell>
          <table:table-cell office:value-type="float" office:value="-96.295852" calcext:value-type="float">
            <text:p>-96.29585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nsing-East Lansing MI (CBSA)</text:p>
          </table:table-cell>
          <table:table-cell office:value-type="float" office:value="42.761259" calcext:value-type="float">
            <text:p>42.761259</text:p>
          </table:table-cell>
          <table:table-cell office:value-type="float" office:value="-84.542783" calcext:value-type="float">
            <text:p>-84.54278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oungstown-Warren-Boardman OH-PA (CBSA)</text:p>
          </table:table-cell>
          <table:table-cell office:value-type="float" office:value="41.079933" calcext:value-type="float">
            <text:p>41.079933</text:p>
          </table:table-cell>
          <table:table-cell office:value-type="float" office:value="-80.66321" calcext:value-type="float">
            <text:p>-80.6632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ichita KS (CBSA)</text:p>
          </table:table-cell>
          <table:table-cell office:value-type="float" office:value="37.688889" calcext:value-type="float">
            <text:p>37.688889</text:p>
          </table:table-cell>
          <table:table-cell office:value-type="float" office:value="-97.336111" calcext:value-type="float">
            <text:p>-97.3361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me GA (CBSA)</text:p>
          </table:table-cell>
          <table:table-cell office:value-type="float" office:value="34.257038" calcext:value-type="float">
            <text:p>34.257038</text:p>
          </table:table-cell>
          <table:table-cell office:value-type="float" office:value="-85.164673" calcext:value-type="float">
            <text:p>-85.16467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ami OK (CBSA)</text:p>
          </table:table-cell>
          <table:table-cell office:value-type="float" office:value="36.874515" calcext:value-type="float">
            <text:p>36.874515</text:p>
          </table:table-cell>
          <table:table-cell office:value-type="float" office:value="-94.877455" calcext:value-type="float">
            <text:p>-94.8774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orthington MN (CBSA)</text:p>
          </table:table-cell>
          <table:table-cell office:value-type="float" office:value="43.621099" calcext:value-type="float">
            <text:p>43.621099</text:p>
          </table:table-cell>
          <table:table-cell office:value-type="float" office:value="-95.594144" calcext:value-type="float">
            <text:p>-95.59414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klahoma City OK (CBSA)</text:p>
          </table:table-cell>
          <table:table-cell office:value-type="float" office:value="35.46756" calcext:value-type="float">
            <text:p>35.46756</text:p>
          </table:table-cell>
          <table:table-cell office:value-type="float" office:value="-97.516428" calcext:value-type="float">
            <text:p>-97.51642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catur IL (CBSA)</text:p>
          </table:table-cell>
          <table:table-cell office:value-type="float" office:value="39.840315" calcext:value-type="float">
            <text:p>39.840315</text:p>
          </table:table-cell>
          <table:table-cell office:value-type="float" office:value="-88.9548" calcext:value-type="float">
            <text:p>-88.954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elby NC (CBSA)</text:p>
          </table:table-cell>
          <table:table-cell office:value-type="float" office:value="35.292351" calcext:value-type="float">
            <text:p>35.292351</text:p>
          </table:table-cell>
          <table:table-cell office:value-type="float" office:value="-81.535646" calcext:value-type="float">
            <text:p>-81.53564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ookings SD (CBSA)</text:p>
          </table:table-cell>
          <table:table-cell office:value-type="float" office:value="44.311357" calcext:value-type="float">
            <text:p>44.311357</text:p>
          </table:table-cell>
          <table:table-cell office:value-type="float" office:value="-96.798388" calcext:value-type="float">
            <text:p>-96.79838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ckson MS (CBSA)</text:p>
          </table:table-cell>
          <table:table-cell office:value-type="float" office:value="32.298757" calcext:value-type="float">
            <text:p>32.298757</text:p>
          </table:table-cell>
          <table:table-cell office:value-type="float" office:value="-90.18481" calcext:value-type="float">
            <text:p>-90.1848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ort Wayne (DMA)</text:p>
          </table:table-cell>
          <table:table-cell office:value-type="float" office:value="41.079273" calcext:value-type="float">
            <text:p>41.079273</text:p>
          </table:table-cell>
          <table:table-cell office:value-type="float" office:value="-85.139351" calcext:value-type="float">
            <text:p>-85.13935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lton GA (CBSA)</text:p>
          </table:table-cell>
          <table:table-cell office:value-type="float" office:value="34.769802" calcext:value-type="float">
            <text:p>34.769802</text:p>
          </table:table-cell>
          <table:table-cell office:value-type="float" office:value="-84.970223" calcext:value-type="float">
            <text:p>-84.97022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lphur Springs TX (CBSA)</text:p>
          </table:table-cell>
          <table:table-cell office:value-type="float" office:value="33.138448" calcext:value-type="float">
            <text:p>33.138448</text:p>
          </table:table-cell>
          <table:table-cell office:value-type="float" office:value="-95.601067" calcext:value-type="float">
            <text:p>-95.60106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rquette (DMA)</text:p>
          </table:table-cell>
          <table:table-cell office:value-type="float" office:value="46.547583" calcext:value-type="float">
            <text:p>46.547583</text:p>
          </table:table-cell>
          <table:table-cell office:value-type="float" office:value="-87.395595" calcext:value-type="float">
            <text:p>-87.39559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eoria IL (CBSA)</text:p>
          </table:table-cell>
          <table:table-cell office:value-type="float" office:value="40.693649" calcext:value-type="float">
            <text:p>40.693649</text:p>
          </table:table-cell>
          <table:table-cell office:value-type="float" office:value="-89.588986" calcext:value-type="float">
            <text:p>-89.58898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ashington et al DC-MD (DMA)</text:p>
          </table:table-cell>
          <table:table-cell office:value-type="float" office:value="38.907192" calcext:value-type="float">
            <text:p>38.907192</text:p>
          </table:table-cell>
          <table:table-cell office:value-type="float" office:value="-77.036871" calcext:value-type="float">
            <text:p>-77.03687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fayette IN (DMA)</text:p>
          </table:table-cell>
          <table:table-cell office:value-type="float" office:value="40.416702" calcext:value-type="float">
            <text:p>40.416702</text:p>
          </table:table-cell>
          <table:table-cell office:value-type="float" office:value="-86.875287" calcext:value-type="float">
            <text:p>-86.87528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ort Collins-Loveland CO (CBSA)</text:p>
          </table:table-cell>
          <table:table-cell office:value-type="float" office:value="40.447631" calcext:value-type="float">
            <text:p>40.447631</text:p>
          </table:table-cell>
          <table:table-cell office:value-type="float" office:value="-105.010887" calcext:value-type="float">
            <text:p>-105.01088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bile AL (CBSA)</text:p>
          </table:table-cell>
          <table:table-cell office:value-type="float" office:value="30.695366" calcext:value-type="float">
            <text:p>30.695366</text:p>
          </table:table-cell>
          <table:table-cell office:value-type="float" office:value="-88.039891" calcext:value-type="float">
            <text:p>-88.03989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pe Coral-Fort Myers FL (CBSA)</text:p>
          </table:table-cell>
          <table:table-cell office:value-type="float" office:value="26.558783" calcext:value-type="float">
            <text:p>26.558783</text:p>
          </table:table-cell>
          <table:table-cell office:value-type="float" office:value="-81.922892" calcext:value-type="float">
            <text:p>-81.92289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uskegon-Norton Shores MI (CBSA)</text:p>
          </table:table-cell>
          <table:table-cell office:value-type="float" office:value="43.168904" calcext:value-type="float">
            <text:p>43.168904</text:p>
          </table:table-cell>
          <table:table-cell office:value-type="float" office:value="-86.263946" calcext:value-type="float">
            <text:p>-86.26394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troit (DMA)</text:p>
          </table:table-cell>
          <table:table-cell office:value-type="float" office:value="42.331427" calcext:value-type="float">
            <text:p>42.331427</text:p>
          </table:table-cell>
          <table:table-cell office:value-type="float" office:value="-83.045754" calcext:value-type="float">
            <text:p>-83.04575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llas</text:p>
          </table:table-cell>
          <table:table-cell office:value-type="float" office:value="32.776664" calcext:value-type="float">
            <text:p>32.776664</text:p>
          </table:table-cell>
          <table:table-cell office:value-type="float" office:value="-96.796988" calcext:value-type="float">
            <text:p>-96.79698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thens OH (CBSA)</text:p>
          </table:table-cell>
          <table:table-cell office:value-type="float" office:value="39.32924" calcext:value-type="float">
            <text:p>39.32924</text:p>
          </table:table-cell>
          <table:table-cell office:value-type="float" office:value="-82.101255" calcext:value-type="float">
            <text:p>-82.1012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iloxi-Gulfport (DMA)</text:p>
          </table:table-cell>
          <table:table-cell office:value-type="float" office:value="30.41338" calcext:value-type="float">
            <text:p>30.41338</text:p>
          </table:table-cell>
          <table:table-cell office:value-type="float" office:value="-89.072958" calcext:value-type="float">
            <text:p>-89.07295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estview-Fort Walton Beach-Destin FL (CBSA)</text:p>
          </table:table-cell>
          <table:table-cell office:value-type="float" office:value="30.393534" calcext:value-type="float">
            <text:p>30.393534</text:p>
          </table:table-cell>
          <table:table-cell office:value-type="float" office:value="-86.495783" calcext:value-type="float">
            <text:p>-86.49578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omosassa Springs FL (CBSA)</text:p>
          </table:table-cell>
          <table:table-cell office:value-type="float" office:value="28.803706" calcext:value-type="float">
            <text:p>28.803706</text:p>
          </table:table-cell>
          <table:table-cell office:value-type="float" office:value="-82.576137" calcext:value-type="float">
            <text:p>-82.57613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w Ulm MN (CBSA)</text:p>
          </table:table-cell>
          <table:table-cell office:value-type="float" office:value="44.314439" calcext:value-type="float">
            <text:p>44.314439</text:p>
          </table:table-cell>
          <table:table-cell office:value-type="float" office:value="-94.459302" calcext:value-type="float">
            <text:p>-94.4593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arner Robins GA (CBSA)</text:p>
          </table:table-cell>
          <table:table-cell office:value-type="float" office:value="32.613001" calcext:value-type="float">
            <text:p>32.613001</text:p>
          </table:table-cell>
          <table:table-cell office:value-type="float" office:value="-83.624201" calcext:value-type="float">
            <text:p>-83.6242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lumbia SC (DMA)</text:p>
          </table:table-cell>
          <table:table-cell office:value-type="float" office:value="34.00071" calcext:value-type="float">
            <text:p>34.00071</text:p>
          </table:table-cell>
          <table:table-cell office:value-type="float" office:value="-81.034814" calcext:value-type="float">
            <text:p>-81.0348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alesburg IL (CBSA)</text:p>
          </table:table-cell>
          <table:table-cell office:value-type="float" office:value="40.947816" calcext:value-type="float">
            <text:p>40.947816</text:p>
          </table:table-cell>
          <table:table-cell office:value-type="float" office:value="-90.371239" calcext:value-type="float">
            <text:p>-90.37123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llman AL (CBSA)</text:p>
          </table:table-cell>
          <table:table-cell office:value-type="float" office:value="34.174821" calcext:value-type="float">
            <text:p>34.174821</text:p>
          </table:table-cell>
          <table:table-cell office:value-type="float" office:value="-86.843612" calcext:value-type="float">
            <text:p>-86.8436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n Diego (DMA)</text:p>
          </table:table-cell>
          <table:table-cell office:value-type="float" office:value="32.715738" calcext:value-type="float">
            <text:p>32.715738</text:p>
          </table:table-cell>
          <table:table-cell office:value-type="float" office:value="-117.161084" calcext:value-type="float">
            <text:p>-117.16108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ankton SD (CBSA)</text:p>
          </table:table-cell>
          <table:table-cell office:value-type="float" office:value="42.871109" calcext:value-type="float">
            <text:p>42.871109</text:p>
          </table:table-cell>
          <table:table-cell office:value-type="float" office:value="-97.397281" calcext:value-type="float">
            <text:p>-97.39728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alla Walla WA (CBSA)</text:p>
          </table:table-cell>
          <table:table-cell office:value-type="float" office:value="46.064581" calcext:value-type="float">
            <text:p>46.064581</text:p>
          </table:table-cell>
          <table:table-cell office:value-type="float" office:value="-118.343021" calcext:value-type="float">
            <text:p>-118.34302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tchison KS (CBSA)</text:p>
          </table:table-cell>
          <table:table-cell office:value-type="float" office:value="39.563052" calcext:value-type="float">
            <text:p>39.563052</text:p>
          </table:table-cell>
          <table:table-cell office:value-type="float" office:value="-95.121636" calcext:value-type="float">
            <text:p>-95.12163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illings (DMA)</text:p>
          </table:table-cell>
          <table:table-cell office:value-type="float" office:value="45.783286" calcext:value-type="float">
            <text:p>45.783286</text:p>
          </table:table-cell>
          <table:table-cell office:value-type="float" office:value="-108.50069" calcext:value-type="float">
            <text:p>-108.5006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rth Wilkesboro NC (CBSA)</text:p>
          </table:table-cell>
          <table:table-cell office:value-type="float" office:value="36.158465" calcext:value-type="float">
            <text:p>36.158465</text:p>
          </table:table-cell>
          <table:table-cell office:value-type="float" office:value="-81.147584" calcext:value-type="float">
            <text:p>-81.14758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daho Falls-Pocatello (DMA)</text:p>
          </table:table-cell>
          <table:table-cell office:value-type="float" office:value="42.776531" calcext:value-type="float">
            <text:p>42.776531</text:p>
          </table:table-cell>
          <table:table-cell office:value-type="float" office:value="-112.862126" calcext:value-type="float">
            <text:p>-112.86212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shocton OH (CBSA)</text:p>
          </table:table-cell>
          <table:table-cell office:value-type="float" office:value="40.272015" calcext:value-type="float">
            <text:p>40.272015</text:p>
          </table:table-cell>
          <table:table-cell office:value-type="float" office:value="-81.859576" calcext:value-type="float">
            <text:p>-81.85957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airmont WV (CBSA)</text:p>
          </table:table-cell>
          <table:table-cell office:value-type="float" office:value="39.485085" calcext:value-type="float">
            <text:p>39.485085</text:p>
          </table:table-cell>
          <table:table-cell office:value-type="float" office:value="-80.142578" calcext:value-type="float">
            <text:p>-80.14257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ke Charles LA (CBSA)</text:p>
          </table:table-cell>
          <table:table-cell office:value-type="float" office:value="30.226595" calcext:value-type="float">
            <text:p>30.226595</text:p>
          </table:table-cell>
          <table:table-cell office:value-type="float" office:value="-93.217376" calcext:value-type="float">
            <text:p>-93.21737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ugene OR (DMA)</text:p>
          </table:table-cell>
          <table:table-cell office:value-type="float" office:value="44.052069" calcext:value-type="float">
            <text:p>44.052069</text:p>
          </table:table-cell>
          <table:table-cell office:value-type="float" office:value="-123.086754" calcext:value-type="float">
            <text:p>-123.08675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nford NC (CBSA)</text:p>
          </table:table-cell>
          <table:table-cell office:value-type="float" office:value="35.479876" calcext:value-type="float">
            <text:p>35.479876</text:p>
          </table:table-cell>
          <table:table-cell office:value-type="float" office:value="-79.180299" calcext:value-type="float">
            <text:p>-79.18029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arrisonburg VA (CBSA)</text:p>
          </table:table-cell>
          <table:table-cell office:value-type="float" office:value="38.449569" calcext:value-type="float">
            <text:p>38.449569</text:p>
          </table:table-cell>
          <table:table-cell office:value-type="float" office:value="-78.868916" calcext:value-type="float">
            <text:p>-78.8689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vanston WY (CBSA)</text:p>
          </table:table-cell>
          <table:table-cell office:value-type="float" office:value="41.268279" calcext:value-type="float">
            <text:p>41.268279</text:p>
          </table:table-cell>
          <table:table-cell office:value-type="float" office:value="-110.963237" calcext:value-type="float">
            <text:p>-110.96323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eenville NC (CBSA)</text:p>
          </table:table-cell>
          <table:table-cell office:value-type="float" office:value="35.612661" calcext:value-type="float">
            <text:p>35.612661</text:p>
          </table:table-cell>
          <table:table-cell office:value-type="float" office:value="-77.366354" calcext:value-type="float">
            <text:p>-77.36635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oy AL (CBSA)</text:p>
          </table:table-cell>
          <table:table-cell office:value-type="float" office:value="31.808768" calcext:value-type="float">
            <text:p>31.808768</text:p>
          </table:table-cell>
          <table:table-cell office:value-type="float" office:value="-85.969951" calcext:value-type="float">
            <text:p>-85.96995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xnard-Thousand Oaks-Ventura CA (CBSA)</text:p>
          </table:table-cell>
          <table:table-cell office:value-type="float" office:value="34.159817" calcext:value-type="float">
            <text:p>34.159817</text:p>
          </table:table-cell>
          <table:table-cell office:value-type="float" office:value="-119.045183" calcext:value-type="float">
            <text:p>-119.04518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eeneville TN (CBSA)</text:p>
          </table:table-cell>
          <table:table-cell office:value-type="float" office:value="36.163157" calcext:value-type="float">
            <text:p>36.163157</text:p>
          </table:table-cell>
          <table:table-cell office:value-type="float" office:value="-82.830986" calcext:value-type="float">
            <text:p>-82.83098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than (DMA)</text:p>
          </table:table-cell>
          <table:table-cell office:value-type="float" office:value="31.223231" calcext:value-type="float">
            <text:p>31.223231</text:p>
          </table:table-cell>
          <table:table-cell office:value-type="float" office:value="-85.390489" calcext:value-type="float">
            <text:p>-85.39048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uBois PA (CBSA)</text:p>
          </table:table-cell>
          <table:table-cell office:value-type="float" office:value="41.121012" calcext:value-type="float">
            <text:p>41.121012</text:p>
          </table:table-cell>
          <table:table-cell office:value-type="float" office:value="-78.758326" calcext:value-type="float">
            <text:p>-78.75832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ill Devil Hills NC (CBSA)</text:p>
          </table:table-cell>
          <table:table-cell office:value-type="float" office:value="36.030723" calcext:value-type="float">
            <text:p>36.030723</text:p>
          </table:table-cell>
          <table:table-cell office:value-type="float" office:value="-75.67601" calcext:value-type="float">
            <text:p>-75.676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iffin OH (CBSA)</text:p>
          </table:table-cell>
          <table:table-cell office:value-type="float" office:value="41.114499" calcext:value-type="float">
            <text:p>41.114499</text:p>
          </table:table-cell>
          <table:table-cell office:value-type="float" office:value="-83.177975" calcext:value-type="float">
            <text:p>-83.17797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arleston-Mattoon IL (CBSA)</text:p>
          </table:table-cell>
          <table:table-cell office:value-type="float" office:value="39.481523" calcext:value-type="float">
            <text:p>39.481523</text:p>
          </table:table-cell>
          <table:table-cell office:value-type="float" office:value="-88.368364" calcext:value-type="float">
            <text:p>-88.36836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dera CA (CBSA)</text:p>
          </table:table-cell>
          <table:table-cell office:value-type="float" office:value="36.961336" calcext:value-type="float">
            <text:p>36.961336</text:p>
          </table:table-cell>
          <table:table-cell office:value-type="float" office:value="-120.060718" calcext:value-type="float">
            <text:p>-120.06071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ffingham IL (CBSA)</text:p>
          </table:table-cell>
          <table:table-cell office:value-type="float" office:value="39.120042" calcext:value-type="float">
            <text:p>39.120042</text:p>
          </table:table-cell>
          <table:table-cell office:value-type="float" office:value="-88.543383" calcext:value-type="float">
            <text:p>-88.54338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untingdon PA (CBSA)</text:p>
          </table:table-cell>
          <table:table-cell office:value-type="float" office:value="40.484796" calcext:value-type="float">
            <text:p>40.484796</text:p>
          </table:table-cell>
          <table:table-cell office:value-type="float" office:value="-78.010281" calcext:value-type="float">
            <text:p>-78.01028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est Palm Beach</text:p>
          </table:table-cell>
          <table:table-cell office:value-type="float" office:value="26.715342" calcext:value-type="float">
            <text:p>26.715342</text:p>
          </table:table-cell>
          <table:table-cell office:value-type="float" office:value="-80.053375" calcext:value-type="float">
            <text:p>-80.05337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lorado Springs-Pueblo (DMA)</text:p>
          </table:table-cell>
          <table:table-cell office:value-type="float" office:value="38.242836" calcext:value-type="float">
            <text:p>38.242836</text:p>
          </table:table-cell>
          <table:table-cell office:value-type="float" office:value="-104.698743" calcext:value-type="float">
            <text:p>-104.69874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l Paso</text:p>
          </table:table-cell>
          <table:table-cell office:value-type="float" office:value="31.777576" calcext:value-type="float">
            <text:p>31.777576</text:p>
          </table:table-cell>
          <table:table-cell office:value-type="float" office:value="-106.442456" calcext:value-type="float">
            <text:p>-106.44245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yaguez (Region) (DMA)</text:p>
          </table:table-cell>
          <table:table-cell office:value-type="float" office:value="18.201346" calcext:value-type="float">
            <text:p>18.201346</text:p>
          </table:table-cell>
          <table:table-cell office:value-type="float" office:value="-67.145152" calcext:value-type="float">
            <text:p>-67.14515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exington-Fayette KY (CBSA)</text:p>
          </table:table-cell>
          <table:table-cell office:value-type="float" office:value="38.040584" calcext:value-type="float">
            <text:p>38.040584</text:p>
          </table:table-cell>
          <table:table-cell office:value-type="float" office:value="-84.503716" calcext:value-type="float">
            <text:p>-84.5037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anapolis</text:p>
          </table:table-cell>
          <table:table-cell office:value-type="float" office:value="39.768403" calcext:value-type="float">
            <text:p>39.768403</text:p>
          </table:table-cell>
          <table:table-cell office:value-type="float" office:value="-86.158068" calcext:value-type="float">
            <text:p>-86.15806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enham TX (CBSA)</text:p>
          </table:table-cell>
          <table:table-cell office:value-type="float" office:value="30.166883" calcext:value-type="float">
            <text:p>30.166883</text:p>
          </table:table-cell>
          <table:table-cell office:value-type="float" office:value="-96.397744" calcext:value-type="float">
            <text:p>-96.39774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ast Stroudsburg PA (CBSA)</text:p>
          </table:table-cell>
          <table:table-cell office:value-type="float" office:value="40.999539" calcext:value-type="float">
            <text:p>40.999539</text:p>
          </table:table-cell>
          <table:table-cell office:value-type="float" office:value="-75.181291" calcext:value-type="float">
            <text:p>-75.18129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mpa-Saint Petersburg (Sarasota) (DMA)</text:p>
          </table:table-cell>
          <table:table-cell office:value-type="float" office:value="27.84987" calcext:value-type="float">
            <text:p>27.84987</text:p>
          </table:table-cell>
          <table:table-cell office:value-type="float" office:value="-82.482768" calcext:value-type="float">
            <text:p>-82.48276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s Cruces NM (CBSA)</text:p>
          </table:table-cell>
          <table:table-cell office:value-type="float" office:value="32.31994" calcext:value-type="float">
            <text:p>32.31994</text:p>
          </table:table-cell>
          <table:table-cell office:value-type="float" office:value="-106.763654" calcext:value-type="float">
            <text:p>-106.76365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n Antonio TX (CBSA)</text:p>
          </table:table-cell>
          <table:table-cell office:value-type="float" office:value="29.424122" calcext:value-type="float">
            <text:p>29.424122</text:p>
          </table:table-cell>
          <table:table-cell office:value-type="float" office:value="-98.493628" calcext:value-type="float">
            <text:p>-98.49362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rshall MN (CBSA)</text:p>
          </table:table-cell>
          <table:table-cell office:value-type="float" office:value="44.448423" calcext:value-type="float">
            <text:p>44.448423</text:p>
          </table:table-cell>
          <table:table-cell office:value-type="float" office:value="-95.791192" calcext:value-type="float">
            <text:p>-95.79119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nroe LA (CBSA)</text:p>
          </table:table-cell>
          <table:table-cell office:value-type="float" office:value="32.509311" calcext:value-type="float">
            <text:p>32.509311</text:p>
          </table:table-cell>
          <table:table-cell office:value-type="float" office:value="-92.119301" calcext:value-type="float">
            <text:p>-92.1193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unswick GA (CBSA)</text:p>
          </table:table-cell>
          <table:table-cell office:value-type="float" office:value="31.149953" calcext:value-type="float">
            <text:p>31.149953</text:p>
          </table:table-cell>
          <table:table-cell office:value-type="float" office:value="-81.491489" calcext:value-type="float">
            <text:p>-81.49148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eeley CO (CBSA)</text:p>
          </table:table-cell>
          <table:table-cell office:value-type="float" office:value="40.423314" calcext:value-type="float">
            <text:p>40.423314</text:p>
          </table:table-cell>
          <table:table-cell office:value-type="float" office:value="-104.709132" calcext:value-type="float">
            <text:p>-104.70913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ock Haven PA (CBSA)</text:p>
          </table:table-cell>
          <table:table-cell office:value-type="float" office:value="41.137013" calcext:value-type="float">
            <text:p>41.137013</text:p>
          </table:table-cell>
          <table:table-cell office:value-type="float" office:value="-77.446926" calcext:value-type="float">
            <text:p>-77.44692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os Angeles (DMA)</text:p>
          </table:table-cell>
          <table:table-cell office:value-type="float" office:value="34.052234" calcext:value-type="float">
            <text:p>34.052234</text:p>
          </table:table-cell>
          <table:table-cell office:value-type="float" office:value="-118.243685" calcext:value-type="float">
            <text:p>-118.24368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ickory-Lenoir-Morganton NC (CBSA)</text:p>
          </table:table-cell>
          <table:table-cell office:value-type="float" office:value="35.745407" calcext:value-type="float">
            <text:p>35.745407</text:p>
          </table:table-cell>
          <table:table-cell office:value-type="float" office:value="-81.684819" calcext:value-type="float">
            <text:p>-81.68481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xburg ID (CBSA)</text:p>
          </table:table-cell>
          <table:table-cell office:value-type="float" office:value="43.82311" calcext:value-type="float">
            <text:p>43.82311</text:p>
          </table:table-cell>
          <table:table-cell office:value-type="float" office:value="-111.792424" calcext:value-type="float">
            <text:p>-111.79242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heeling-Steubenville (DMA)</text:p>
          </table:table-cell>
          <table:table-cell office:value-type="float" office:value="40.317407" calcext:value-type="float">
            <text:p>40.317407</text:p>
          </table:table-cell>
          <table:table-cell office:value-type="float" office:value="-80.603549" calcext:value-type="float">
            <text:p>-80.60354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xico MO (CBSA)</text:p>
          </table:table-cell>
          <table:table-cell office:value-type="float" office:value="39.173065" calcext:value-type="float">
            <text:p>39.173065</text:p>
          </table:table-cell>
          <table:table-cell office:value-type="float" office:value="-91.887271" calcext:value-type="float">
            <text:p>-91.88727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nton IL (CBSA)</text:p>
          </table:table-cell>
          <table:table-cell office:value-type="float" office:value="40.558095" calcext:value-type="float">
            <text:p>40.558095</text:p>
          </table:table-cell>
          <table:table-cell office:value-type="float" office:value="-90.035117" calcext:value-type="float">
            <text:p>-90.03511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hnstown-Altoona (DMA)</text:p>
          </table:table-cell>
          <table:table-cell office:value-type="float" office:value="40.355568" calcext:value-type="float">
            <text:p>40.355568</text:p>
          </table:table-cell>
          <table:table-cell office:value-type="float" office:value="-78.516433" calcext:value-type="float">
            <text:p>-78.51643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ttle Rock-North Little Rock AR (CBSA)</text:p>
          </table:table-cell>
          <table:table-cell office:value-type="float" office:value="34.833332" calcext:value-type="float">
            <text:p>34.833332</text:p>
          </table:table-cell>
          <table:table-cell office:value-type="float" office:value="-92.253891" calcext:value-type="float">
            <text:p>-92.25389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toona PA (CBSA)</text:p>
          </table:table-cell>
          <table:table-cell office:value-type="float" office:value="40.518681" calcext:value-type="float">
            <text:p>40.518681</text:p>
          </table:table-cell>
          <table:table-cell office:value-type="float" office:value="-78.394736" calcext:value-type="float">
            <text:p>-78.39473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ton Rouge LA (CBSA)</text:p>
          </table:table-cell>
          <table:table-cell office:value-type="float" office:value="30.458283" calcext:value-type="float">
            <text:p>30.458283</text:p>
          </table:table-cell>
          <table:table-cell office:value-type="float" office:value="-91.14032" calcext:value-type="float">
            <text:p>-91.1403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ldwater MI (CBSA)</text:p>
          </table:table-cell>
          <table:table-cell office:value-type="float" office:value="41.940326" calcext:value-type="float">
            <text:p>41.940326</text:p>
          </table:table-cell>
          <table:table-cell office:value-type="float" office:value="-85.000521" calcext:value-type="float">
            <text:p>-85.00052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arksville TN-KY (CBSA)</text:p>
          </table:table-cell>
          <table:table-cell office:value-type="float" office:value="36.529771" calcext:value-type="float">
            <text:p>36.529771</text:p>
          </table:table-cell>
          <table:table-cell office:value-type="float" office:value="-87.359453" calcext:value-type="float">
            <text:p>-87.35945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neapolis/St. Paul</text:p>
          </table:table-cell>
          <table:table-cell office:value-type="float" office:value="44.971669" calcext:value-type="float">
            <text:p>44.971669</text:p>
          </table:table-cell>
          <table:table-cell office:value-type="float" office:value="-93.280613" calcext:value-type="float">
            <text:p>-93.2806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inchester VA-WV (CBSA)</text:p>
          </table:table-cell>
          <table:table-cell office:value-type="float" office:value="39.18566" calcext:value-type="float">
            <text:p>39.18566</text:p>
          </table:table-cell>
          <table:table-cell office:value-type="float" office:value="-78.163334" calcext:value-type="float">
            <text:p>-78.16333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owa City IA (CBSA)</text:p>
          </table:table-cell>
          <table:table-cell office:value-type="float" office:value="41.661128" calcext:value-type="float">
            <text:p>41.661128</text:p>
          </table:table-cell>
          <table:table-cell office:value-type="float" office:value="-91.530168" calcext:value-type="float">
            <text:p>-91.53016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awfordsville IN (CBSA)</text:p>
          </table:table-cell>
          <table:table-cell office:value-type="float" office:value="40.041154" calcext:value-type="float">
            <text:p>40.041154</text:p>
          </table:table-cell>
          <table:table-cell office:value-type="float" office:value="-86.874452" calcext:value-type="float">
            <text:p>-86.87445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n Diego</text:p>
          </table:table-cell>
          <table:table-cell office:value-type="float" office:value="32.715738" calcext:value-type="float">
            <text:p>32.715738</text:p>
          </table:table-cell>
          <table:table-cell office:value-type="float" office:value="-117.161084" calcext:value-type="float">
            <text:p>-117.16108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ssoula (DMA)</text:p>
          </table:table-cell>
          <table:table-cell office:value-type="float" office:value="46.878718" calcext:value-type="float">
            <text:p>46.878718</text:p>
          </table:table-cell>
          <table:table-cell office:value-type="float" office:value="-113.996586" calcext:value-type="float">
            <text:p>-113.99658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ryville MO (CBSA)</text:p>
          </table:table-cell>
          <table:table-cell office:value-type="float" office:value="40.346102" calcext:value-type="float">
            <text:p>40.346102</text:p>
          </table:table-cell>
          <table:table-cell office:value-type="float" office:value="-94.872471" calcext:value-type="float">
            <text:p>-94.87247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ennett MO (CBSA)</text:p>
          </table:table-cell>
          <table:table-cell office:value-type="float" office:value="36.236176" calcext:value-type="float">
            <text:p>36.236176</text:p>
          </table:table-cell>
          <table:table-cell office:value-type="float" office:value="-90.055649" calcext:value-type="float">
            <text:p>-90.05564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ussellville AR (CBSA)</text:p>
          </table:table-cell>
          <table:table-cell office:value-type="float" office:value="35.278417" calcext:value-type="float">
            <text:p>35.278417</text:p>
          </table:table-cell>
          <table:table-cell office:value-type="float" office:value="-93.133786" calcext:value-type="float">
            <text:p>-93.13378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uincy-Hannibal-Keokuk (DMA)</text:p>
          </table:table-cell>
          <table:table-cell office:value-type="float" office:value="42.252877" calcext:value-type="float">
            <text:p>42.252877</text:p>
          </table:table-cell>
          <table:table-cell office:value-type="float" office:value="-71.002271" calcext:value-type="float">
            <text:p>-71.00227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ebanon MO (CBSA)</text:p>
          </table:table-cell>
          <table:table-cell office:value-type="float" office:value="37.680597" calcext:value-type="float">
            <text:p>37.680597</text:p>
          </table:table-cell>
          <table:table-cell office:value-type="float" office:value="-92.663787" calcext:value-type="float">
            <text:p>-92.66378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lwaukee-Waukesha-West Allis WI (CBSA)</text:p>
          </table:table-cell>
          <table:table-cell office:value-type="float" office:value="43.016681" calcext:value-type="float">
            <text:p>43.016681</text:p>
          </table:table-cell>
          <table:table-cell office:value-type="float" office:value="-88.007031" calcext:value-type="float">
            <text:p>-88.00703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yagüez PR (CBSA)</text:p>
          </table:table-cell>
          <table:table-cell office:value-type="float" office:value="18.201346" calcext:value-type="float">
            <text:p>18.201346</text:p>
          </table:table-cell>
          <table:table-cell office:value-type="float" office:value="-67.145152" calcext:value-type="float">
            <text:p>-67.14515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lsa (DMA)</text:p>
          </table:table-cell>
          <table:table-cell office:value-type="float" office:value="36.153982" calcext:value-type="float">
            <text:p>36.153982</text:p>
          </table:table-cell>
          <table:table-cell office:value-type="float" office:value="-95.992775" calcext:value-type="float">
            <text:p>-95.99277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illmar MN (CBSA)</text:p>
          </table:table-cell>
          <table:table-cell office:value-type="float" office:value="45.122371" calcext:value-type="float">
            <text:p>45.122371</text:p>
          </table:table-cell>
          <table:table-cell office:value-type="float" office:value="-95.048659" calcext:value-type="float">
            <text:p>-95.04865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illwater OK (CBSA)</text:p>
          </table:table-cell>
          <table:table-cell office:value-type="float" office:value="36.115607" calcext:value-type="float">
            <text:p>36.115607</text:p>
          </table:table-cell>
          <table:table-cell office:value-type="float" office:value="-97.058368" calcext:value-type="float">
            <text:p>-97.05836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ort Wayne IN (CBSA)</text:p>
          </table:table-cell>
          <table:table-cell office:value-type="float" office:value="41.079273" calcext:value-type="float">
            <text:p>41.079273</text:p>
          </table:table-cell>
          <table:table-cell office:value-type="float" office:value="-85.139351" calcext:value-type="float">
            <text:p>-85.13935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est Palm Beach-Fort Pierce (DMA)</text:p>
          </table:table-cell>
          <table:table-cell office:value-type="float" office:value="27.529312" calcext:value-type="float">
            <text:p>27.529312</text:p>
          </table:table-cell>
          <table:table-cell office:value-type="float" office:value="-80.359057" calcext:value-type="float">
            <text:p>-80.35905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nesboro AR (CBSA)</text:p>
          </table:table-cell>
          <table:table-cell office:value-type="float" office:value="35.842297" calcext:value-type="float">
            <text:p>35.842297</text:p>
          </table:table-cell>
          <table:table-cell office:value-type="float" office:value="-90.704279" calcext:value-type="float">
            <text:p>-90.70427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ays KS (CBSA)</text:p>
          </table:table-cell>
          <table:table-cell office:value-type="float" office:value="38.879178" calcext:value-type="float">
            <text:p>38.879178</text:p>
          </table:table-cell>
          <table:table-cell office:value-type="float" office:value="-99.32677" calcext:value-type="float">
            <text:p>-99.3267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ck Springs WY (CBSA)</text:p>
          </table:table-cell>
          <table:table-cell office:value-type="float" office:value="41.587464" calcext:value-type="float">
            <text:p>41.587464</text:p>
          </table:table-cell>
          <table:table-cell office:value-type="float" office:value="-109.202904" calcext:value-type="float">
            <text:p>-109.2029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arrisburg-Carlisle PA (CBSA)</text:p>
          </table:table-cell>
          <table:table-cell office:value-type="float" office:value="40.242763" calcext:value-type="float">
            <text:p>40.242763</text:p>
          </table:table-cell>
          <table:table-cell office:value-type="float" office:value="-76.837283" calcext:value-type="float">
            <text:p>-76.83728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rshalltown IA (CBSA)</text:p>
          </table:table-cell>
          <table:table-cell office:value-type="float" office:value="42.049467" calcext:value-type="float">
            <text:p>42.049467</text:p>
          </table:table-cell>
          <table:table-cell office:value-type="float" office:value="-92.908037" calcext:value-type="float">
            <text:p>-92.90803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orest City NC (CBSA)</text:p>
          </table:table-cell>
          <table:table-cell office:value-type="float" office:value="35.334011" calcext:value-type="float">
            <text:p>35.334011</text:p>
          </table:table-cell>
          <table:table-cell office:value-type="float" office:value="-81.865103" calcext:value-type="float">
            <text:p>-81.8651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ldsboro NC (CBSA)</text:p>
          </table:table-cell>
          <table:table-cell office:value-type="float" office:value="35.384884" calcext:value-type="float">
            <text:p>35.384884</text:p>
          </table:table-cell>
          <table:table-cell office:value-type="float" office:value="-77.992765" calcext:value-type="float">
            <text:p>-77.99276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pe Girardeau-Jackson MO-IL (CBSA)</text:p>
          </table:table-cell>
          <table:table-cell office:value-type="float" office:value="37.382273" calcext:value-type="float">
            <text:p>37.382273</text:p>
          </table:table-cell>
          <table:table-cell office:value-type="float" office:value="-89.666206" calcext:value-type="float">
            <text:p>-89.6662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arsaw IN (CBSA)</text:p>
          </table:table-cell>
          <table:table-cell office:value-type="float" office:value="41.2381" calcext:value-type="float">
            <text:p>41.2381</text:p>
          </table:table-cell>
          <table:table-cell office:value-type="float" office:value="-85.853047" calcext:value-type="float">
            <text:p>-85.85304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attanooga TN-GA (CBSA)</text:p>
          </table:table-cell>
          <table:table-cell office:value-type="float" office:value="35.04563" calcext:value-type="float">
            <text:p>35.04563</text:p>
          </table:table-cell>
          <table:table-cell office:value-type="float" office:value="-85.30968" calcext:value-type="float">
            <text:p>-85.3096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cAllen-Edinburg-Mission TX (CBSA)</text:p>
          </table:table-cell>
          <table:table-cell office:value-type="float" office:value="26.215907" calcext:value-type="float">
            <text:p>26.215907</text:p>
          </table:table-cell>
          <table:table-cell office:value-type="float" office:value="-98.325293" calcext:value-type="float">
            <text:p>-98.32529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okeville TN (CBSA)</text:p>
          </table:table-cell>
          <table:table-cell office:value-type="float" office:value="36.162839" calcext:value-type="float">
            <text:p>36.162839</text:p>
          </table:table-cell>
          <table:table-cell office:value-type="float" office:value="-85.501642" calcext:value-type="float">
            <text:p>-85.50164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zark AL (CBSA)</text:p>
          </table:table-cell>
          <table:table-cell office:value-type="float" office:value="31.459058" calcext:value-type="float">
            <text:p>31.459058</text:p>
          </table:table-cell>
          <table:table-cell office:value-type="float" office:value="-85.640493" calcext:value-type="float">
            <text:p>-85.64049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akima-Pasco-Richland-Kennewick (DMA)</text:p>
          </table:table-cell>
          <table:table-cell office:value-type="float" office:value="46.45679" calcext:value-type="float">
            <text:p>46.45679</text:p>
          </table:table-cell>
          <table:table-cell office:value-type="float" office:value="-119.451483" calcext:value-type="float">
            <text:p>-119.45148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ainesville (DMA)</text:p>
          </table:table-cell>
          <table:table-cell office:value-type="float" office:value="29.651634" calcext:value-type="float">
            <text:p>29.651634</text:p>
          </table:table-cell>
          <table:table-cell office:value-type="float" office:value="-82.324826" calcext:value-type="float">
            <text:p>-82.32482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ymouth IN (CBSA)</text:p>
          </table:table-cell>
          <table:table-cell office:value-type="float" office:value="41.343655" calcext:value-type="float">
            <text:p>41.343655</text:p>
          </table:table-cell>
          <table:table-cell office:value-type="float" office:value="-86.309728" calcext:value-type="float">
            <text:p>-86.30972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dison IN (CBSA)</text:p>
          </table:table-cell>
          <table:table-cell office:value-type="float" office:value="38.735893" calcext:value-type="float">
            <text:p>38.735893</text:p>
          </table:table-cell>
          <table:table-cell office:value-type="float" office:value="-85.379958" calcext:value-type="float">
            <text:p>-85.37995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anoke-Lynchburg (DMA)</text:p>
          </table:table-cell>
          <table:table-cell office:value-type="float" office:value="37.290338" calcext:value-type="float">
            <text:p>37.290338</text:p>
          </table:table-cell>
          <table:table-cell office:value-type="float" office:value="-80.034526" calcext:value-type="float">
            <text:p>-80.03452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eenwood MS (CBSA)</text:p>
          </table:table-cell>
          <table:table-cell office:value-type="float" office:value="33.516232" calcext:value-type="float">
            <text:p>33.516232</text:p>
          </table:table-cell>
          <table:table-cell office:value-type="float" office:value="-90.179528" calcext:value-type="float">
            <text:p>-90.17952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hiladelphia-Camden-Wilmington PA-NJ-DE-MD (CBSA)</text:p>
          </table:table-cell>
          <table:table-cell office:value-type="float" office:value="39.952584" calcext:value-type="float">
            <text:p>39.952584</text:p>
          </table:table-cell>
          <table:table-cell office:value-type="float" office:value="-75.165222" calcext:value-type="float">
            <text:p>-75.16522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uburn IN (CBSA)</text:p>
          </table:table-cell>
          <table:table-cell office:value-type="float" office:value="41.366994" calcext:value-type="float">
            <text:p>41.366994</text:p>
          </table:table-cell>
          <table:table-cell office:value-type="float" office:value="-85.058857" calcext:value-type="float">
            <text:p>-85.05885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oomington IN (CBSA)</text:p>
          </table:table-cell>
          <table:table-cell office:value-type="float" office:value="39.165325" calcext:value-type="float">
            <text:p>39.165325</text:p>
          </table:table-cell>
          <table:table-cell office:value-type="float" office:value="-86.526386" calcext:value-type="float">
            <text:p>-86.52638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maha-Council Bluffs NE-IA (CBSA)</text:p>
          </table:table-cell>
          <table:table-cell office:value-type="float" office:value="41.218364" calcext:value-type="float">
            <text:p>41.218364</text:p>
          </table:table-cell>
          <table:table-cell office:value-type="float" office:value="-95.817993" calcext:value-type="float">
            <text:p>-95.81799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than AL (CBSA)</text:p>
          </table:table-cell>
          <table:table-cell office:value-type="float" office:value="31.223231" calcext:value-type="float">
            <text:p>31.223231</text:p>
          </table:table-cell>
          <table:table-cell office:value-type="float" office:value="-85.390489" calcext:value-type="float">
            <text:p>-85.39048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eenwood-Greenville (DMA)</text:p>
          </table:table-cell>
          <table:table-cell office:value-type="float" office:value="44.298276" calcext:value-type="float">
            <text:p>44.298276</text:p>
          </table:table-cell>
          <table:table-cell office:value-type="float" office:value="-88.516357" calcext:value-type="float">
            <text:p>-88.51635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hoenix</text:p>
          </table:table-cell>
          <table:table-cell office:value-type="float" office:value="33.448377" calcext:value-type="float">
            <text:p>33.448377</text:p>
          </table:table-cell>
          <table:table-cell office:value-type="float" office:value="-112.074037" calcext:value-type="float">
            <text:p>-112.07403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nyder TX (CBSA)</text:p>
          </table:table-cell>
          <table:table-cell office:value-type="float" office:value="32.717886" calcext:value-type="float">
            <text:p>32.717886</text:p>
          </table:table-cell>
          <table:table-cell office:value-type="float" office:value="-100.917618" calcext:value-type="float">
            <text:p>-100.91761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rpus Christi TX (CBSA)</text:p>
          </table:table-cell>
          <table:table-cell office:value-type="float" office:value="27.800583" calcext:value-type="float">
            <text:p>27.800583</text:p>
          </table:table-cell>
          <table:table-cell office:value-type="float" office:value="-97.396381" calcext:value-type="float">
            <text:p>-97.39638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ort Smith AR-OK (CBSA)</text:p>
          </table:table-cell>
          <table:table-cell office:value-type="float" office:value="35.385924" calcext:value-type="float">
            <text:p>35.385924</text:p>
          </table:table-cell>
          <table:table-cell office:value-type="float" office:value="-94.398547" calcext:value-type="float">
            <text:p>-94.39854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attle/Tacoma</text:p>
          </table:table-cell>
          <table:table-cell office:value-type="float" office:value="47.45025" calcext:value-type="float">
            <text:p>47.45025</text:p>
          </table:table-cell>
          <table:table-cell office:value-type="float" office:value="-122.308817" calcext:value-type="float">
            <text:p>-122.30881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gola IN (CBSA)</text:p>
          </table:table-cell>
          <table:table-cell office:value-type="float" office:value="41.634773" calcext:value-type="float">
            <text:p>41.634773</text:p>
          </table:table-cell>
          <table:table-cell office:value-type="float" office:value="-84.999409" calcext:value-type="float">
            <text:p>-84.99940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atrice NE (CBSA)</text:p>
          </table:table-cell>
          <table:table-cell office:value-type="float" office:value="40.265927" calcext:value-type="float">
            <text:p>40.265927</text:p>
          </table:table-cell>
          <table:table-cell office:value-type="float" office:value="-96.746691" calcext:value-type="float">
            <text:p>-96.74669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untain Home AR (CBSA)</text:p>
          </table:table-cell>
          <table:table-cell office:value-type="float" office:value="36.335395" calcext:value-type="float">
            <text:p>36.335395</text:p>
          </table:table-cell>
          <table:table-cell office:value-type="float" office:value="-92.381346" calcext:value-type="float">
            <text:p>-92.38134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irksville MO (CBSA)</text:p>
          </table:table-cell>
          <table:table-cell office:value-type="float" office:value="40.194754" calcext:value-type="float">
            <text:p>40.194754</text:p>
          </table:table-cell>
          <table:table-cell office:value-type="float" office:value="-92.58325" calcext:value-type="float">
            <text:p>-92.583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ashington Court House OH Micro (CBSA)</text:p>
          </table:table-cell>
          <table:table-cell office:value-type="float" office:value="39.536451" calcext:value-type="float">
            <text:p>39.536451</text:p>
          </table:table-cell>
          <table:table-cell office:value-type="float" office:value="-83.439084" calcext:value-type="float">
            <text:p>-83.43908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nville VA (CBSA)</text:p>
          </table:table-cell>
          <table:table-cell office:value-type="float" office:value="36.585972" calcext:value-type="float">
            <text:p>36.585972</text:p>
          </table:table-cell>
          <table:table-cell office:value-type="float" office:value="-79.395023" calcext:value-type="float">
            <text:p>-79.39502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onia MI (CBSA)</text:p>
          </table:table-cell>
          <table:table-cell office:value-type="float" office:value="42.987255" calcext:value-type="float">
            <text:p>42.987255</text:p>
          </table:table-cell>
          <table:table-cell office:value-type="float" office:value="-85.071117" calcext:value-type="float">
            <text:p>-85.07111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scaloosa AL (CBSA)</text:p>
          </table:table-cell>
          <table:table-cell office:value-type="float" office:value="33.209841" calcext:value-type="float">
            <text:p>33.209841</text:p>
          </table:table-cell>
          <table:table-cell office:value-type="float" office:value="-87.569173" calcext:value-type="float">
            <text:p>-87.56917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isconsin Rapids-Marshfield WI Micro (CBSA)</text:p>
          </table:table-cell>
          <table:table-cell office:value-type="float" office:value="44.383576" calcext:value-type="float">
            <text:p>44.383576</text:p>
          </table:table-cell>
          <table:table-cell office:value-type="float" office:value="-89.817346" calcext:value-type="float">
            <text:p>-89.81734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venport-Rock Island-Moline (DMA)</text:p>
          </table:table-cell>
          <table:table-cell office:value-type="float" office:value="41.519018" calcext:value-type="float">
            <text:p>41.519018</text:p>
          </table:table-cell>
          <table:table-cell office:value-type="float" office:value="-90.542196" calcext:value-type="float">
            <text:p>-90.54219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shtabula OH (CBSA)</text:p>
          </table:table-cell>
          <table:table-cell office:value-type="float" office:value="41.865053" calcext:value-type="float">
            <text:p>41.865053</text:p>
          </table:table-cell>
          <table:table-cell office:value-type="float" office:value="-80.789809" calcext:value-type="float">
            <text:p>-80.78980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ig Spring TX (CBSA)</text:p>
          </table:table-cell>
          <table:table-cell office:value-type="float" office:value="32.250398" calcext:value-type="float">
            <text:p>32.250398</text:p>
          </table:table-cell>
          <table:table-cell office:value-type="float" office:value="-101.478735" calcext:value-type="float">
            <text:p>-101.47873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ringfield OH (CBSA)</text:p>
          </table:table-cell>
          <table:table-cell office:value-type="float" office:value="39.924227" calcext:value-type="float">
            <text:p>39.924227</text:p>
          </table:table-cell>
          <table:table-cell office:value-type="float" office:value="-83.808817" calcext:value-type="float">
            <text:p>-83.80881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rian MI (CBSA)</text:p>
          </table:table-cell>
          <table:table-cell office:value-type="float" office:value="41.897547" calcext:value-type="float">
            <text:p>41.897547</text:p>
          </table:table-cell>
          <table:table-cell office:value-type="float" office:value="-84.037166" calcext:value-type="float">
            <text:p>-84.03716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les-Benton Harbor MI (CBSA)</text:p>
          </table:table-cell>
          <table:table-cell office:value-type="float" office:value="42.104359" calcext:value-type="float">
            <text:p>42.104359</text:p>
          </table:table-cell>
          <table:table-cell office:value-type="float" office:value="-86.445355" calcext:value-type="float">
            <text:p>-86.4453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yton OH (CBSA)</text:p>
          </table:table-cell>
          <table:table-cell office:value-type="float" office:value="39.758948" calcext:value-type="float">
            <text:p>39.758948</text:p>
          </table:table-cell>
          <table:table-cell office:value-type="float" office:value="-84.191607" calcext:value-type="float">
            <text:p>-84.19160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arlotte (DMA)</text:p>
          </table:table-cell>
          <table:table-cell office:value-type="float" office:value="35.227087" calcext:value-type="float">
            <text:p>35.227087</text:p>
          </table:table-cell>
          <table:table-cell office:value-type="float" office:value="-80.843127" calcext:value-type="float">
            <text:p>-80.84312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ringfield MO (DMA)</text:p>
          </table:table-cell>
          <table:table-cell office:value-type="float" office:value="37.208957" calcext:value-type="float">
            <text:p>37.208957</text:p>
          </table:table-cell>
          <table:table-cell office:value-type="float" office:value="-93.292299" calcext:value-type="float">
            <text:p>-93.29229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eveland TN (CBSA)</text:p>
          </table:table-cell>
          <table:table-cell office:value-type="float" office:value="35.159518" calcext:value-type="float">
            <text:p>35.159518</text:p>
          </table:table-cell>
          <table:table-cell office:value-type="float" office:value="-84.876611" calcext:value-type="float">
            <text:p>-84.8766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rkersburg-Marietta-Vienna WV-OH (CBSA)</text:p>
          </table:table-cell>
          <table:table-cell office:value-type="float" office:value="39.263721" calcext:value-type="float">
            <text:p>39.263721</text:p>
          </table:table-cell>
          <table:table-cell office:value-type="float" office:value="-81.555488" calcext:value-type="float">
            <text:p>-81.55548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es IA (CBSA)</text:p>
          </table:table-cell>
          <table:table-cell office:value-type="float" office:value="42.034722" calcext:value-type="float">
            <text:p>42.034722</text:p>
          </table:table-cell>
          <table:table-cell office:value-type="float" office:value="-93.62" calcext:value-type="float">
            <text:p>-93.6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y City MI (CBSA)</text:p>
          </table:table-cell>
          <table:table-cell office:value-type="float" office:value="43.594468" calcext:value-type="float">
            <text:p>43.594468</text:p>
          </table:table-cell>
          <table:table-cell office:value-type="float" office:value="-83.888865" calcext:value-type="float">
            <text:p>-83.88886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bile-Pensacola (Fort Walton Beach) (DMA)</text:p>
          </table:table-cell>
          <table:table-cell office:value-type="float" office:value="30.250639" calcext:value-type="float">
            <text:p>30.250639</text:p>
          </table:table-cell>
          <table:table-cell office:value-type="float" office:value="-88.133507" calcext:value-type="float">
            <text:p>-88.13350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elina OH (CBSA)</text:p>
          </table:table-cell>
          <table:table-cell office:value-type="float" office:value="40.548936" calcext:value-type="float">
            <text:p>40.548936</text:p>
          </table:table-cell>
          <table:table-cell office:value-type="float" office:value="-84.570234" calcext:value-type="float">
            <text:p>-84.57023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ierre SD (CBSA)</text:p>
          </table:table-cell>
          <table:table-cell office:value-type="float" office:value="44.368316" calcext:value-type="float">
            <text:p>44.368316</text:p>
          </table:table-cell>
          <table:table-cell office:value-type="float" office:value="-100.350967" calcext:value-type="float">
            <text:p>-100.35096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averse City-Cadillac (DMA)</text:p>
          </table:table-cell>
          <table:table-cell office:value-type="float" office:value="44.246783" calcext:value-type="float">
            <text:p>44.246783</text:p>
          </table:table-cell>
          <table:table-cell office:value-type="float" office:value="-85.391178" calcext:value-type="float">
            <text:p>-85.39117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ris TN (CBSA)</text:p>
          </table:table-cell>
          <table:table-cell office:value-type="float" office:value="36.302002" calcext:value-type="float">
            <text:p>36.302002</text:p>
          </table:table-cell>
          <table:table-cell office:value-type="float" office:value="-88.326711" calcext:value-type="float">
            <text:p>-88.3267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esno-Visalia (DMA)</text:p>
          </table:table-cell>
          <table:table-cell office:value-type="float" office:value="36.292365" calcext:value-type="float">
            <text:p>36.292365</text:p>
          </table:table-cell>
          <table:table-cell office:value-type="float" office:value="-119.210492" calcext:value-type="float">
            <text:p>-119.21049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noxville TN (CBSA)</text:p>
          </table:table-cell>
          <table:table-cell office:value-type="float" office:value="35.960638" calcext:value-type="float">
            <text:p>35.960638</text:p>
          </table:table-cell>
          <table:table-cell office:value-type="float" office:value="-83.920739" calcext:value-type="float">
            <text:p>-83.92073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n Arbor MI (CBSA)</text:p>
          </table:table-cell>
          <table:table-cell office:value-type="float" office:value="42.280826" calcext:value-type="float">
            <text:p>42.280826</text:p>
          </table:table-cell>
          <table:table-cell office:value-type="float" office:value="-83.743038" calcext:value-type="float">
            <text:p>-83.74303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aumont-Port Arthur (DMA)</text:p>
          </table:table-cell>
          <table:table-cell office:value-type="float" office:value="29.950833" calcext:value-type="float">
            <text:p>29.950833</text:p>
          </table:table-cell>
          <table:table-cell office:value-type="float" office:value="-94.020694" calcext:value-type="float">
            <text:p>-94.02069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ranton--Wilkes-Barre PA (CBSA)</text:p>
          </table:table-cell>
          <table:table-cell office:value-type="float" office:value="41.336246" calcext:value-type="float">
            <text:p>41.336246</text:p>
          </table:table-cell>
          <table:table-cell office:value-type="float" office:value="-75.731149" calcext:value-type="float">
            <text:p>-75.73114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ainerd MN (CBSA)</text:p>
          </table:table-cell>
          <table:table-cell office:value-type="float" office:value="46.352673" calcext:value-type="float">
            <text:p>46.352673</text:p>
          </table:table-cell>
          <table:table-cell office:value-type="float" office:value="-94.202008" calcext:value-type="float">
            <text:p>-94.20200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armington NM (CBSA)</text:p>
          </table:table-cell>
          <table:table-cell office:value-type="float" office:value="36.728058" calcext:value-type="float">
            <text:p>36.728058</text:p>
          </table:table-cell>
          <table:table-cell office:value-type="float" office:value="-108.218686" calcext:value-type="float">
            <text:p>-108.21868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ichmond-Petersburg (DMA)</text:p>
          </table:table-cell>
          <table:table-cell office:value-type="float" office:value="35.345035" calcext:value-type="float">
            <text:p>35.345035</text:p>
          </table:table-cell>
          <table:table-cell office:value-type="float" office:value="-86.631126" calcext:value-type="float">
            <text:p>-86.63112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inton IA (CBSA)</text:p>
          </table:table-cell>
          <table:table-cell office:value-type="float" office:value="41.844474" calcext:value-type="float">
            <text:p>41.844474</text:p>
          </table:table-cell>
          <table:table-cell office:value-type="float" office:value="-90.188738" calcext:value-type="float">
            <text:p>-90.18873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een Bay WI (CBSA)</text:p>
          </table:table-cell>
          <table:table-cell office:value-type="float" office:value="44.519159" calcext:value-type="float">
            <text:p>44.519159</text:p>
          </table:table-cell>
          <table:table-cell office:value-type="float" office:value="-88.019826" calcext:value-type="float">
            <text:p>-88.01982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lint MI (CBSA)</text:p>
          </table:table-cell>
          <table:table-cell office:value-type="float" office:value="43.012527" calcext:value-type="float">
            <text:p>43.012527</text:p>
          </table:table-cell>
          <table:table-cell office:value-type="float" office:value="-83.687456" calcext:value-type="float">
            <text:p>-83.68745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uma-El Centro (DMA)</text:p>
          </table:table-cell>
          <table:table-cell office:value-type="float" office:value="32.700749" calcext:value-type="float">
            <text:p>32.700749</text:p>
          </table:table-cell>
          <table:table-cell office:value-type="float" office:value="-114.526076" calcext:value-type="float">
            <text:p>-114.52607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ico-Redding CA (DMA)</text:p>
          </table:table-cell>
          <table:table-cell office:value-type="float" office:value="39.75718" calcext:value-type="float">
            <text:p>39.75718</text:p>
          </table:table-cell>
          <table:table-cell office:value-type="float" office:value="-121.830196" calcext:value-type="float">
            <text:p>-121.83019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ausau WI (CBSA)</text:p>
          </table:table-cell>
          <table:table-cell office:value-type="float" office:value="44.959135" calcext:value-type="float">
            <text:p>44.959135</text:p>
          </table:table-cell>
          <table:table-cell office:value-type="float" office:value="-89.630122" calcext:value-type="float">
            <text:p>-89.63012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mesa TX (CBSA)</text:p>
          </table:table-cell>
          <table:table-cell office:value-type="float" office:value="32.7376" calcext:value-type="float">
            <text:p>32.7376</text:p>
          </table:table-cell>
          <table:table-cell office:value-type="float" office:value="-101.950992" calcext:value-type="float">
            <text:p>-101.95099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lt Lake City (DMA)</text:p>
          </table:table-cell>
          <table:table-cell office:value-type="float" office:value="40.760779" calcext:value-type="float">
            <text:p>40.760779</text:p>
          </table:table-cell>
          <table:table-cell office:value-type="float" office:value="-111.891047" calcext:value-type="float">
            <text:p>-111.89104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bany-Schenectady-Troy NY (CBSA)</text:p>
          </table:table-cell>
          <table:table-cell office:value-type="float" office:value="42.791803" calcext:value-type="float">
            <text:p>42.791803</text:p>
          </table:table-cell>
          <table:table-cell office:value-type="float" office:value="-73.873271" calcext:value-type="float">
            <text:p>-73.87327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dison (DMA)</text:p>
          </table:table-cell>
          <table:table-cell office:value-type="float" office:value="43.073052" calcext:value-type="float">
            <text:p>43.073052</text:p>
          </table:table-cell>
          <table:table-cell office:value-type="float" office:value="-89.40123" calcext:value-type="float">
            <text:p>-89.4012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iverside-San Bernardino-Ontario CA (CBSA)</text:p>
          </table:table-cell>
          <table:table-cell office:value-type="float" office:value="34.063344" calcext:value-type="float">
            <text:p>34.063344</text:p>
          </table:table-cell>
          <table:table-cell office:value-type="float" office:value="-117.650888" calcext:value-type="float">
            <text:p>-117.65088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est Plains MO (CBSA)</text:p>
          </table:table-cell>
          <table:table-cell office:value-type="float" office:value="36.728115" calcext:value-type="float">
            <text:p>36.728115</text:p>
          </table:table-cell>
          <table:table-cell office:value-type="float" office:value="-91.852371" calcext:value-type="float">
            <text:p>-91.85237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cksonville TX (CBSA)</text:p>
          </table:table-cell>
          <table:table-cell office:value-type="float" office:value="31.963778" calcext:value-type="float">
            <text:p>31.963778</text:p>
          </table:table-cell>
          <table:table-cell office:value-type="float" office:value="-95.270504" calcext:value-type="float">
            <text:p>-95.2705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anoke Rapids NC (CBSA)</text:p>
          </table:table-cell>
          <table:table-cell office:value-type="float" office:value="36.46154" calcext:value-type="float">
            <text:p>36.46154</text:p>
          </table:table-cell>
          <table:table-cell office:value-type="float" office:value="-77.654146" calcext:value-type="float">
            <text:p>-77.65414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elena MT (CBSA)</text:p>
          </table:table-cell>
          <table:table-cell office:value-type="float" office:value="46.588371" calcext:value-type="float">
            <text:p>46.588371</text:p>
          </table:table-cell>
          <table:table-cell office:value-type="float" office:value="-112.024505" calcext:value-type="float">
            <text:p>-112.02450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anesville OH (CBSA)</text:p>
          </table:table-cell>
          <table:table-cell office:value-type="float" office:value="39.940345" calcext:value-type="float">
            <text:p>39.940345</text:p>
          </table:table-cell>
          <table:table-cell office:value-type="float" office:value="-82.013192" calcext:value-type="float">
            <text:p>-82.01319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inston NC (CBSA)</text:p>
          </table:table-cell>
          <table:table-cell office:value-type="float" office:value="35.262664" calcext:value-type="float">
            <text:p>35.262664</text:p>
          </table:table-cell>
          <table:table-cell office:value-type="float" office:value="-77.581635" calcext:value-type="float">
            <text:p>-77.58163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oston-Cambridge-Quincy MA-NH (CBSA)</text:p>
          </table:table-cell>
          <table:table-cell office:value-type="float" office:value="43.193852" calcext:value-type="float">
            <text:p>43.193852</text:p>
          </table:table-cell>
          <table:table-cell office:value-type="float" office:value="-71.572395" calcext:value-type="float">
            <text:p>-71.57239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and Island NE (CBSA)</text:p>
          </table:table-cell>
          <table:table-cell office:value-type="float" office:value="40.926396" calcext:value-type="float">
            <text:p>40.926396</text:p>
          </table:table-cell>
          <table:table-cell office:value-type="float" office:value="-98.342012" calcext:value-type="float">
            <text:p>-98.3420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tchitoches LA (CBSA)</text:p>
          </table:table-cell>
          <table:table-cell office:value-type="float" office:value="31.76072" calcext:value-type="float">
            <text:p>31.76072</text:p>
          </table:table-cell>
          <table:table-cell office:value-type="float" office:value="-93.086275" calcext:value-type="float">
            <text:p>-93.08627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n Juan Sub (Region) (DMA)</text:p>
          </table:table-cell>
          <table:table-cell office:value-type="float" office:value="21.128816" calcext:value-type="float">
            <text:p>21.128816</text:p>
          </table:table-cell>
          <table:table-cell office:value-type="float" office:value="-101.667321" calcext:value-type="float">
            <text:p>-101.66732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ictoria (DMA)</text:p>
          </table:table-cell>
          <table:table-cell office:value-type="float" office:value="48.428421" calcext:value-type="float">
            <text:p>48.428421</text:p>
          </table:table-cell>
          <table:table-cell office:value-type="float" office:value="-123.365644" calcext:value-type="float">
            <text:p>-123.36564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lledgeville GA (CBSA)</text:p>
          </table:table-cell>
          <table:table-cell office:value-type="float" office:value="33.080143" calcext:value-type="float">
            <text:p>33.080143</text:p>
          </table:table-cell>
          <table:table-cell office:value-type="float" office:value="-83.232099" calcext:value-type="float">
            <text:p>-83.23209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icago-Naperville-Joliet IL-IN-WI (CBSA)</text:p>
          </table:table-cell>
          <table:table-cell office:value-type="float" office:value="43.78444" calcext:value-type="float">
            <text:p>43.78444</text:p>
          </table:table-cell>
          <table:table-cell office:value-type="float" office:value="-88.787868" calcext:value-type="float">
            <text:p>-88.78786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keechobee FL (CBSA)</text:p>
          </table:table-cell>
          <table:table-cell office:value-type="float" office:value="27.243935" calcext:value-type="float">
            <text:p>27.243935</text:p>
          </table:table-cell>
          <table:table-cell office:value-type="float" office:value="-80.829783" calcext:value-type="float">
            <text:p>-80.82978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nroe MI (CBSA)</text:p>
          </table:table-cell>
          <table:table-cell office:value-type="float" office:value="41.916434" calcext:value-type="float">
            <text:p>41.916434</text:p>
          </table:table-cell>
          <table:table-cell office:value-type="float" office:value="-83.39771" calcext:value-type="float">
            <text:p>-83.3977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yre PA (CBSA)</text:p>
          </table:table-cell>
          <table:table-cell office:value-type="float" office:value="41.978963" calcext:value-type="float">
            <text:p>41.978963</text:p>
          </table:table-cell>
          <table:table-cell office:value-type="float" office:value="-76.515499" calcext:value-type="float">
            <text:p>-76.51549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ottsbluff NE (CBSA)</text:p>
          </table:table-cell>
          <table:table-cell office:value-type="float" office:value="41.866634" calcext:value-type="float">
            <text:p>41.866634</text:p>
          </table:table-cell>
          <table:table-cell office:value-type="float" office:value="-103.667166" calcext:value-type="float">
            <text:p>-103.66716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maha (DMA)</text:p>
          </table:table-cell>
          <table:table-cell office:value-type="float" office:value="41.252363" calcext:value-type="float">
            <text:p>41.252363</text:p>
          </table:table-cell>
          <table:table-cell office:value-type="float" office:value="-95.997988" calcext:value-type="float">
            <text:p>-95.99798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lhoun GA (CBSA)</text:p>
          </table:table-cell>
          <table:table-cell office:value-type="float" office:value="34.502587" calcext:value-type="float">
            <text:p>34.502587</text:p>
          </table:table-cell>
          <table:table-cell office:value-type="float" office:value="-84.951054" calcext:value-type="float">
            <text:p>-84.95105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attiesburg-Laurel (DMA)</text:p>
          </table:table-cell>
          <table:table-cell office:value-type="float" office:value="31.468239" calcext:value-type="float">
            <text:p>31.468239</text:p>
          </table:table-cell>
          <table:table-cell office:value-type="float" office:value="-89.335421" calcext:value-type="float">
            <text:p>-89.33542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ma MI (CBSA)</text:p>
          </table:table-cell>
          <table:table-cell office:value-type="float" office:value="43.37892" calcext:value-type="float">
            <text:p>43.37892</text:p>
          </table:table-cell>
          <table:table-cell office:value-type="float" office:value="-84.659727" calcext:value-type="float">
            <text:p>-84.65972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ton Rouge (DMA)</text:p>
          </table:table-cell>
          <table:table-cell office:value-type="float" office:value="30.458283" calcext:value-type="float">
            <text:p>30.458283</text:p>
          </table:table-cell>
          <table:table-cell office:value-type="float" office:value="-91.14032" calcext:value-type="float">
            <text:p>-91.1403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ansas City MO-KS (CBSA)</text:p>
          </table:table-cell>
          <table:table-cell office:value-type="float" office:value="39.099727" calcext:value-type="float">
            <text:p>39.099727</text:p>
          </table:table-cell>
          <table:table-cell office:value-type="float" office:value="-94.578567" calcext:value-type="float">
            <text:p>-94.57856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raboo WI (CBSA)</text:p>
          </table:table-cell>
          <table:table-cell office:value-type="float" office:value="43.471094" calcext:value-type="float">
            <text:p>43.471094</text:p>
          </table:table-cell>
          <table:table-cell office:value-type="float" office:value="-89.744291" calcext:value-type="float">
            <text:p>-89.74429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orger TX (CBSA)</text:p>
          </table:table-cell>
          <table:table-cell office:value-type="float" office:value="35.66782" calcext:value-type="float">
            <text:p>35.66782</text:p>
          </table:table-cell>
          <table:table-cell office:value-type="float" office:value="-101.397388" calcext:value-type="float">
            <text:p>-101.39738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edar Rapids-Waterloo-Iowa City &amp; Dubuque (DMA)</text:p>
          </table:table-cell>
          <table:table-cell office:value-type="float" office:value="42.500558" calcext:value-type="float">
            <text:p>42.500558</text:p>
          </table:table-cell>
          <table:table-cell office:value-type="float" office:value="-90.664572" calcext:value-type="float">
            <text:p>-90.66457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rre Haute IN (CBSA)</text:p>
          </table:table-cell>
          <table:table-cell office:value-type="float" office:value="39.466703" calcext:value-type="float">
            <text:p>39.466703</text:p>
          </table:table-cell>
          <table:table-cell office:value-type="float" office:value="-87.413909" calcext:value-type="float">
            <text:p>-87.41390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anson MO (CBSA)</text:p>
          </table:table-cell>
          <table:table-cell office:value-type="float" office:value="36.643673" calcext:value-type="float">
            <text:p>36.643673</text:p>
          </table:table-cell>
          <table:table-cell office:value-type="float" office:value="-93.218514" calcext:value-type="float">
            <text:p>-93.2185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klahoma City (DMA)</text:p>
          </table:table-cell>
          <table:table-cell office:value-type="float" office:value="35.46756" calcext:value-type="float">
            <text:p>35.46756</text:p>
          </table:table-cell>
          <table:table-cell office:value-type="float" office:value="-97.516428" calcext:value-type="float">
            <text:p>-97.51642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ples-Marco Island FL (CBSA)</text:p>
          </table:table-cell>
          <table:table-cell office:value-type="float" office:value="25.995001" calcext:value-type="float">
            <text:p>25.995001</text:p>
          </table:table-cell>
          <table:table-cell office:value-type="float" office:value="-81.672501" calcext:value-type="float">
            <text:p>-81.6725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wport TN (CBSA)</text:p>
          </table:table-cell>
          <table:table-cell office:value-type="float" office:value="35.967041" calcext:value-type="float">
            <text:p>35.967041</text:p>
          </table:table-cell>
          <table:table-cell office:value-type="float" office:value="-83.187658" calcext:value-type="float">
            <text:p>-83.18765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yracuse (DMA)</text:p>
          </table:table-cell>
          <table:table-cell office:value-type="float" office:value="43.048122" calcext:value-type="float">
            <text:p>43.048122</text:p>
          </table:table-cell>
          <table:table-cell office:value-type="float" office:value="-76.147424" calcext:value-type="float">
            <text:p>-76.14742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eat Falls (DMA)</text:p>
          </table:table-cell>
          <table:table-cell office:value-type="float" office:value="47.494184" calcext:value-type="float">
            <text:p>47.494184</text:p>
          </table:table-cell>
          <table:table-cell office:value-type="float" office:value="-111.283345" calcext:value-type="float">
            <text:p>-111.28334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ndusky OH (CBSA)</text:p>
          </table:table-cell>
          <table:table-cell office:value-type="float" office:value="41.44894" calcext:value-type="float">
            <text:p>41.44894</text:p>
          </table:table-cell>
          <table:table-cell office:value-type="float" office:value="-82.707961" calcext:value-type="float">
            <text:p>-82.70796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rced CA (CBSA)</text:p>
          </table:table-cell>
          <table:table-cell office:value-type="float" office:value="37.302163" calcext:value-type="float">
            <text:p>37.302163</text:p>
          </table:table-cell>
          <table:table-cell office:value-type="float" office:value="-120.482968" calcext:value-type="float">
            <text:p>-120.48296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ainesville</text:p>
          </table:table-cell>
          <table:table-cell office:value-type="float" office:value="29.651634" calcext:value-type="float">
            <text:p>29.651634</text:p>
          </table:table-cell>
          <table:table-cell office:value-type="float" office:value="-82.324826" calcext:value-type="float">
            <text:p>-82.32482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adsden AL (CBSA)</text:p>
          </table:table-cell>
          <table:table-cell office:value-type="float" office:value="34.014264" calcext:value-type="float">
            <text:p>34.014264</text:p>
          </table:table-cell>
          <table:table-cell office:value-type="float" office:value="-86.006639" calcext:value-type="float">
            <text:p>-86.00663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n Antonio (DMA)</text:p>
          </table:table-cell>
          <table:table-cell office:value-type="float" office:value="29.424122" calcext:value-type="float">
            <text:p>29.424122</text:p>
          </table:table-cell>
          <table:table-cell office:value-type="float" office:value="-98.493628" calcext:value-type="float">
            <text:p>-98.49362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lwaukee</text:p>
          </table:table-cell>
          <table:table-cell office:value-type="float" office:value="43.038903" calcext:value-type="float">
            <text:p>43.038903</text:p>
          </table:table-cell>
          <table:table-cell office:value-type="float" office:value="-87.906474" calcext:value-type="float">
            <text:p>-87.90647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lwaukee (DMA)</text:p>
          </table:table-cell>
          <table:table-cell office:value-type="float" office:value="43.038903" calcext:value-type="float">
            <text:p>43.038903</text:p>
          </table:table-cell>
          <table:table-cell office:value-type="float" office:value="-87.906474" calcext:value-type="float">
            <text:p>-87.90647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attsburgh NY (CBSA)</text:p>
          </table:table-cell>
          <table:table-cell office:value-type="float" office:value="44.699487" calcext:value-type="float">
            <text:p>44.699487</text:p>
          </table:table-cell>
          <table:table-cell office:value-type="float" office:value="-73.452912" calcext:value-type="float">
            <text:p>-73.4529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ppleton WI (CBSA)</text:p>
          </table:table-cell>
          <table:table-cell office:value-type="float" office:value="44.261931" calcext:value-type="float">
            <text:p>44.261931</text:p>
          </table:table-cell>
          <table:table-cell office:value-type="float" office:value="-88.415385" calcext:value-type="float">
            <text:p>-88.41538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ckley WV (CBSA)</text:p>
          </table:table-cell>
          <table:table-cell office:value-type="float" office:value="37.77817" calcext:value-type="float">
            <text:p>37.77817</text:p>
          </table:table-cell>
          <table:table-cell office:value-type="float" office:value="-81.188156" calcext:value-type="float">
            <text:p>-81.18815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artford-New Haven (DMA)</text:p>
          </table:table-cell>
          <table:table-cell office:value-type="float" office:value="38.971262" calcext:value-type="float">
            <text:p>38.971262</text:p>
          </table:table-cell>
          <table:table-cell office:value-type="float" office:value="-81.982031" calcext:value-type="float">
            <text:p>-81.98203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eyenne WY (CBSA)</text:p>
          </table:table-cell>
          <table:table-cell office:value-type="float" office:value="41.139981" calcext:value-type="float">
            <text:p>41.139981</text:p>
          </table:table-cell>
          <table:table-cell office:value-type="float" office:value="-104.820246" calcext:value-type="float">
            <text:p>-104.82024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lestine TX (CBSA)</text:p>
          </table:table-cell>
          <table:table-cell office:value-type="float" office:value="31.762115" calcext:value-type="float">
            <text:p>31.762115</text:p>
          </table:table-cell>
          <table:table-cell office:value-type="float" office:value="-95.630789" calcext:value-type="float">
            <text:p>-95.63078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alispell MT (CBSA)</text:p>
          </table:table-cell>
          <table:table-cell office:value-type="float" office:value="48.191989" calcext:value-type="float">
            <text:p>48.191989</text:p>
          </table:table-cell>
          <table:table-cell office:value-type="float" office:value="-114.316813" calcext:value-type="float">
            <text:p>-114.3168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dding CA (CBSA)</text:p>
          </table:table-cell>
          <table:table-cell office:value-type="float" office:value="40.58654" calcext:value-type="float">
            <text:p>40.58654</text:p>
          </table:table-cell>
          <table:table-cell office:value-type="float" office:value="-122.391675" calcext:value-type="float">
            <text:p>-122.39167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berly MO (CBSA)</text:p>
          </table:table-cell>
          <table:table-cell office:value-type="float" office:value="39.418369" calcext:value-type="float">
            <text:p>39.418369</text:p>
          </table:table-cell>
          <table:table-cell office:value-type="float" office:value="-92.438237" calcext:value-type="float">
            <text:p>-92.43823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ledo (DMA)</text:p>
          </table:table-cell>
          <table:table-cell office:value-type="float" office:value="41.663938" calcext:value-type="float">
            <text:p>41.663938</text:p>
          </table:table-cell>
          <table:table-cell office:value-type="float" office:value="-83.555212" calcext:value-type="float">
            <text:p>-83.5552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ilton Head Island-Beaufort SC (CBSA)</text:p>
          </table:table-cell>
          <table:table-cell office:value-type="float" office:value="32.216316" calcext:value-type="float">
            <text:p>32.216316</text:p>
          </table:table-cell>
          <table:table-cell office:value-type="float" office:value="-80.752608" calcext:value-type="float">
            <text:p>-80.75260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n Falls ID (CBSA)</text:p>
          </table:table-cell>
          <table:table-cell office:value-type="float" office:value="42.562967" calcext:value-type="float">
            <text:p>42.562967</text:p>
          </table:table-cell>
          <table:table-cell office:value-type="float" office:value="-114.460871" calcext:value-type="float">
            <text:p>-114.46087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iverton WY (CBSA)</text:p>
          </table:table-cell>
          <table:table-cell office:value-type="float" office:value="43.024959" calcext:value-type="float">
            <text:p>43.024959</text:p>
          </table:table-cell>
          <table:table-cell office:value-type="float" office:value="-108.380104" calcext:value-type="float">
            <text:p>-108.3801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ashington NC (CBSA)</text:p>
          </table:table-cell>
          <table:table-cell office:value-type="float" office:value="35.546552" calcext:value-type="float">
            <text:p>35.546552</text:p>
          </table:table-cell>
          <table:table-cell office:value-type="float" office:value="-77.052174" calcext:value-type="float">
            <text:p>-77.05217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mmerville GA (CBSA)</text:p>
          </table:table-cell>
          <table:table-cell office:value-type="float" office:value="34.480642" calcext:value-type="float">
            <text:p>34.480642</text:p>
          </table:table-cell>
          <table:table-cell office:value-type="float" office:value="-85.347734" calcext:value-type="float">
            <text:p>-85.34773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lladega-Sylacauga AL (CBSA)</text:p>
          </table:table-cell>
          <table:table-cell office:value-type="float" office:value="33.173172" calcext:value-type="float">
            <text:p>33.173172</text:p>
          </table:table-cell>
          <table:table-cell office:value-type="float" office:value="-86.251641" calcext:value-type="float">
            <text:p>-86.25164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unt Vernon IL (CBSA)</text:p>
          </table:table-cell>
          <table:table-cell office:value-type="float" office:value="38.317271" calcext:value-type="float">
            <text:p>38.317271</text:p>
          </table:table-cell>
          <table:table-cell office:value-type="float" office:value="-88.90312" calcext:value-type="float">
            <text:p>-88.903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ansas City (DMA)</text:p>
          </table:table-cell>
          <table:table-cell office:value-type="float" office:value="39.099727" calcext:value-type="float">
            <text:p>39.099727</text:p>
          </table:table-cell>
          <table:table-cell office:value-type="float" office:value="-94.578567" calcext:value-type="float">
            <text:p>-94.57856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eboygan WI (CBSA)</text:p>
          </table:table-cell>
          <table:table-cell office:value-type="float" office:value="43.750828" calcext:value-type="float">
            <text:p>43.750828</text:p>
          </table:table-cell>
          <table:table-cell office:value-type="float" office:value="-87.71453" calcext:value-type="float">
            <text:p>-87.7145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uscatine IA (CBSA)</text:p>
          </table:table-cell>
          <table:table-cell office:value-type="float" office:value="41.424473" calcext:value-type="float">
            <text:p>41.424473</text:p>
          </table:table-cell>
          <table:table-cell office:value-type="float" office:value="-91.043205" calcext:value-type="float">
            <text:p>-91.04320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berdeen SD (CBSA)</text:p>
          </table:table-cell>
          <table:table-cell office:value-type="float" office:value="45.464699" calcext:value-type="float">
            <text:p>45.464699</text:p>
          </table:table-cell>
          <table:table-cell office:value-type="float" office:value="-98.486483" calcext:value-type="float">
            <text:p>-98.48648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lla MO (CBSA)</text:p>
          </table:table-cell>
          <table:table-cell office:value-type="float" office:value="37.948544" calcext:value-type="float">
            <text:p>37.948544</text:p>
          </table:table-cell>
          <table:table-cell office:value-type="float" office:value="-91.77153" calcext:value-type="float">
            <text:p>-91.7715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arleston WV (CBSA)</text:p>
          </table:table-cell>
          <table:table-cell office:value-type="float" office:value="38.34982" calcext:value-type="float">
            <text:p>38.34982</text:p>
          </table:table-cell>
          <table:table-cell office:value-type="float" office:value="-81.632623" calcext:value-type="float">
            <text:p>-81.63262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t. Smith</text:p>
          </table:table-cell>
          <table:table-cell office:value-type="float" office:value="35.385924" calcext:value-type="float">
            <text:p>35.385924</text:p>
          </table:table-cell>
          <table:table-cell office:value-type="float" office:value="-94.398547" calcext:value-type="float">
            <text:p>-94.39854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rlington IA-IL (CBSA)</text:p>
          </table:table-cell>
          <table:table-cell office:value-type="float" office:value="40.807653" calcext:value-type="float">
            <text:p>40.807653</text:p>
          </table:table-cell>
          <table:table-cell office:value-type="float" office:value="-91.11289" calcext:value-type="float">
            <text:p>-91.1128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exandria MN (CBSA)</text:p>
          </table:table-cell>
          <table:table-cell office:value-type="float" office:value="45.884816" calcext:value-type="float">
            <text:p>45.884816</text:p>
          </table:table-cell>
          <table:table-cell office:value-type="float" office:value="-95.377666" calcext:value-type="float">
            <text:p>-95.37766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incinnati-Middletown OH-KY-IN (CBSA)</text:p>
          </table:table-cell>
          <table:table-cell office:value-type="float" office:value="39.103118" calcext:value-type="float">
            <text:p>39.103118</text:p>
          </table:table-cell>
          <table:table-cell office:value-type="float" office:value="-84.51202" calcext:value-type="float">
            <text:p>-84.512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ilson NC (CBSA)</text:p>
          </table:table-cell>
          <table:table-cell office:value-type="float" office:value="35.721269" calcext:value-type="float">
            <text:p>35.721269</text:p>
          </table:table-cell>
          <table:table-cell office:value-type="float" office:value="-77.91554" calcext:value-type="float">
            <text:p>-77.9155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arlotte-Gastonia-Concord NC-SC (CBSA)</text:p>
          </table:table-cell>
          <table:table-cell office:value-type="float" office:value="33.836081" calcext:value-type="float">
            <text:p>33.836081</text:p>
          </table:table-cell>
          <table:table-cell office:value-type="float" office:value="-81.163724" calcext:value-type="float">
            <text:p>-81.16372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tchell SD (CBSA)</text:p>
          </table:table-cell>
          <table:table-cell office:value-type="float" office:value="43.709428" calcext:value-type="float">
            <text:p>43.709428</text:p>
          </table:table-cell>
          <table:table-cell office:value-type="float" office:value="-98.029799" calcext:value-type="float">
            <text:p>-98.02979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ckson OH (CBSA)</text:p>
          </table:table-cell>
          <table:table-cell office:value-type="float" office:value="39.052017" calcext:value-type="float">
            <text:p>39.052017</text:p>
          </table:table-cell>
          <table:table-cell office:value-type="float" office:value="-82.636554" calcext:value-type="float">
            <text:p>-82.63655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int Louis (DMA)</text:p>
          </table:table-cell>
          <table:table-cell office:value-type="float" office:value="38.627003" calcext:value-type="float">
            <text:p>38.627003</text:p>
          </table:table-cell>
          <table:table-cell office:value-type="float" office:value="-90.199404" calcext:value-type="float">
            <text:p>-90.1994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cala FL (CBSA)</text:p>
          </table:table-cell>
          <table:table-cell office:value-type="float" office:value="29.187199" calcext:value-type="float">
            <text:p>29.187199</text:p>
          </table:table-cell>
          <table:table-cell office:value-type="float" office:value="-82.140092" calcext:value-type="float">
            <text:p>-82.14009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w Orleans-Metairie-Kenner LA (CBSA)</text:p>
          </table:table-cell>
          <table:table-cell office:value-type="float" office:value="29.98453" calcext:value-type="float">
            <text:p>29.98453</text:p>
          </table:table-cell>
          <table:table-cell office:value-type="float" office:value="-90.204452" calcext:value-type="float">
            <text:p>-90.20445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astings NE (CBSA)</text:p>
          </table:table-cell>
          <table:table-cell office:value-type="float" office:value="40.586258" calcext:value-type="float">
            <text:p>40.586258</text:p>
          </table:table-cell>
          <table:table-cell office:value-type="float" office:value="-98.389873" calcext:value-type="float">
            <text:p>-98.38987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efferson City MO (CBSA)</text:p>
          </table:table-cell>
          <table:table-cell office:value-type="float" office:value="38.576702" calcext:value-type="float">
            <text:p>38.576702</text:p>
          </table:table-cell>
          <table:table-cell office:value-type="float" office:value="-92.173516" calcext:value-type="float">
            <text:p>-92.1735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ffalo-Niagara Falls NY (CBSA)</text:p>
          </table:table-cell>
          <table:table-cell office:value-type="float" office:value="42.92748" calcext:value-type="float">
            <text:p>42.92748</text:p>
          </table:table-cell>
          <table:table-cell office:value-type="float" office:value="-78.86771" calcext:value-type="float">
            <text:p>-78.8677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ereford TX (CBSA)</text:p>
          </table:table-cell>
          <table:table-cell office:value-type="float" office:value="34.815062" calcext:value-type="float">
            <text:p>34.815062</text:p>
          </table:table-cell>
          <table:table-cell office:value-type="float" office:value="-102.397704" calcext:value-type="float">
            <text:p>-102.3977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peka (DMA)</text:p>
          </table:table-cell>
          <table:table-cell office:value-type="float" office:value="39.055824" calcext:value-type="float">
            <text:p>39.055824</text:p>
          </table:table-cell>
          <table:table-cell office:value-type="float" office:value="-95.689018" calcext:value-type="float">
            <text:p>-95.68901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urel MS (CBSA)</text:p>
          </table:table-cell>
          <table:table-cell office:value-type="float" office:value="31.694051" calcext:value-type="float">
            <text:p>31.694051</text:p>
          </table:table-cell>
          <table:table-cell office:value-type="float" office:value="-89.130612" calcext:value-type="float">
            <text:p>-89.1306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rt St. Lucie-Fort Pierce FL (CBSA)</text:p>
          </table:table-cell>
          <table:table-cell office:value-type="float" office:value="27.48397" calcext:value-type="float">
            <text:p>27.48397</text:p>
          </table:table-cell>
          <table:table-cell office:value-type="float" office:value="-80.373589" calcext:value-type="float">
            <text:p>-80.37358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ttsville PA (CBSA)</text:p>
          </table:table-cell>
          <table:table-cell office:value-type="float" office:value="40.685646" calcext:value-type="float">
            <text:p>40.685646</text:p>
          </table:table-cell>
          <table:table-cell office:value-type="float" office:value="-76.195499" calcext:value-type="float">
            <text:p>-76.195499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digit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digit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31">00/00/0000</text:date>, <text:time style:data-style-name="N2" text:time-value="22:17:33.0656585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khil </meta:initial-creator>
    <meta:creation-date>2015-07-26T11:47:55.642388369</meta:creation-date>
    <dc:date>2015-07-31T22:53:56.839429804</dc:date>
    <dc:creator>Nikhil </dc:creator>
    <meta:editing-duration>PT1H6M32S</meta:editing-duration>
    <meta:editing-cycles>13</meta:editing-cycles>
    <meta:generator>LibreOffice/5.0.0.3$Linux_X86_64 LibreOffice_project/f79b5ba13f5e6cbad23f8038060e556217e66632</meta:generator>
    <meta:document-statistic meta:table-count="1" meta:cell-count="2349" meta:object-count="0"/>
  </office:meta>
</office:document-meta>
</file>